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500000108636E82AAD38CB096.jpg" manifest:media-type="image/jpeg"/>
  <manifest:file-entry manifest:full-path="Pictures/10000001000001F10000010193FFEE668369FEF6.png" manifest:media-type="image/png"/>
  <manifest:file-entry manifest:full-path="Pictures/10000000000001C0000001312E27DE25636AF0E6.jpg" manifest:media-type="image/jpeg"/>
  <manifest:file-entry manifest:full-path="Pictures/1000000000000292000001566EAFB78296191189.png" manifest:media-type="image/png"/>
  <manifest:file-entry manifest:full-path="Pictures/100000000000029E00000168675B4B158D9987B8.jpg" manifest:media-type="image/jpeg"/>
  <manifest:file-entry manifest:full-path="Pictures/1000000000000239000000D3E3BD8175695CFA9C.jpg" manifest:media-type="image/jpeg"/>
  <manifest:file-entry manifest:full-path="Pictures/10000000000002890000017176B27908CAB3F3FC.jpg" manifest:media-type="image/jpeg"/>
  <manifest:file-entry manifest:full-path="Pictures/10000000000001F10000015E5029C9A63A1C6A70.jpg" manifest:media-type="image/jpeg"/>
  <manifest:file-entry manifest:full-path="Pictures/100000000000014B0000008167196C493D5C99C7.jpg" manifest:media-type="image/jpeg"/>
  <manifest:file-entry manifest:full-path="Pictures/100000000000045C0000025C354B2FCAC9E3A88C.jpg" manifest:media-type="image/jpeg"/>
  <manifest:file-entry manifest:full-path="Pictures/10000000000002160000012FBC3637111CCC7474.jpg" manifest:media-type="image/jpeg"/>
  <manifest:file-entry manifest:full-path="Pictures/100000000000029000000166BB6EB3C75BEBE596.jpg" manifest:media-type="image/jpeg"/>
  <manifest:file-entry manifest:full-path="Pictures/10000000000001FB0000010C013F3574ED07882A.jpg" manifest:media-type="image/jpeg"/>
  <manifest:file-entry manifest:full-path="Pictures/10000000000001FA00000156B4BC3319D64BE0B8.png" manifest:media-type="image/png"/>
  <manifest:file-entry manifest:full-path="Pictures/10000000000001C40000017E09976DA7F1998792.jpg" manifest:media-type="image/jpeg"/>
  <manifest:file-entry manifest:full-path="Pictures/10000000000002300000010A5B08F62884EE2EE5.jpg" manifest:media-type="image/jpeg"/>
  <manifest:file-entry manifest:full-path="Pictures/100000000000029C000000FCD741D518DF82FAB1.jpg" manifest:media-type="image/jpeg"/>
  <manifest:file-entry manifest:full-path="Pictures/1000000000000217000000DEAA20EEC8709BD907.jpg" manifest:media-type="image/jpeg"/>
  <manifest:file-entry manifest:full-path="Pictures/10000000000002990000016CF253DF6E03593425.jpg" manifest:media-type="image/jpeg"/>
  <manifest:file-entry manifest:full-path="Pictures/10000000000002390000010648222C595AFD53B8.jpg" manifest:media-type="image/jpeg"/>
  <manifest:file-entry manifest:full-path="Pictures/10000000000001BC00000132967B08134D3D4F64.jpg" manifest:media-type="image/jpeg"/>
  <manifest:file-entry manifest:full-path="Pictures/100000000000029B0000017118F34E89765E6861.jpg" manifest:media-type="image/jpeg"/>
  <manifest:file-entry manifest:full-path="Pictures/10000000000001C50000013D2735FF2B00EFB693.jpg" manifest:media-type="image/jpeg"/>
  <manifest:file-entry manifest:full-path="Pictures/10000000000002440000010FF866D9FEFA9493F4.jpg" manifest:media-type="image/jpeg"/>
  <manifest:file-entry manifest:full-path="Pictures/100000000000022700000105DB249617C4E4D8B7.jpg" manifest:media-type="image/jpeg"/>
  <manifest:file-entry manifest:full-path="Pictures/1000000000000247000000F99E68A74EDBEE15E3.jpg" manifest:media-type="image/jpeg"/>
  <manifest:file-entry manifest:full-path="Pictures/1000000000000286000000D0FBE105C104392194.jpg" manifest:media-type="image/jpeg"/>
  <manifest:file-entry manifest:full-path="Pictures/10000001000002A000000164125C7ECCB0CD9726.png" manifest:media-type="image/png"/>
  <manifest:file-entry manifest:full-path="Pictures/100000000000029300000167BCA9CB39186AFF74.jpg" manifest:media-type="image/jpeg"/>
  <manifest:file-entry manifest:full-path="Pictures/10000000000001B000000119D2BBAC229D0691BF.jpg" manifest:media-type="image/jpe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22200000109205442D0D5D8C97F.jpg" manifest:media-type="image/jpeg"/>
  <manifest:file-entry manifest:full-path="Pictures/10000000000001AC0000011C9E9083D1C8099B78.png" manifest:media-type="image/png"/>
  <manifest:file-entry manifest:full-path="Pictures/1000000000000246000000F4B81BC9BD44BA5F29.jpg" manifest:media-type="image/jpe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41000000FA2F4CD5EA87E7C3B3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Pictures/100000000000012C00000086569346C128E0CE7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officeooo:paragraph-rsid="008952b2"/>
    </style:style>
    <style:style style:name="P5" style:family="paragraph" style:parent-style-name="Text_20_body">
      <style:paragraph-properties fo:text-align="start" style:justify-single-word="false"/>
      <style:text-properties officeooo:paragraph-rsid="01104b4a"/>
    </style:style>
    <style:style style:name="P6" style:family="paragraph" style:parent-style-name="Text_20_body">
      <style:paragraph-properties fo:text-align="start" style:justify-single-word="false"/>
      <style:text-properties officeooo:paragraph-rsid="00eaa009"/>
    </style:style>
    <style:style style:name="P7" style:family="paragraph" style:parent-style-name="Text_20_body">
      <style:paragraph-properties fo:text-align="start" style:justify-single-word="false"/>
      <style:text-properties officeooo:paragraph-rsid="012182fb"/>
    </style:style>
    <style:style style:name="P8" style:family="paragraph" style:parent-style-name="Text_20_body">
      <style:paragraph-properties fo:text-align="start" style:justify-single-word="false"/>
      <style:text-properties officeooo:paragraph-rsid="0089288d"/>
    </style:style>
    <style:style style:name="P9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13b8d34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11" style:family="paragraph" style:parent-style-name="Text_20_body">
      <style:text-properties officeooo:paragraph-rsid="0076f36b"/>
    </style:style>
    <style:style style:name="P12" style:family="paragraph" style:parent-style-name="Text_20_body">
      <style:text-properties officeooo:paragraph-rsid="0089948f"/>
    </style:style>
    <style:style style:name="P13" style:family="paragraph" style:parent-style-name="Text_20_body">
      <style:paragraph-properties fo:line-height="100%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6" style:family="paragraph" style:parent-style-name="Text_20_body">
      <loext:graphic-properties draw:fill="none"/>
      <style:paragraph-properties fo:margin-left="0cm" fo:margin-right="-1cm" fo:margin-top="0cm" fo:margin-bottom="0.146cm" style:contextual-spacing="false" fo:line-height="100%" fo:text-indent="0cm" style:auto-text-indent="false" fo:background-color="transparent"/>
      <style:text-properties officeooo:paragraph-rsid="00a35df2"/>
    </style:style>
    <style:style style:name="P17" style:family="paragraph" style:parent-style-name="Text_20_body">
      <style:text-properties officeooo:paragraph-rsid="00eaa009"/>
    </style:style>
    <style:style style:name="P1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2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rsid="00e5a01d" officeooo:paragraph-rsid="00064ca1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officeooo:paragraph-rsid="002148f0" fo:background-color="#ffffff" style:font-size-asian="12pt" style:font-size-complex="12pt"/>
    </style:style>
    <style:style style:name="P3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38" style:family="paragraph" style:parent-style-name="Standard">
      <style:text-properties fo:color="#000000" loext:opacity="100%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4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4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42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4" style:family="paragraph" style:parent-style-name="Text_20_body">
      <style:text-properties fo:font-size="12pt" fo:language="pt" fo:country="BR" style:font-size-asian="12pt" style:font-size-complex="12pt"/>
    </style:style>
    <style:style style:name="P45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46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47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48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49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5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5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52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5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6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6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6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6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6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6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0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1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72" style:family="paragraph" style:parent-style-name="Standard">
      <style:text-properties fo:font-size="12pt" fo:language="pt" fo:country="BR" style:font-size-asian="12pt" style:font-size-complex="12pt"/>
    </style:style>
    <style:style style:name="P73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74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5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76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77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78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79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80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81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82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83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84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85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86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87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88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93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94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5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96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97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98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9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00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101" style:family="paragraph" style:parent-style-name="Text_20_body">
      <style:text-properties fo:font-size="12pt" officeooo:paragraph-rsid="004cb721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03" style:family="paragraph" style:parent-style-name="Standard">
      <style:text-properties fo:font-size="12pt" style:font-size-asian="12pt" style:font-size-complex="12pt"/>
    </style:style>
    <style:style style:name="P104" style:family="paragraph" style:parent-style-name="Heading">
      <style:text-properties fo:font-size="12pt" style:font-size-asian="12pt" style:font-size-complex="12pt"/>
    </style:style>
    <style:style style:name="P10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06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7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108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11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1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118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21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123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24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5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8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29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3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32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133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4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35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36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37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38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39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40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41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2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43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4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4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46" style:family="paragraph" style:parent-style-name="Heading">
      <style:text-properties style:font-name="Liberation Serif" fo:font-size="12pt" style:font-size-asian="12pt" style:font-size-complex="12pt"/>
    </style:style>
    <style:style style:name="P147" style:family="paragraph" style:parent-style-name="Text_20_body">
      <style:text-properties style:font-name="Liberation Serif" style:text-underline-style="none" officeooo:rsid="006287df"/>
    </style:style>
    <style:style style:name="P148" style:family="paragraph" style:parent-style-name="Text_20_body">
      <style:paragraph-properties fo:text-align="center" style:justify-single-word="false"/>
    </style:style>
    <style:style style:name="P149" style:family="paragraph" style:parent-style-name="Text_20_body">
      <style:paragraph-properties fo:text-align="center" style:justify-single-word="false"/>
      <style:text-properties officeooo:paragraph-rsid="012182fb"/>
    </style:style>
    <style:style style:name="P150" style:family="paragraph" style:parent-style-name="Text_20_body">
      <style:text-properties fo:language="pt" fo:country="BR" officeooo:rsid="00d9fbfd"/>
    </style:style>
    <style:style style:name="P151" style:family="paragraph" style:parent-style-name="Text_20_body">
      <style:paragraph-properties fo:line-height="100%"/>
      <style:text-properties fo:language="pt" fo:country="BR"/>
    </style:style>
    <style:style style:name="P152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5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54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55" style:family="paragraph" style:parent-style-name="Text_20_body" style:master-page-name="">
      <loext:graphic-properties draw:fill="none"/>
      <style:paragraph-properties fo:margin-left="0cm" fo:margin-right="-0.6cm" fo:margin-top="0cm" fo:margin-bottom="0.247cm" style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56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57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158" style:family="paragraph" style:parent-style-name="Standard">
      <style:paragraph-properties fo:line-height="100%"/>
      <style:text-properties fo:color="#d4d4d4" loext:opacity="100%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5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6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1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2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63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64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65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6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6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168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169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170" style:family="paragraph" style:parent-style-name="Heading_20_1">
      <style:paragraph-properties fo:margin-top="0cm" fo:margin-bottom="0cm" style:contextual-spacing="false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Heading_20_3">
      <style:text-properties fo:font-size="12pt" fo:language="pt" fo:country="BR" style:font-size-asian="12pt" style:font-size-complex="12pt"/>
    </style:style>
    <style:style style:name="P173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174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75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76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77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78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79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80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81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82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183" style:family="paragraph" style:parent-style-name="Standard" style:list-style-name="L13">
      <style:paragraph-properties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84" style:family="paragraph" style:parent-style-name="Standard" style:list-style-name="L12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185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86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187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188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89" style:family="paragraph" style:parent-style-name="Text_20_body" style:list-style-name="L7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0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1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2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93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4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6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7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8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99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0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201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202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203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204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05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db7365"/>
    </style:style>
    <style:style style:name="P206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07" style:family="paragraph" style:parent-style-name="Text_20_body" style:list-style-name="L9">
      <style:paragraph-properties fo:line-height="100%"/>
      <style:text-properties officeooo:paragraph-rsid="00db7365"/>
    </style:style>
    <style:style style:name="P208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0c001"/>
    </style:style>
    <style:style style:name="P209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31c50"/>
    </style:style>
    <style:style style:name="P210" style:family="paragraph" style:parent-style-name="Text_20_body" style:list-style-name="L9">
      <style:paragraph-properties fo:line-height="100%"/>
      <style:text-properties officeooo:paragraph-rsid="00d59182"/>
    </style:style>
    <style:style style:name="P211" style:family="paragraph" style:parent-style-name="Text_20_body" style:list-style-name="L9">
      <style:paragraph-properties fo:line-height="100%"/>
      <style:text-properties officeooo:paragraph-rsid="00d5d97a"/>
    </style:style>
    <style:style style:name="P212" style:family="paragraph" style:parent-style-name="Text_20_body" style:list-style-name="L9">
      <style:paragraph-properties fo:line-height="100%"/>
      <style:text-properties officeooo:paragraph-rsid="00dc62c3"/>
    </style:style>
    <style:style style:name="P213" style:family="paragraph" style:parent-style-name="Text_20_body" style:list-style-name="L9">
      <style:paragraph-properties fo:line-height="100%"/>
      <style:text-properties officeooo:paragraph-rsid="009e54d6"/>
    </style:style>
    <style:style style:name="P214" style:family="paragraph" style:parent-style-name="Text_20_body" style:list-style-name="L9">
      <style:paragraph-properties fo:line-height="100%"/>
      <style:text-properties officeooo:paragraph-rsid="009fc47f"/>
    </style:style>
    <style:style style:name="P215" style:family="paragraph" style:parent-style-name="Text_20_body" style:list-style-name="L9">
      <style:paragraph-properties fo:line-height="100%"/>
      <style:text-properties officeooo:paragraph-rsid="00d62ec3"/>
    </style:style>
    <style:style style:name="P216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cce33"/>
    </style:style>
    <style:style style:name="P217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e1cab"/>
    </style:style>
    <style:style style:name="P218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d3304c"/>
    </style:style>
    <style:style style:name="P219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style:text-underline-style="none"/>
    </style:style>
    <style:style style:name="T58" style:family="text">
      <style:text-properties style:font-name="Liberation Serif" style:text-underline-style="none" officeooo:rsid="003b703f"/>
    </style:style>
    <style:style style:name="T59" style:family="text">
      <style:text-properties style:font-name="Liberation Serif" style:text-underline-style="none" officeooo:rsid="004693bd"/>
    </style:style>
    <style:style style:name="T60" style:family="text">
      <style:text-properties style:font-name="Liberation Serif" style:text-underline-style="none" officeooo:rsid="004536ce"/>
    </style:style>
    <style:style style:name="T61" style:family="text">
      <style:text-properties style:font-name="Liberation Serif" style:text-underline-style="none" officeooo:rsid="00480c72"/>
    </style:style>
    <style:style style:name="T62" style:family="text">
      <style:text-properties style:font-name="Liberation Serif" style:text-underline-style="none" fo:font-weight="bold" style:font-weight-asian="bold" style:font-weight-complex="bold"/>
    </style:style>
    <style:style style:name="T6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4" style:family="text">
      <style:text-properties style:font-name="Liberation Serif" style:text-underline-style="none" officeooo:rsid="004af6fd"/>
    </style:style>
    <style:style style:name="T6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8" style:family="text">
      <style:text-properties style:font-name="Liberation Serif" style:text-underline-style="none" officeooo:rsid="005ab96b"/>
    </style:style>
    <style:style style:name="T69" style:family="text">
      <style:text-properties style:font-name="Liberation Serif" style:text-underline-style="none" officeooo:rsid="006287df"/>
    </style:style>
    <style:style style:name="T70" style:family="text">
      <style:text-properties style:font-name="Liberation Serif" style:text-underline-style="none" officeooo:rsid="0039b365"/>
    </style:style>
    <style:style style:name="T71" style:family="text">
      <style:text-properties style:font-name="Liberation Serif" style:text-underline-style="none" officeooo:rsid="0039b365" style:font-weight-asian="bold" style:font-weight-complex="bold"/>
    </style:style>
    <style:style style:name="T72" style:family="text">
      <style:text-properties style:font-name="Liberation Serif" style:text-underline-style="none" officeooo:rsid="00cdd24e"/>
    </style:style>
    <style:style style:name="T73" style:family="text">
      <style:text-properties style:font-name="Liberation Serif" style:text-underline-style="none" officeooo:rsid="00cf09d7"/>
    </style:style>
    <style:style style:name="T74" style:family="text">
      <style:text-properties style:font-name="Liberation Serif" style:text-underline-style="none" officeooo:rsid="00f01bf8"/>
    </style:style>
    <style:style style:name="T75" style:family="text">
      <style:text-properties style:font-name="Liberation Serif" style:text-underline-style="none" officeooo:rsid="006129d5"/>
    </style:style>
    <style:style style:name="T76" style:family="text">
      <style:text-properties style:font-name="Liberation Serif" style:text-underline-style="none" officeooo:rsid="0103600f"/>
    </style:style>
    <style:style style:name="T77" style:family="text">
      <style:text-properties style:font-name="Liberation Serif" style:text-underline-style="none" officeooo:rsid="00fd7e4c"/>
    </style:style>
    <style:style style:name="T78" style:family="text">
      <style:text-properties style:font-name="Liberation Serif" style:text-underline-style="none" officeooo:rsid="00bd5516"/>
    </style:style>
    <style:style style:name="T79" style:family="text">
      <style:text-properties style:font-name="Liberation Serif" officeooo:rsid="00136b99"/>
    </style:style>
    <style:style style:name="T80" style:family="text">
      <style:text-properties style:font-name="Liberation Serif" officeooo:rsid="00cbd505"/>
    </style:style>
    <style:style style:name="T81" style:family="text">
      <style:text-properties style:font-name="Liberation Serif" officeooo:rsid="003155d3"/>
    </style:style>
    <style:style style:name="T82" style:family="text">
      <style:text-properties style:font-name="Liberation Serif" officeooo:rsid="010ac7df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Liberation Serif" fo:font-weight="normal" officeooo:rsid="00549112" style:font-weight-asian="normal" style:font-weight-complex="normal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Liberation Serif" fo:language="pt" fo:country="BR" officeooo:rsid="00fe66b7"/>
    </style:style>
    <style:style style:name="T87" style:family="text">
      <style:text-properties style:font-name="Liberation Serif" fo:language="pt" fo:country="BR" officeooo:rsid="0008da07"/>
    </style:style>
    <style:style style:name="T88" style:family="text">
      <style:text-properties style:font-name="Liberation Serif" fo:language="pt" fo:country="BR" officeooo:rsid="00ca1cd9"/>
    </style:style>
    <style:style style:name="T89" style:family="text">
      <style:text-properties style:font-name="Liberation Serif" fo:language="pt" fo:country="BR" officeooo:rsid="00e6e2ec"/>
    </style:style>
    <style:style style:name="T90" style:family="text">
      <style:text-properties style:font-name="Liberation Serif" fo:language="pt" fo:country="BR" style:text-underline-style="none" officeooo:rsid="004cb721"/>
    </style:style>
    <style:style style:name="T91" style:family="text">
      <style:text-properties style:font-name="Liberation Serif" fo:language="pt" fo:country="BR" style:text-underline-style="none" officeooo:rsid="010ecc24"/>
    </style:style>
    <style:style style:name="T9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3" style:family="text">
      <style:text-properties style:font-name="Liberation Serif" fo:language="pt" fo:country="BR" fo:font-weight="bold" style:font-weight-asian="bold" style:font-weight-complex="bold"/>
    </style:style>
    <style:style style:name="T94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5" style:family="text">
      <style:text-properties style:font-name="Liberation Serif" fo:language="pt" fo:country="BR" officeooo:rsid="0131d471"/>
    </style:style>
    <style:style style:name="T96" style:family="text">
      <style:text-properties style:font-name="Liberation Serif" officeooo:rsid="00549112"/>
    </style:style>
    <style:style style:name="T97" style:family="text">
      <style:text-properties style:font-name="Liberation Serif" fo:font-weight="bold" officeooo:rsid="00549112" style:font-weight-asian="bold" style:font-weight-complex="bold"/>
    </style:style>
    <style:style style:name="T98" style:family="text">
      <style:text-properties style:font-name="Liberation Serif" fo:font-size="12pt" fo:language="pt" fo:country="BR" style:font-size-asian="12pt" style:font-size-complex="12pt"/>
    </style:style>
    <style:style style:name="T99" style:family="text">
      <style:text-properties style:font-name="Liberation Serif" fo:font-size="12pt" fo:language="pt" fo:country="BR" officeooo:rsid="00f7dc00" style:font-size-asian="12pt" style:font-size-complex="12pt"/>
    </style:style>
    <style:style style:name="T100" style:family="text">
      <style:text-properties style:font-name="Liberation Serif" fo:font-size="12pt" fo:language="pt" fo:country="BR" officeooo:rsid="01104b4a" style:font-size-asian="12pt" style:font-size-complex="12pt"/>
    </style:style>
    <style:style style:name="T101" style:family="text">
      <style:text-properties style:font-name="Liberation Serif" fo:font-size="12pt" fo:language="pt" fo:country="BR" officeooo:rsid="0071e7d1" style:font-size-asian="12pt" style:font-size-complex="12pt"/>
    </style:style>
    <style:style style:name="T102" style:family="text">
      <style:text-properties style:font-name="Liberation Serif" fo:font-size="12pt" fo:language="pt" fo:country="BR" officeooo:rsid="0073e376" style:font-size-asian="12pt" style:font-size-complex="12pt"/>
    </style:style>
    <style:style style:name="T103" style:family="text">
      <style:text-properties style:font-name="Liberation Serif" fo:font-size="12pt" fo:language="pt" fo:country="BR" officeooo:rsid="00cfc560" style:font-size-asian="12pt" style:font-size-complex="12pt"/>
    </style:style>
    <style:style style:name="T104" style:family="text">
      <style:text-properties style:font-name="Liberation Serif" fo:font-size="12pt" fo:language="pt" fo:country="BR" officeooo:rsid="012067e0" style:font-size-asian="12pt" style:font-size-complex="12pt"/>
    </style:style>
    <style:style style:name="T105" style:family="text">
      <style:text-properties style:font-name="Liberation Serif" fo:font-size="12pt" fo:language="pt" fo:country="BR" officeooo:rsid="0080d31d" style:font-size-asian="12pt" style:font-size-complex="12pt"/>
    </style:style>
    <style:style style:name="T106" style:family="text">
      <style:text-properties style:font-name="Liberation Serif" fo:font-size="12pt" fo:language="pt" fo:country="BR" officeooo:rsid="00f01bf8" style:font-size-asian="12pt" style:font-size-complex="12pt"/>
    </style:style>
    <style:style style:name="T107" style:family="text">
      <style:text-properties style:font-name="Liberation Serif" fo:font-size="12pt" fo:language="pt" fo:country="BR" officeooo:rsid="00f1ce12" style:font-size-asian="12pt" style:font-size-complex="12pt"/>
    </style:style>
    <style:style style:name="T108" style:family="text">
      <style:text-properties style:font-name="Liberation Serif" fo:font-size="12pt" fo:language="pt" fo:country="BR" officeooo:rsid="0076f36b" style:font-size-asian="12pt" style:font-size-complex="12pt"/>
    </style:style>
    <style:style style:name="T109" style:family="text">
      <style:text-properties style:font-name="Liberation Serif" fo:font-size="12pt" fo:language="pt" fo:country="BR" officeooo:rsid="00d09739" style:font-size-asian="12pt" style:font-size-complex="12pt"/>
    </style:style>
    <style:style style:name="T110" style:family="text">
      <style:text-properties style:font-name="Liberation Serif" fo:font-size="12pt" fo:language="pt" fo:country="BR" officeooo:rsid="007c259c" style:font-size-asian="12pt" style:font-size-complex="12pt"/>
    </style:style>
    <style:style style:name="T111" style:family="text">
      <style:text-properties style:font-name="Liberation Serif" fo:font-size="12pt" fo:language="pt" fo:country="BR" officeooo:rsid="007a7d78" style:font-size-asian="12pt" style:font-size-complex="12pt"/>
    </style:style>
    <style:style style:name="T112" style:family="text">
      <style:text-properties style:font-name="Liberation Serif" fo:font-size="12pt" fo:language="pt" fo:country="BR" officeooo:rsid="007efd7c" style:font-size-asian="12pt" style:font-size-complex="12pt"/>
    </style:style>
    <style:style style:name="T113" style:family="text">
      <style:text-properties style:font-name="Liberation Serif" fo:font-size="12pt" fo:language="pt" fo:country="BR" officeooo:rsid="007f3615" style:font-size-asian="12pt" style:font-size-complex="12pt"/>
    </style:style>
    <style:style style:name="T114" style:family="text">
      <style:text-properties style:font-name="Liberation Serif" fo:font-size="12pt" fo:language="pt" fo:country="BR" officeooo:rsid="008235c7" style:font-size-asian="12pt" style:font-size-complex="12pt"/>
    </style:style>
    <style:style style:name="T115" style:family="text">
      <style:text-properties style:font-name="Liberation Serif" fo:font-size="12pt" fo:language="pt" fo:country="BR" officeooo:rsid="0083f736" style:font-size-asian="12pt" style:font-size-complex="12pt"/>
    </style:style>
    <style:style style:name="T116" style:family="text">
      <style:text-properties style:font-name="Liberation Serif" fo:font-size="12pt" fo:language="pt" fo:country="BR" officeooo:rsid="00f26c74" style:font-size-asian="12pt" style:font-size-complex="12pt"/>
    </style:style>
    <style:style style:name="T117" style:family="text">
      <style:text-properties style:font-name="Liberation Serif" fo:font-size="12pt" fo:language="pt" fo:country="BR" officeooo:rsid="0089948f" style:font-size-asian="12pt" style:font-size-complex="12pt"/>
    </style:style>
    <style:style style:name="T118" style:family="text">
      <style:text-properties style:font-name="Liberation Serif" fo:font-size="12pt" fo:language="pt" fo:country="BR" officeooo:rsid="00db7365" style:font-size-asian="12pt" style:font-size-complex="12pt"/>
    </style:style>
    <style:style style:name="T119" style:family="text">
      <style:text-properties style:font-name="Liberation Serif" fo:font-size="12pt" fo:language="pt" fo:country="BR" officeooo:rsid="00d59182" style:font-size-asian="12pt" style:font-size-complex="12pt"/>
    </style:style>
    <style:style style:name="T120" style:family="text">
      <style:text-properties style:font-name="Liberation Serif" fo:font-size="12pt" fo:language="pt" fo:country="BR" officeooo:rsid="008cce33" style:font-size-asian="12pt" style:font-size-complex="12pt"/>
    </style:style>
    <style:style style:name="T121" style:family="text">
      <style:text-properties style:font-name="Liberation Serif" fo:font-size="12pt" fo:language="pt" fo:country="BR" officeooo:rsid="00d3304c" style:font-size-asian="12pt" style:font-size-complex="12pt"/>
    </style:style>
    <style:style style:name="T122" style:family="text">
      <style:text-properties style:font-name="Liberation Serif" fo:font-size="12pt" fo:language="pt" fo:country="BR" officeooo:rsid="00eb15cb" style:font-size-asian="12pt" style:font-size-complex="12pt"/>
    </style:style>
    <style:style style:name="T123" style:family="text">
      <style:text-properties style:font-name="Liberation Serif" fo:font-size="12pt" fo:language="pt" fo:country="BR" officeooo:rsid="0090c001" style:font-size-asian="12pt" style:font-size-complex="12pt"/>
    </style:style>
    <style:style style:name="T124" style:family="text">
      <style:text-properties style:font-name="Liberation Serif" fo:font-size="12pt" fo:language="pt" fo:country="BR" officeooo:rsid="00931c50" style:font-size-asian="12pt" style:font-size-complex="12pt"/>
    </style:style>
    <style:style style:name="T125" style:family="text">
      <style:text-properties style:font-name="Liberation Serif" fo:font-size="12pt" fo:language="pt" fo:country="BR" officeooo:rsid="009781f8" style:font-size-asian="12pt" style:font-size-complex="12pt"/>
    </style:style>
    <style:style style:name="T126" style:family="text">
      <style:text-properties style:font-name="Liberation Serif" fo:font-size="12pt" fo:language="pt" fo:country="BR" officeooo:rsid="00db8495" style:font-size-asian="12pt" style:font-size-complex="12pt"/>
    </style:style>
    <style:style style:name="T127" style:family="text">
      <style:text-properties style:font-name="Liberation Serif" fo:font-size="12pt" fo:language="pt" fo:country="BR" officeooo:rsid="009e54d6" style:font-size-asian="12pt" style:font-size-complex="12pt"/>
    </style:style>
    <style:style style:name="T128" style:family="text">
      <style:text-properties style:font-name="Liberation Serif" fo:font-size="12pt" fo:language="pt" fo:country="BR" officeooo:rsid="009fc47f" style:font-size-asian="12pt" style:font-size-complex="12pt"/>
    </style:style>
    <style:style style:name="T129" style:family="text">
      <style:text-properties style:font-name="Liberation Serif" fo:font-size="12pt" fo:language="pt" fo:country="BR" officeooo:rsid="00a12c32" style:font-size-asian="12pt" style:font-size-complex="12pt"/>
    </style:style>
    <style:style style:name="T13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4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style:font-size-asian="12pt" style:font-size-complex="12pt"/>
    </style:style>
    <style:style style:name="T162" style:family="text">
      <style:text-properties style:font-name="Liberation Serif" fo:font-size="12pt" officeooo:rsid="009fc47f" style:font-size-asian="12pt" style:font-size-complex="12pt"/>
    </style:style>
    <style:style style:name="T163" style:family="text">
      <style:text-properties style:font-name="Liberation Serif" fo:font-size="12pt" officeooo:rsid="00bdec46" style:font-size-asian="12pt" style:font-size-complex="12pt"/>
    </style:style>
    <style:style style:name="T164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2" style:family="text">
      <style:text-properties style:font-name="Liberation Serif" officeooo:rsid="00a12c32"/>
    </style:style>
    <style:style style:name="T173" style:family="text">
      <style:text-properties style:font-name="Liberation Serif" officeooo:rsid="00a55c3f"/>
    </style:style>
    <style:style style:name="T174" style:family="text">
      <style:text-properties style:font-name="Liberation Serif" officeooo:rsid="00aa2d9d"/>
    </style:style>
    <style:style style:name="T175" style:family="text">
      <style:text-properties style:font-name="Liberation Serif" officeooo:rsid="00ac08f6"/>
    </style:style>
    <style:style style:name="T176" style:family="text">
      <style:text-properties style:font-name="Liberation Serif" officeooo:rsid="00ad478e"/>
    </style:style>
    <style:style style:name="T177" style:family="text">
      <style:text-properties style:font-name="Liberation Serif" officeooo:rsid="00bd5516"/>
    </style:style>
    <style:style style:name="T178" style:family="text">
      <style:text-properties style:font-name="Liberation Serif" officeooo:rsid="00fd7e4c"/>
    </style:style>
    <style:style style:name="T17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80" style:family="text">
      <style:text-properties officeooo:rsid="00106bd1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6a2549" style:font-weight-asian="normal" style:font-weight-complex="normal"/>
    </style:style>
    <style:style style:name="T183" style:family="text">
      <style:text-properties fo:font-weight="normal" officeooo:rsid="000289c0" style:font-weight-asian="normal" style:font-weight-complex="normal"/>
    </style:style>
    <style:style style:name="T184" style:family="text">
      <style:text-properties fo:font-weight="normal" officeooo:rsid="00e5a01d" style:font-weight-asian="normal" style:font-weight-complex="normal"/>
    </style:style>
    <style:style style:name="T185" style:family="text">
      <style:text-properties fo:font-weight="normal" officeooo:rsid="010d7bb1" style:font-weight-asian="normal" style:font-weight-complex="normal"/>
    </style:style>
    <style:style style:name="T18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8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89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90" style:family="text">
      <style:text-properties fo:color="#ce181e" loext:opacity="100%" fo:font-weight="bold" style:font-weight-asian="bold" style:font-weight-complex="bold"/>
    </style:style>
    <style:style style:name="T191" style:family="text">
      <style:text-properties fo:color="#ce181e" loext:opacity="100%" fo:font-weight="bold" officeooo:rsid="00159500" style:font-weight-asian="bold" style:font-weight-complex="bold"/>
    </style:style>
    <style:style style:name="T192" style:family="text">
      <style:text-properties fo:color="#ce181e" loext:opacity="100%" fo:font-weight="bold" officeooo:rsid="004cb721" style:font-weight-asian="bold" style:font-weight-complex="bold"/>
    </style:style>
    <style:style style:name="T193" style:family="text">
      <style:text-properties fo:color="#ce181e" loext:opacity="100%" style:font-name="Monospace" fo:font-weight="bold" style:font-weight-asian="bold" style:font-weight-complex="bold"/>
    </style:style>
    <style:style style:name="T19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95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96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19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98" style:family="text">
      <style:text-properties fo:color="#ce181e" loext:opacity="100%" style:font-name="Monospace" style:text-underline-style="none" fo:font-weight="bold" officeooo:rsid="000f05f6" style:font-weight-asian="bold" style:font-weight-complex="bold"/>
    </style:style>
    <style:style style:name="T199" style:family="text">
      <style:text-properties fo:color="#ce181e" loext:opacity="100%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200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01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20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204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0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206" style:family="text">
      <style:text-properties fo:color="#ce181e" loext:opacity="100%" style:text-underline-style="none" fo:font-weight="normal" officeooo:rsid="001921f1" style:font-weight-asian="normal" style:font-weight-complex="normal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09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1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211" style:family="text">
      <style:text-properties officeooo:rsid="0011dd77"/>
    </style:style>
    <style:style style:name="T21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3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21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16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7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19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20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21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23" style:family="text">
      <style:text-properties fo:font-variant="normal" fo:text-transform="none" fo:color="#ce9178" loext:opacity="100%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22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2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2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30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31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33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34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35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36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38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39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4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242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letter-spacing="normal" fo:font-style="normal" fo:font-weight="normal"/>
    </style:style>
    <style:style style:name="T24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45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24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247" style:family="text">
      <style:text-properties fo:font-variant="normal" fo:text-transform="none" fo:letter-spacing="normal" fo:font-style="normal" fo:font-weight="normal" officeooo:rsid="000724ae"/>
    </style:style>
    <style:style style:name="T248" style:family="text">
      <style:text-properties fo:font-variant="normal" fo:text-transform="none" fo:letter-spacing="normal" fo:font-style="normal" fo:font-weight="normal" officeooo:rsid="00ca1cd9"/>
    </style:style>
    <style:style style:name="T249" style:family="text">
      <style:text-properties fo:font-variant="normal" fo:text-transform="none" fo:letter-spacing="normal" fo:font-style="normal" fo:font-weight="normal" officeooo:rsid="00e6e2ec"/>
    </style:style>
    <style:style style:name="T250" style:family="text">
      <style:text-properties fo:font-variant="normal" fo:text-transform="none" fo:letter-spacing="normal" fo:font-style="normal" fo:font-weight="normal" officeooo:rsid="001b3091"/>
    </style:style>
    <style:style style:name="T25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5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5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2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2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2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58" style:family="text">
      <style:text-properties fo:font-variant="normal" fo:text-transform="none" fo:letter-spacing="normal" fo:font-style="normal" style:text-underline-style="none" fo:font-weight="normal"/>
    </style:style>
    <style:style style:name="T259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0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61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62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63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64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65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66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67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68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69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70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71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72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73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74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7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7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27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7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7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8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8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8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8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28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8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8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8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26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327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328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329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34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font-variant="normal" fo:text-transform="none" fo:color="#ce181e" loext:opacity="100%" style:font-name="Monospace" fo:letter-spacing="normal" fo:font-style="normal" fo:font-weight="bold" officeooo:rsid="0009bd1f" style:font-weight-asian="bold" style:font-weight-complex="bold"/>
    </style:style>
    <style:style style:name="T33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33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33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39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40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41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42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343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344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345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46" style:family="text">
      <style:text-properties fo:font-variant="normal" fo:text-transform="none" fo:color="#ff0000" loext:opacity="100%" fo:letter-spacing="normal" fo:font-style="normal" fo:font-weight="normal"/>
    </style:style>
    <style:style style:name="T347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48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49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5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1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52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53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5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5" style:family="text">
      <style:text-properties officeooo:rsid="00136b99"/>
    </style:style>
    <style:style style:name="T356" style:family="text">
      <style:text-properties officeooo:rsid="00147116"/>
    </style:style>
    <style:style style:name="T357" style:family="text">
      <style:text-properties officeooo:rsid="00159500"/>
    </style:style>
    <style:style style:name="T358" style:family="text">
      <style:text-properties officeooo:rsid="0016b291"/>
    </style:style>
    <style:style style:name="T359" style:family="text">
      <style:text-properties officeooo:rsid="001921f1"/>
    </style:style>
    <style:style style:name="T360" style:family="text">
      <style:text-properties officeooo:rsid="001cadfd"/>
    </style:style>
    <style:style style:name="T361" style:family="text">
      <style:text-properties fo:color="#000000" loext:opacity="100%" style:font-name="Monospace" style:text-underline-style="none"/>
    </style:style>
    <style:style style:name="T362" style:family="text">
      <style:text-properties fo:color="#000000" loext:opacity="100%" style:font-name="Monospace" style:text-underline-style="none" officeooo:rsid="001921f1"/>
    </style:style>
    <style:style style:name="T363" style:family="text">
      <style:text-properties fo:color="#000000" loext:opacity="100%" style:font-name="Monospace" style:text-underline-style="none" officeooo:rsid="00de5115"/>
    </style:style>
    <style:style style:name="T364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65" style:family="text">
      <style:text-properties fo:color="#000000" loext:opacity="100%" style:font-name="Liberation Serif"/>
    </style:style>
    <style:style style:name="T366" style:family="text">
      <style:text-properties fo:color="#000000" loext:opacity="100%" style:font-name="Liberation Serif" style:text-underline-style="none"/>
    </style:style>
    <style:style style:name="T367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368" style:family="text">
      <style:text-properties fo:color="#000000" loext:opacity="100%" style:font-name="Liberation Serif" style:text-underline-style="none" officeooo:rsid="001921f1"/>
    </style:style>
    <style:style style:name="T369" style:family="text">
      <style:text-properties fo:color="#000000" loext:opacity="100%" style:font-name="Liberation Serif" style:text-underline-style="none" officeooo:rsid="00de5115"/>
    </style:style>
    <style:style style:name="T370" style:family="text">
      <style:text-properties fo:color="#000000" loext:opacity="100%" style:font-name="Liberation Serif" fo:font-weight="normal" style:font-weight-asian="normal" style:font-weight-complex="normal"/>
    </style:style>
    <style:style style:name="T371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37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373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374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375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376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377" style:family="text">
      <style:text-properties fo:color="#000000" loext:opacity="100%" style:font-name="Liberation Serif" officeooo:rsid="01104b4a"/>
    </style:style>
    <style:style style:name="T378" style:family="text">
      <style:text-properties fo:color="#000000" loext:opacity="100%" style:font-name="Liberation Serif" officeooo:rsid="00e5a01d"/>
    </style:style>
    <style:style style:name="T379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380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381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82" style:family="text">
      <style:text-properties fo:color="#000000" loext:opacity="100%" style:font-name="Liberation Serif" officeooo:rsid="011a59e4"/>
    </style:style>
    <style:style style:name="T383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8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385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386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8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8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89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90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91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92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93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394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9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96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397" style:family="text">
      <style:text-properties fo:color="#000000" loext:opacity="100%" fo:font-weight="bold" officeooo:rsid="004cb721" style:font-weight-asian="bold" style:font-weight-complex="bold"/>
    </style:style>
    <style:style style:name="T398" style:family="text">
      <style:text-properties fo:color="#000000" loext:opacity="100%" style:text-underline-style="none"/>
    </style:style>
    <style:style style:name="T399" style:family="text">
      <style:text-properties fo:color="#000000" loext:opacity="100%" style:text-underline-style="none" officeooo:rsid="001921f1"/>
    </style:style>
    <style:style style:name="T400" style:family="text">
      <style:text-properties fo:color="#000000" loext:opacity="100%" fo:font-weight="normal" officeooo:rsid="00159500" style:font-weight-asian="normal" style:font-weight-complex="normal"/>
    </style:style>
    <style:style style:name="T401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02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03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404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405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406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07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408" style:family="text">
      <style:text-properties fo:color="#00a933" loext:opacity="100%"/>
    </style:style>
    <style:style style:name="T409" style:family="text">
      <style:text-properties fo:color="#00a933" loext:opacity="100%" fo:font-style="italic" style:font-style-asian="italic" style:font-style-complex="italic"/>
    </style:style>
    <style:style style:name="T410" style:family="text">
      <style:text-properties fo:color="#00a933" loext:opacity="100%" style:font-weight-asian="bold" style:font-weight-complex="bold"/>
    </style:style>
    <style:style style:name="T411" style:family="text">
      <style:text-properties fo:color="#00a933" loext:opacity="100%" officeooo:rsid="010ac7df"/>
    </style:style>
    <style:style style:name="T412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13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414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15" style:family="text">
      <style:text-properties officeooo:rsid="003cf95e"/>
    </style:style>
    <style:style style:name="T416" style:family="text">
      <style:text-properties officeooo:rsid="00400bc2"/>
    </style:style>
    <style:style style:name="T417" style:family="text">
      <style:text-properties officeooo:rsid="00579388"/>
    </style:style>
    <style:style style:name="T418" style:family="text">
      <style:text-properties officeooo:rsid="005ab96b"/>
    </style:style>
    <style:style style:name="T419" style:family="text">
      <style:text-properties fo:language="pt" fo:country="BR"/>
    </style:style>
    <style:style style:name="T420" style:family="text">
      <style:text-properties fo:language="pt" fo:country="BR" officeooo:rsid="00d9fbfd"/>
    </style:style>
    <style:style style:name="T421" style:family="text">
      <style:text-properties fo:language="pt" fo:country="BR" style:text-underline-style="none" officeooo:rsid="00e1c371"/>
    </style:style>
    <style:style style:name="T422" style:family="text">
      <style:text-properties fo:language="pt" fo:country="BR" style:text-underline-style="solid" style:text-underline-width="auto" style:text-underline-color="font-color" officeooo:rsid="00e1c371"/>
    </style:style>
    <style:style style:name="T423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424" style:family="text">
      <style:text-properties fo:language="pt" fo:country="BR" officeooo:rsid="00f7dc00"/>
    </style:style>
    <style:style style:name="T425" style:family="text">
      <style:text-properties fo:language="pt" fo:country="BR" officeooo:rsid="001fa622"/>
    </style:style>
    <style:style style:name="T426" style:family="text">
      <style:text-properties fo:language="pt" fo:country="BR" fo:font-weight="bold" officeooo:rsid="001fa622" style:font-weight-asian="bold" style:font-weight-complex="bold"/>
    </style:style>
    <style:style style:name="T427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428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429" style:family="text">
      <style:text-properties officeooo:rsid="0061ae99"/>
    </style:style>
    <style:style style:name="T430" style:family="text">
      <style:text-properties officeooo:rsid="006287df"/>
    </style:style>
    <style:style style:name="T431" style:family="text">
      <style:text-properties style:font-weight-asian="bold" style:font-weight-complex="bold"/>
    </style:style>
    <style:style style:name="T432" style:family="text">
      <style:text-properties officeooo:rsid="006b166c"/>
    </style:style>
    <style:style style:name="T433" style:family="text">
      <style:text-properties officeooo:rsid="006f8c00"/>
    </style:style>
    <style:style style:name="T434" style:family="text">
      <style:text-properties officeooo:rsid="0071e7d1"/>
    </style:style>
    <style:style style:name="T435" style:family="text">
      <style:text-properties style:font-name="Liberation Sans"/>
    </style:style>
    <style:style style:name="T436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37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38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39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40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41" style:family="text">
      <style:text-properties style:font-name="Liberation Sans" fo:font-size="12pt" fo:language="pt" fo:country="BR" officeooo:rsid="00fab35d" style:font-size-asian="12pt" style:font-size-complex="12pt"/>
    </style:style>
    <style:style style:name="T442" style:family="text">
      <style:text-properties style:font-name="Liberation Sans" fo:font-size="12pt" fo:language="pt" fo:country="BR" officeooo:rsid="007c259c" style:font-size-asian="12pt" style:font-size-complex="12pt"/>
    </style:style>
    <style:style style:name="T443" style:family="text">
      <style:text-properties style:font-name="Liberation Sans" fo:font-size="12pt" fo:language="pt" fo:country="BR" officeooo:rsid="007a7d78" style:font-size-asian="12pt" style:font-size-complex="12pt"/>
    </style:style>
    <style:style style:name="T444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45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46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47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48" style:family="text">
      <style:text-properties style:font-name="Liberation Sans" fo:language="pt" fo:country="BR"/>
    </style:style>
    <style:style style:name="T449" style:family="text">
      <style:text-properties fo:color="#d4d4d4" loext:opacity="100%"/>
    </style:style>
    <style:style style:name="T450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1" style:family="text">
      <style:text-properties fo:color="#d4d4d4" loext:opacity="100%" style:font-name="Consolas" fo:font-weight="normal" fo:background-color="#1e1e1e" loext:char-shading-value="0"/>
    </style:style>
    <style:style style:name="T452" style:family="text">
      <style:text-properties fo:color="#d4d4d4" loext:opacity="100%" style:font-name="Consolas" fo:font-size="10.5pt" fo:font-weight="normal"/>
    </style:style>
    <style:style style:name="T453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4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55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56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57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58" style:family="text">
      <style:text-properties fo:color="#d4d4d4" loext:opacity="100%" style:font-name="Liberation Serif" fo:font-weight="normal" fo:background-color="#1e1e1e" loext:char-shading-value="0"/>
    </style:style>
    <style:style style:name="T459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0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61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62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6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464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65" style:family="text">
      <style:text-properties fo:color="#d4d4d4" loext:opacity="100%" style:font-name="Mono" fo:font-weight="normal" fo:background-color="#1e1e1e" loext:char-shading-value="0"/>
    </style:style>
    <style:style style:name="T466" style:family="text">
      <style:text-properties fo:color="#d4d4d4" loext:opacity="100%" style:font-name="Mono" fo:font-weight="normal" officeooo:rsid="00fcd43c" fo:background-color="#1e1e1e" loext:char-shading-value="0"/>
    </style:style>
    <style:style style:name="T467" style:family="text">
      <style:text-properties fo:color="#d4d4d4" loext:opacity="100%" style:font-name="Mono" fo:font-weight="normal" officeooo:rsid="00bd5516" fo:background-color="#1e1e1e" loext:char-shading-value="0"/>
    </style:style>
    <style:style style:name="T468" style:family="text">
      <style:text-properties fo:color="#dcdcaa" loext:opacity="100%"/>
    </style:style>
    <style:style style:name="T469" style:family="text">
      <style:text-properties fo:color="#dcdcaa" loext:opacity="100%" style:font-name="Consolas" fo:font-weight="normal"/>
    </style:style>
    <style:style style:name="T470" style:family="text">
      <style:text-properties fo:color="#dcdcaa" loext:opacity="100%" style:font-name="Consolas" fo:font-weight="normal" fo:background-color="#1e1e1e" loext:char-shading-value="0"/>
    </style:style>
    <style:style style:name="T471" style:family="text">
      <style:text-properties fo:color="#dcdcaa" loext:opacity="100%" style:font-name="Consolas" fo:font-size="10.5pt" fo:font-weight="normal"/>
    </style:style>
    <style:style style:name="T472" style:family="text">
      <style:text-properties fo:color="#dcdcaa" loext:opacity="100%" style:font-name="Liberation Serif" officeooo:rsid="003155d3"/>
    </style:style>
    <style:style style:name="T473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47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475" style:family="text">
      <style:text-properties fo:color="#dcdcaa" loext:opacity="100%" fo:font-weight="normal" fo:background-color="#1e1e1e" loext:char-shading-value="0"/>
    </style:style>
    <style:style style:name="T476" style:family="text">
      <style:text-properties fo:color="#dcdcaa" loext:opacity="100%" fo:font-weight="normal" officeooo:rsid="00fcd43c" fo:background-color="#1e1e1e" loext:char-shading-value="0"/>
    </style:style>
    <style:style style:name="T47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8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79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80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481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82" style:family="text">
      <style:text-properties fo:color="#dcdcaa" loext:opacity="100%" style:font-name="Mono" fo:font-weight="normal" fo:background-color="#1e1e1e" loext:char-shading-value="0"/>
    </style:style>
    <style:style style:name="T483" style:family="text">
      <style:text-properties fo:color="#dcdcaa" loext:opacity="100%" style:font-name="Mono" fo:font-weight="normal" officeooo:rsid="00fcd43c" fo:background-color="#1e1e1e" loext:char-shading-value="0"/>
    </style:style>
    <style:style style:name="T484" style:family="text">
      <style:text-properties fo:color="#dcdcaa" loext:opacity="100%" style:font-name="Mono" fo:font-weight="normal" officeooo:rsid="00bd5516" fo:background-color="#1e1e1e" loext:char-shading-value="0"/>
    </style:style>
    <style:style style:name="T485" style:family="text">
      <style:text-properties fo:color="#dcdcaa" loext:opacity="100%" style:font-name="Mono" fo:font-weight="normal" officeooo:rsid="00fd7e4c" fo:background-color="#1e1e1e" loext:char-shading-value="0"/>
    </style:style>
    <style:style style:name="T486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487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488" style:family="text">
      <style:text-properties fo:color="#ce9178" loext:opacity="100%"/>
    </style:style>
    <style:style style:name="T489" style:family="text">
      <style:text-properties fo:color="#ce9178" loext:opacity="100%" style:font-name="Consolas" fo:font-weight="normal" fo:background-color="#1e1e1e" loext:char-shading-value="0"/>
    </style:style>
    <style:style style:name="T490" style:family="text">
      <style:text-properties fo:color="#ce9178" loext:opacity="100%" style:font-name="Liberation Serif" officeooo:rsid="003155d3"/>
    </style:style>
    <style:style style:name="T491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2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93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94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95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496" style:family="text">
      <style:text-properties fo:color="#ce9178" loext:opacity="100%" style:font-name="Mono" fo:font-weight="normal" fo:background-color="#1e1e1e" loext:char-shading-value="0"/>
    </style:style>
    <style:style style:name="T497" style:family="text">
      <style:text-properties fo:color="#9cdcfe" loext:opacity="100%"/>
    </style:style>
    <style:style style:name="T498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99" style:family="text">
      <style:text-properties fo:color="#9cdcfe" loext:opacity="100%" style:font-name="Consolas" fo:font-weight="normal"/>
    </style:style>
    <style:style style:name="T500" style:family="text">
      <style:text-properties fo:color="#9cdcfe" loext:opacity="100%" style:font-name="Consolas" fo:font-weight="normal" fo:background-color="#1e1e1e" loext:char-shading-value="0"/>
    </style:style>
    <style:style style:name="T501" style:family="text">
      <style:text-properties fo:color="#9cdcfe" loext:opacity="100%" style:font-name="Consolas" fo:font-weight="normal" officeooo:rsid="00bdec46"/>
    </style:style>
    <style:style style:name="T502" style:family="text">
      <style:text-properties fo:color="#9cdcfe" loext:opacity="100%" style:font-name="Consolas" fo:font-size="10.5pt" fo:font-weight="normal"/>
    </style:style>
    <style:style style:name="T503" style:family="text">
      <style:text-properties fo:color="#9cdcfe" loext:opacity="100%" officeooo:rsid="00b725b2"/>
    </style:style>
    <style:style style:name="T504" style:family="text">
      <style:text-properties fo:color="#9cdcfe" loext:opacity="100%" style:font-name="Liberation Serif" officeooo:rsid="003155d3"/>
    </style:style>
    <style:style style:name="T505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6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07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08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09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10" style:family="text">
      <style:text-properties fo:color="#9cdcfe" loext:opacity="100%" style:font-name="Mono" fo:font-weight="normal" fo:background-color="#1e1e1e" loext:char-shading-value="0"/>
    </style:style>
    <style:style style:name="T511" style:family="text">
      <style:text-properties fo:color="#9cdcfe" loext:opacity="100%" style:font-name="Mono" fo:font-weight="normal" officeooo:rsid="00fcd43c" fo:background-color="#1e1e1e" loext:char-shading-value="0"/>
    </style:style>
    <style:style style:name="T512" style:family="text">
      <style:text-properties fo:color="#9cdcfe" loext:opacity="100%" style:font-name="Mono" fo:font-weight="normal" officeooo:rsid="00bd5516" fo:background-color="#1e1e1e" loext:char-shading-value="0"/>
    </style:style>
    <style:style style:name="T513" style:family="text">
      <style:text-properties fo:color="#6a9955" loext:opacity="100%" style:font-name="Consolas" fo:font-weight="normal"/>
    </style:style>
    <style:style style:name="T514" style:family="text">
      <style:text-properties fo:color="#6a9955" loext:opacity="100%" style:font-name="Consolas" fo:font-weight="normal" officeooo:rsid="00bdec46"/>
    </style:style>
    <style:style style:name="T515" style:family="text">
      <style:text-properties fo:color="#6a9955" loext:opacity="100%" officeooo:rsid="00b725b2"/>
    </style:style>
    <style:style style:name="T51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7" style:family="text">
      <style:text-properties fo:color="#6a9955" loext:opacity="100%" style:font-name="Liberation Serif" fo:font-weight="normal" fo:background-color="#1e1e1e" loext:char-shading-value="0"/>
    </style:style>
    <style:style style:name="T518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19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0" style:family="text">
      <style:text-properties fo:color="#6a9955" loext:opacity="100%" style:font-name="Mono" fo:font-weight="normal" fo:background-color="#1e1e1e" loext:char-shading-value="0"/>
    </style:style>
    <style:style style:name="T521" style:family="text">
      <style:text-properties fo:color="#6a9955" loext:opacity="100%" style:font-name="Mono" fo:font-weight="normal" officeooo:rsid="000e2760" fo:background-color="#1e1e1e" loext:char-shading-value="0"/>
    </style:style>
    <style:style style:name="T522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523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524" style:family="text">
      <style:text-properties fo:color="#ffff00" loext:opacity="100%" officeooo:rsid="00b725b2"/>
    </style:style>
    <style:style style:name="T525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6" style:family="text">
      <style:text-properties fo:color="#b5cea8" loext:opacity="100%" style:font-name="Consolas" fo:font-weight="normal"/>
    </style:style>
    <style:style style:name="T527" style:family="text">
      <style:text-properties fo:color="#b5cea8" loext:opacity="100%" style:font-name="Consolas" fo:font-weight="normal" officeooo:rsid="00bdec46"/>
    </style:style>
    <style:style style:name="T528" style:family="text">
      <style:text-properties fo:color="#b5cea8" loext:opacity="100%" style:font-name="Liberation Serif" officeooo:rsid="003155d3"/>
    </style:style>
    <style:style style:name="T529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0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31" style:family="text">
      <style:text-properties fo:color="#b5cea8" loext:opacity="100%" style:font-name="Mono" fo:font-weight="normal" fo:background-color="#1e1e1e" loext:char-shading-value="0"/>
    </style:style>
    <style:style style:name="T532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3" style:family="text">
      <style:text-properties fo:color="#569cd6" loext:opacity="100%"/>
    </style:style>
    <style:style style:name="T534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35" style:family="text">
      <style:text-properties fo:color="#569cd6" loext:opacity="100%" style:font-name="Consolas" fo:font-size="10.5pt" fo:font-weight="normal"/>
    </style:style>
    <style:style style:name="T536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7" style:family="text">
      <style:text-properties style:font-name="Consolas" fo:font-weight="normal"/>
    </style:style>
    <style:style style:name="T538" style:family="text">
      <style:text-properties style:font-name="Consolas" fo:font-weight="normal" officeooo:rsid="00bdec46"/>
    </style:style>
    <style:style style:name="T539" style:family="text">
      <style:text-properties fo:color="#c586c0" loext:opacity="100%" officeooo:rsid="00b725b2"/>
    </style:style>
    <style:style style:name="T540" style:family="text">
      <style:text-properties fo:color="#c586c0" loext:opacity="100%" style:font-name="Consolas" fo:font-weight="normal" fo:background-color="#1e1e1e" loext:char-shading-value="0"/>
    </style:style>
    <style:style style:name="T541" style:family="text">
      <style:text-properties officeooo:rsid="00ca0a96"/>
    </style:style>
    <style:style style:name="T542" style:family="text">
      <style:text-properties officeooo:rsid="00b725b2"/>
    </style:style>
    <style:style style:name="T543" style:family="text">
      <style:text-properties officeooo:rsid="00ca1cd9"/>
    </style:style>
    <style:style style:name="T544" style:family="text">
      <style:text-properties officeooo:rsid="00cbfeb6"/>
    </style:style>
    <style:style style:name="T545" style:family="text">
      <style:text-properties officeooo:rsid="00cca6a7"/>
    </style:style>
    <style:style style:name="T546" style:family="text">
      <style:text-properties style:font-name="sans-serif" style:text-underline-style="solid" style:text-underline-width="auto" style:text-underline-color="font-color"/>
    </style:style>
    <style:style style:name="T547" style:family="text">
      <style:text-properties officeooo:rsid="00cd474f"/>
    </style:style>
    <style:style style:name="T548" style:family="text">
      <style:text-properties officeooo:rsid="00cfc560"/>
    </style:style>
    <style:style style:name="T549" style:family="text">
      <style:text-properties fo:color="#2a6099" loext:opacity="100%" fo:font-weight="bold" style:font-weight-asian="bold" style:font-weight-complex="bold"/>
    </style:style>
    <style:style style:name="T550" style:family="text">
      <style:text-properties fo:color="#2a6099" loext:opacity="100%" style:font-name="Mono"/>
    </style:style>
    <style:style style:name="T551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552" style:family="text">
      <style:text-properties fo:color="#2a6099" loext:opacity="100%" style:font-name="Mono" fo:font-weight="bold" style:font-weight-asian="bold" style:font-weight-complex="bold"/>
    </style:style>
    <style:style style:name="T553" style:family="text">
      <style:text-properties fo:color="#2a6099" loext:opacity="100%" style:font-name="Mono" fo:font-weight="bold" officeooo:rsid="006b166c" style:font-weight-asian="bold" style:font-weight-complex="bold"/>
    </style:style>
    <style:style style:name="T554" style:family="text">
      <style:text-properties fo:color="#2a6099" loext:opacity="100%" style:font-name="Mono" fo:font-weight="bold" officeooo:rsid="003155d3" style:font-weight-asian="bold" style:font-weight-complex="bold"/>
    </style:style>
    <style:style style:name="T555" style:family="text">
      <style:text-properties fo:color="#2a6099" loext:opacity="100%" style:font-name="Mono" fo:font-weight="bold" officeooo:rsid="00549112" style:font-weight-asian="bold" style:font-weight-complex="bold"/>
    </style:style>
    <style:style style:name="T556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57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8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59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560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61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62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63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564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565" style:family="text">
      <style:text-properties fo:color="#2a6099" loext:opacity="100%" style:text-underline-style="none" fo:font-weight="normal" officeooo:rsid="001921f1" style:font-weight-asian="normal" style:font-weight-complex="normal"/>
    </style:style>
    <style:style style:name="T566" style:family="text">
      <style:text-properties fo:color="#2a6099" loext:opacity="100%" style:font-name="Liberation Mono" fo:font-weight="bold" style:font-weight-asian="bold" style:font-weight-complex="bold"/>
    </style:style>
    <style:style style:name="T567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68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69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70" style:family="text">
      <style:text-properties fo:font-size="12pt" style:font-size-asian="12pt" style:font-size-complex="12pt"/>
    </style:style>
    <style:style style:name="T571" style:family="text">
      <style:text-properties fo:font-size="12pt" fo:language="pt" fo:country="BR" style:font-size-asian="12pt" style:font-size-complex="12pt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officeooo:rsid="00d9bf05"/>
    </style:style>
    <style:style style:name="T574" style:family="text">
      <style:text-properties officeooo:rsid="00e428c7"/>
    </style:style>
    <style:style style:name="T575" style:family="text">
      <style:text-properties officeooo:rsid="00e5a01d"/>
    </style:style>
    <style:style style:name="T576" style:family="text">
      <style:text-properties officeooo:rsid="00edc052"/>
    </style:style>
    <style:style style:name="T577" style:family="text">
      <style:text-properties officeooo:rsid="00f01bf8"/>
    </style:style>
    <style:style style:name="T578" style:family="text">
      <style:text-properties officeooo:rsid="00f65e2e"/>
    </style:style>
    <style:style style:name="T579" style:family="text">
      <style:text-properties officeooo:rsid="00f7dc00"/>
    </style:style>
    <style:style style:name="T580" style:family="text">
      <style:text-properties officeooo:rsid="00f91742"/>
    </style:style>
    <style:style style:name="T581" style:family="text">
      <style:text-properties style:font-name="Mono"/>
    </style:style>
    <style:style style:name="T582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83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84" style:family="text">
      <style:text-properties style:font-name="Mono" officeooo:rsid="0016b291"/>
    </style:style>
    <style:style style:name="T585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86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587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88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89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90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9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9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93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94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95" style:family="text">
      <style:text-properties style:font-name="Mono" officeooo:rsid="00cd474f"/>
    </style:style>
    <style:style style:name="T596" style:family="text">
      <style:text-properties style:font-name="Mono" style:font-weight-asian="bold" style:font-weight-complex="bold"/>
    </style:style>
    <style:style style:name="T597" style:family="text">
      <style:text-properties style:font-name="Mono" officeooo:rsid="00cd474f" style:font-weight-asian="bold" style:font-weight-complex="bold"/>
    </style:style>
    <style:style style:name="T598" style:family="text">
      <style:text-properties style:font-name="Mono" style:text-underline-style="none" officeooo:rsid="00cd474f"/>
    </style:style>
    <style:style style:name="T599" style:family="text">
      <style:text-properties style:font-name="Mono" style:text-underline-style="none" officeooo:rsid="0039b365" style:font-weight-asian="bold" style:font-weight-complex="bold"/>
    </style:style>
    <style:style style:name="T600" style:family="text">
      <style:text-properties style:font-name="Mono" style:text-underline-style="none" officeooo:rsid="00cd474f" style:font-weight-asian="bold" style:font-weight-complex="bold"/>
    </style:style>
    <style:style style:name="T601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602" style:family="text">
      <style:text-properties style:font-name="Mono" style:text-underline-style="solid" style:text-underline-width="auto" style:text-underline-color="font-color" officeooo:rsid="0071e7d1"/>
    </style:style>
    <style:style style:name="T603" style:family="text">
      <style:text-properties style:font-name="Mono" officeooo:rsid="00b2d328"/>
    </style:style>
    <style:style style:name="T604" style:family="text">
      <style:text-properties style:font-name="Mono" officeooo:rsid="00fcd43c"/>
    </style:style>
    <style:style style:name="T605" style:family="text">
      <style:text-properties officeooo:rsid="00fe66b7"/>
    </style:style>
    <style:style style:name="T606" style:family="text">
      <style:text-properties officeooo:rsid="00ff48d5"/>
    </style:style>
    <style:style style:name="T607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608" style:family="text">
      <style:text-properties officeooo:rsid="0103d35e"/>
    </style:style>
    <style:style style:name="T609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610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11" style:family="text">
      <style:text-properties fo:color="#ff0000" loext:opacity="100%" style:font-name="Mono"/>
    </style:style>
    <style:style style:name="T612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13" style:family="text">
      <style:text-properties officeooo:rsid="010d7bb1"/>
    </style:style>
    <style:style style:name="T614" style:family="text">
      <style:text-properties fo:background-color="transparent" loext:char-shading-value="0"/>
    </style:style>
    <style:style style:name="T615" style:family="text">
      <style:text-properties officeooo:rsid="00106bd1" fo:background-color="transparent" loext:char-shading-value="0"/>
    </style:style>
    <style:style style:name="T616" style:family="text">
      <style:text-properties officeooo:rsid="010d7bb1" fo:background-color="transparent" loext:char-shading-value="0"/>
    </style:style>
    <style:style style:name="T617" style:family="text">
      <style:text-properties officeooo:rsid="00136b99" fo:background-color="transparent" loext:char-shading-value="0"/>
    </style:style>
    <style:style style:name="T618" style:family="text">
      <style:text-properties officeooo:rsid="010ecc24"/>
    </style:style>
    <style:style style:name="T619" style:family="text">
      <style:text-properties officeooo:rsid="000724ae"/>
    </style:style>
    <style:style style:name="T620" style:family="text">
      <style:text-properties officeooo:rsid="0008da07"/>
    </style:style>
    <style:style style:name="T621" style:family="text">
      <style:text-properties officeooo:rsid="00bd5516"/>
    </style:style>
    <style:style style:name="T622" style:family="text">
      <style:text-properties officeooo:rsid="00fd7e4c"/>
    </style:style>
    <style:style style:name="T623" style:family="text">
      <style:text-properties officeooo:rsid="00fcd43c"/>
    </style:style>
    <style:style style:name="T624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625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626" style:family="text">
      <style:text-properties officeooo:rsid="011a59e4"/>
    </style:style>
    <style:style style:name="T627" style:family="text">
      <style:text-properties officeooo:rsid="011dea3e"/>
    </style:style>
    <style:style style:name="T628" style:family="text">
      <style:text-properties officeooo:rsid="00b2d328"/>
    </style:style>
    <style:style style:name="T629" style:family="text">
      <style:text-properties officeooo:rsid="012b950b"/>
    </style:style>
    <style:style style:name="T630" style:family="text">
      <style:text-properties officeooo:rsid="012d4736"/>
    </style:style>
    <style:style style:name="T631" style:family="text">
      <style:text-properties officeooo:rsid="0138563c"/>
    </style:style>
    <style:style style:name="T632" style:family="text">
      <style:text-properties officeooo:rsid="0139c808"/>
    </style:style>
    <style:style style:name="T633" style:family="text">
      <style:text-properties fo:color="#4ec9b0" loext:opacity="100%"/>
    </style:style>
    <style:style style:name="T634" style:family="text">
      <style:text-properties fo:color="#4ec9b0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429">História</text:span></text:h>
      <text:p text:style-name="P73"/>
      <text:p text:style-name="P73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83">, </text:span><text:span text:style-name="T184">ou no Português claro, Páginas de Hipertexto Pré-processadas.</text:span></text:p>
      <text:p text:style-name="P73"/>
      <text:p text:style-name="P74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356">que</text:span> traz <text:span text:style-name="T2">funcionalidades adicionais</text:span> ao Desenvolvimento Web, se tornando uma das <text:span text:style-name="T2">linguagens </text:span><text:span text:style-name="T4">interpretadas</text:span><text:span text:style-name="T608"> </text:span>mais populares d<text:span text:style-name="T575">o mundo</text:span><text:span text:style-name="T378"> por estar presente em mais de 80% dos web sites. </text:span></text:p>
      <text:p text:style-name="P27">Tal<text:span text:style-name="T243"> como linguagens de script como o Javascript, o código escrito em </text:span><text:span text:style-name="T254">PHP não é compilado</text:span><text:span text:style-name="T243"> (e transformado em linguagem de máquina), mas sim processado pelo servidor web e </text:span><text:span text:style-name="T251">interpretado</text:span><text:span text:style-name="T243"> </text:span><text:span text:style-name="T251">pelo navegador.</text:span></text:p>
      <text:p text:style-name="P28"/>
      <text:p text:style-name="P75"><text:span text:style-name="T365">O padrão Unicode permite </text:span>a compatibilidade de textos independente do idioma, <text:span text:style-name="T541">lembre-se sempre de configurar a formatação de codificação (charset) para o padrão UTF-8.</text:span></text:p>
      <text:p text:style-name="P75"/>
      <text:p text:style-name="P75"/>
      <text:p text:style-name="P75"/>
      <text:h text:style-name="P170" text:outline-level="1">Aula 02 - <text:span text:style-name="T429">Instalação</text:span></text:h>
      <text:p text:style-name="P76"/>
      <text:p text:style-name="P38">Instalando e configurando o ambiente PHP:</text:p>
      <text:p text:style-name="P76"/>
      <text:p text:style-name="P76">Para <text:span text:style-name="T17">simular um servidor web em uma máquina doméstica</text:span>, serão precisos 3 programas:</text:p>
      <text:p text:style-name="P76">-<text:span text:style-name="T21">Apache:</text:span> <text:span text:style-name="T17">HTTP server</text:span></text:p>
      <text:p text:style-name="P76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62">-<text:span text:style-name="T21">PHP:</text:span> interpretador <text:span text:style-name="T574">(engine)</text:span> <text:span text:style-name="T17">mais popular do back-end</text:span></text:p>
      <text:p text:style-name="P53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54"/>
      <text:p text:style-name="P72">Ao instalar o <text:span text:style-name="T49">XAMPP</text:span> → <text:s/>abra <text:span text:style-name="T418">seu</text:span> <text:span text:style-name="T49">control_panel</text:span><text:span text:style-name="T21"> </text:span>→ <text:span text:style-name="T418">à direita da janela, </text:span>click no <text:span text:style-name="T48">botão_explorer</text:span> para abrir o diretório onde o programa está instalado→ abra a pasta <text:span text:style-name="T199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98">localhost</text:span><text:span text:style-name="T41">/</text:span><text:span text:style-name="T57">→</text:span><text:span text:style-name="T68">e </text:span><text:span text:style-name="T57">complemente o endereço com o </text:span><text:span text:style-name="T42">nome_da_pasta</text:span><text:span text:style-name="T57"> que criou e o </text:span><text:span text:style-name="T42">nome_do_arquivo.php</text:span></text:p>
      <text:h text:style-name="P171" text:outline-level="1"><text:span text:style-name="T357">A</text:span>ula 03 – <text:span text:style-name="T429">Guardando arquivos no localhost</text:span></text:h>
      <text:p text:style-name="P134"/>
      <text:p text:style-name="P29"><text:span text:style-name="T21">Apache</text:span> é<text:span text:style-name="T243"> uma ferramenta responsável pela </text:span><text:span text:style-name="T254">comunicação</text:span><text:span text:style-name="T243"> entre o servidor e o cliente, estabelecendo uma conexão </text:span><text:span text:style-name="T258">através do protocolo HTTP. S</text:span><text:span text:style-name="T243">endo o </text:span><text:span text:style-name="T254">Servidor Web</text:span><text:span text:style-name="T243"> mais popular da internet, ele </text:span><text:span text:style-name="T255">interpreta</text:span><text:span text:style-name="T258"> arquivos</text:span><text:span text:style-name="T243"> de diferentes linguagens (como PHP, Java, Python)</text:span><text:span text:style-name="T258">, </text:span><text:span text:style-name="T260">processando/</text:span><text:span text:style-name="T258">transformando</text:span><text:span text:style-name="T243"> esses </text:span><text:span text:style-name="T258">arquivos</text:span><text:span text:style-name="T243"> </text:span><text:span text:style-name="T254">estáticos</text:span><text:span text:style-name="T243"> </text:span><text:span text:style-name="T258">em HTML </text:span><text:span text:style-name="T243">e </text:span><text:span text:style-name="T258">entregando-os ao Browser </text:span><text:span text:style-name="T243">do cliente.</text:span></text:p>
      <text:p text:style-name="P30"/>
      <text:p text:style-name="P31"><text:span text:style-name="T432">A linguagem PHP </text:span><text:span text:style-name="T247">é especialmente adequada para o </text:span><text:span text:style-name="T248">D</text:span><text:span text:style-name="T247">esenvolvimento </text:span><text:span text:style-name="T248">W</text:span><text:span text:style-name="T247">eb </text:span><text:span text:style-name="T249">pois</text:span><text:span text:style-name="T247"> pode ser embutida/</text:span><text:span text:style-name="T249">misturada</text:span><text:span text:style-name="T247"> dentro d</text:span><text:span text:style-name="T249">a linguagem</text:span><text:span text:style-name="T247"> HTML, </text:span><text:span text:style-name="T249">transformando qualquer site estático em uma página </text:span><text:span text:style-name="T256">dinâmica</text:span><text:span text:style-name="T249">, </text:span><text:span text:style-name="T250">permitindo</text:span><text:span text:style-name="T619"> até mesmo acessar banco de dados. Por ser uma linguagem back-end, toda parte do código PHP será processado/executado </text:span><text:span text:style-name="T16">no servidor</text:span><text:span text:style-name="T619"> para depois</text:span><text:span text:style-name="T35"> </text:span><text:span text:style-name="T10">enviar </text:span><text:span text:style-name="T11">somente</text:span><text:span text:style-name="T10"> HTML</text:span><text:span text:style-name="T620"> personalizado ao cliente. </text:span></text:p>
      <text:p text:style-name="P77"/>
      <text:p text:style-name="P135"><text:span text:style-name="T543">Outr</text:span>os exemplos de <text:span text:style-name="T2">tecnologias Server-Side</text:span> são:</text:p>
      <text:list xml:id="list3157848396" text:style-name="L1">
        <text:list-item>
          <text:p text:style-name="P175"><text:span text:style-name="T86">Servlet/</text:span><text:span text:style-name="T87">JSP </text:span><text:span text:style-name="T88">(Java)</text:span></text:p>
        </text:list-item>
        <text:list-item>
          <text:p text:style-name="P175"><text:span text:style-name="T87">ASP.</text:span><text:span text:style-name="T89">NET</text:span><text:span text:style-name="T87"> (incorporada </text:span><text:span text:style-name="T89">à plataforma</text:span><text:span text:style-name="T87"> .NET </text:span><text:span text:style-name="T88">da Microsoft</text:span><text:span text:style-name="T87">)</text:span></text:p>
        </text:list-item>
      </text:list>
      <text:p text:style-name="P136"/>
      <text:p text:style-name="P137"><text:span text:style-name="T180">Por padrão, </text:span><text:span text:style-name="T21">index</text:span> é sempre o arquivo raiz, <text:span text:style-name="T180">ou seja, o </text:span><text:span text:style-name="T3">arquivo da página principal</text:span><text:span text:style-name="T180"> de um site e o </text:span><text:span text:style-name="T3">primeiro a ser executado</text:span><text:span text:style-name="T180"> pelo servidor, </text:span>sendo <text:span text:style-name="T2">facultativo declará-lo</text:span> na URL. <text:span text:style-name="T211">Sem esse arquivo no diretório raiz, o resultado pode ser catastrófico pois o servidor pode apresentar toda a estrutura do projeto, ou seja, o diretório raiz.</text:span></text:p>
      <text:p text:style-name="P137"/>
      <text:p text:style-name="P138">O <text:span text:style-name="T181">endereço de um servidor</text:span> local é <text:span text:style-name="T9">127.0.0.1</text:span><text:span text:style-name="T21"> </text:span>ou, em sua forma DNS: <text:span text:style-name="T201">localhost</text:span></text:p>
      <text:p text:style-name="P35"><text:span text:style-name="T244">A </text:span><text:span text:style-name="T252">porta 80</text:span><text:span text:style-name="T244"> </text:span><text:span text:style-name="T245">é a porta padrão dos Servidores Web </text:span><text:span text:style-name="T244">para compartilhar documentos </text:span><text:span text:style-name="T245">(como as páginas Web) </text:span><text:span text:style-name="T244">através do protocolo HTTP.</text:span></text:p>
      <text:p text:style-name="P35"><text:span text:style-name="T253">P</text:span><text:span text:style-name="T252">orta </text:span><text:span text:style-name="T244">é uma </text:span><text:span text:style-name="T257">conexão virtual</text:span><text:span text:style-name="T244">/lógica de dados que pode ser usada por programas para </text:span><text:span text:style-name="T257">trocar dados diretamente</text:span><text:span text:style-name="T244">, </text:span><text:span text:style-name="T246">em vez de</text:span><text:span text:style-name="T244"> passar por um arquivo ou outro local de armazenamento temporário. As mais comuns são as portas do tipo TCP e UDP.</text:span></text:p>
      <text:p text:style-name="P23"/>
      <text:p text:style-name="P39"><text:span text:style-name="T624">&lt;?php...?&gt;</text:span><text:span text:style-name="T182"> </text:span><text:span text:style-name="T185">é a</text:span><text:span text:style-name="T22"> </text:span><text:span text:style-name="T29">tag padrão </text:span><text:span text:style-name="T185">para inserir código PHP dentro do código HTML</text:span><text:span text:style-name="T614"> </text:span><text:span text:style-name="T616">e </text:span><text:span text:style-name="T615">t</text:span>udo <text:span text:style-name="T613">o</text:span> que estiver dentr<text:span text:style-name="T614">o d</text:span><text:span text:style-name="T616">ela </text:span><text:span text:style-name="T614">é considerado código PHP.</text:span></text:p>
      <text:p text:style-name="P39"><text:span text:style-name="T624">&lt;?...?&gt;</text:span><text:span text:style-name="T582"> </text:span><text:span text:style-name="T83">short open tag, é uma forma abreviada, para poder usá-la é preciso habilitá-la no nas configurações </text:span><text:span text:style-name="T583">php.ini</text:span><text:span text:style-name="T83"> do servidor</text:span></text:p>
      <text:p text:style-name="P39"><text:span text:style-name="T625">&lt;?=$variável?&gt;</text:span><text:span text:style-name="T188"> </text:span><text:span text:style-name="T83">utilizada para fazer uma </text:span><text:span text:style-name="T179">impressão rápida de uma variável</text:span><text:span text:style-name="T83"> ou expressão quando estiver debuggando, equivalente ao comando </text:span><text:span text:style-name="T583">echo</text:span></text:p>
      <text:p text:style-name="P39"><text:span text:style-name="T617">É importante que a extensão do arquivo seja </text:span><text:span text:style-name="T52">.php</text:span><text:span text:style-name="T617"> pois, se for </text:span><text:span text:style-name="T52">.</text:span><text:span text:style-name="T51">html</text:span><text:span text:style-name="T355">, o código PHP não será reconhecido e processado pelo servidor e, consequentemente</text:span><text:span text:style-name="T79">, não será interpretado </text:span><text:span text:style-name="T82">pelo</text:span><text:span text:style-name="T79"> </text:span><text:span text:style-name="T80">navegador</text:span><text:span text:style-name="T79">.</text:span></text:p>
      <text:p text:style-name="P1"><text:span text:style-name="T290">Um arquivo </text:span><text:span text:style-name="T326">HTML</text:span><text:span text:style-name="T290"> com extensão </text:span><text:span text:style-name="Source_20_Text"><text:span text:style-name="T330">.php</text:span></text:span><text:span text:style-name="T290"> vai se comportar </text:span><text:span text:style-name="Strong_20_Emphasis"><text:span text:style-name="T298">exatamente como HTML</text:span></text:span><text:span text:style-name="T290">. O interpretador PHP só entra em cena para o que estiver entre </text:span><text:span text:style-name="T291">as tags </text:span><text:span text:style-name="Source_20_Text"><text:span text:style-name="T327">&lt;?php… </text:span></text:span><text:span text:style-name="Source_20_Text"><text:span text:style-name="T328">e </text:span></text:span><text:span text:style-name="Source_20_Text"><text:span text:style-name="T327">?&gt;</text:span></text:span><text:span text:style-name="T290">. Nes</text:span><text:span text:style-name="T292">s</text:span><text:span text:style-name="T290">e contexto, o ideal é usar </text:span><text:span text:style-name="T291">todos os arquivos com </text:span><text:span text:style-name="T293">extensão</text:span><text:span text:style-name="T290"> </text:span><text:span text:style-name="Source_20_Text"><text:span text:style-name="T330">.php</text:span></text:span><text:span text:style-name="T290">.</text:span></text:p>
      <text:list xml:id="list120863965" text:style-name="L2">
        <text:list-item>
          <text:p text:style-name="P176"><text:span text:style-name="T425">Para acessar um nível acima na árvore de </text:span><text:span text:style-name="T426">diretórios Linux</text:span><text:span text:style-name="T425">/servidor use (</text:span><text:span text:style-name="T205">../</text:span><text:span text:style-name="T425">)</text:span></text:p>
        </text:list-item>
      </text:list>
      <text:p text:style-name="P78"/>
      <text:p text:style-name="P3"><text:a xlink:type="simple" xlink:href="https://www.php.net/manual/pt_BR/" text:style-name="Internet_20_link" text:visited-style-name="Visited_20_Internet_20_Link"><text:span text:style-name="T570">Link para a Documentação do PHP</text:span></text:a></text:p>
      <text:h text:style-name="P171" text:outline-level="1">Aula 04 – <text:span text:style-name="T429">Declarando variáveis</text:span></text:h>
      <text:p text:style-name="P79"/>
      <text:p text:style-name="P62"><text:span text:style-name="T372">A</text:span><text:span text:style-name="T370"> declaração de variáveis no PHP</text:span><text:span text:style-name="T371"> </text:span><text:span text:style-name="T372">n</text:span><text:span text:style-name="T370">ão é obrigatóri</text:span><text:span text:style-name="T372">a</text:span><text:span text:style-name="T370">, entretanto, é uma boa prática declará-las</text:span></text:p>
      <text:p text:style-name="P22"/>
      <text:p text:style-name="P80"><text:span text:style-name="T371">-</text:span><text:span text:style-name="T194">echo, print</text:span><text:span text:style-name="T191"> </text:span><text:span text:style-name="T400">e</text:span><text:span text:style-name="T191"> </text:span><text:span text:style-name="T194">printf</text:span><text:span text:style-name="T197">()</text:span><text:span text:style-name="T54"> </text:span><text:span text:style-name="T415">são comandos que servem para </text:span><text:span text:style-name="T5">gerar saída</text:span><text:span text:style-name="T2"> na tela</text:span><text:span text:style-name="T358"> (tanto na função </text:span><text:span text:style-name="T584">echo</text:span><text:span text:style-name="T358"> quanto na função </text:span><text:span text:style-name="T584">print</text:span><text:span text:style-name="T358"> são opcionais os parênteses). </text:span></text:p>
      <text:p text:style-name="P81">-Tags HTML podem ser inseridas dentro das aspas <text:span text:style-name="T613">duplas </text:span>como a <text:span text:style-name="T576">tag</text:span> <text:span text:style-name="T40">&lt;br&gt;</text:span> para pular linha.</text:p>
      <text:p text:style-name="P84">-Não é possível colocar <text:span text:style-name="T2">aspas duplas</text:span> dentro de aspas duplas. <text:span text:style-name="T605">(use aspas simples)</text:span></text:p>
      <text:p text:style-name="P82">-Toda variável <text:span text:style-name="T360">deve </text:span>começa<text:span text:style-name="T360">r</text:span> com o cifrão (<text:span text:style-name="T190">$</text:span>), <text:span text:style-name="T578">seguida de letra ou underline, ou seja, não pode começar o nome com número</text:span></text:p>
      <text:p text:style-name="P83"/>
      <text:p text:style-name="P85">Diferente do Java que é Case-Sensitive para tudo, no PHP:</text:p>
      <text:p text:style-name="P85">São Case-<text:span text:style-name="T626">S</text:span>ensitive:</text:p>
      <text:list xml:id="list3021561613" text:style-name="L3">
        <text:list-item>
          <text:p text:style-name="P177"><text:span text:style-name="T21">$</text:span>variáveis</text:p>
        </text:list-item>
        <text:list-item>
          <text:p text:style-name="P177">CONSTANTES (se declaradas com a palavra-chave <text:span text:style-name="T581">const</text:span>)</text:p>
        </text:list-item>
      </text:list>
      <text:p text:style-name="P85">Não são Case-Sensitive <text:span text:style-name="T630">(ou seja, posso escrevê-las em maiúsculo)</text:span>:</text:p>
      <text:list xml:id="list153211774928786" text:continue-numbering="true" text:style-name="L3">
        <text:list-item>
          <text:p text:style-name="P177">palavras-<text:span text:style-name="T626">chave (reservadas)</text:span></text:p>
        </text:list-item>
        <text:list-item>
          <text:p text:style-name="P177">classes</text:p>
        </text:list-item>
        <text:list-item>
          <text:p text:style-name="P177">funções (até mesmo aquelas definidas pelo usuário)</text:p>
        </text:list-item>
      </text:list>
      <text:p text:style-name="P86"/>
      <text:p text:style-name="P5"><text:span text:style-name="Source_20_Text"><text:span text:style-name="T441">Para criar constantes, use a função </text:span></text:span><text:span text:style-name="Source_20_Text"><text:span text:style-name="T586">define()</text:span></text:span><text:span text:style-name="Source_20_Text"><text:span text:style-name="T441">. Exemplo:<text:line-break/></text:span></text:span><text:span text:style-name="Source_20_Text"><text:span text:style-name="T522">define(</text:span></text:span><text:span text:style-name="Source_20_Text"><text:span text:style-name="T186">“CONSTANTE”),27</text:span></text:span><text:span text:style-name="Source_20_Text"><text:span text:style-name="T522">)</text:span></text:span><text:span text:style-name="Source_20_Text"><text:span text:style-name="T186">;</text:span></text:span><text:span text:style-name="Source_20_Text"><text:span text:style-name="T189"><text:line-break/></text:span></text:span><text:span text:style-name="Source_20_Text"><text:span text:style-name="T99">Outra maneira de declarar constante</text:span></text:span><text:span text:style-name="Source_20_Text"><text:span text:style-name="T100">s</text:span></text:span><text:span text:style-name="Source_20_Text"><text:span text:style-name="T99"> é com a palavra-chave </text:span></text:span><text:span text:style-name="Source_20_Text"><text:span text:style-name="T564">const</text:span></text:span></text:p>
      <text:p text:style-name="P139"/>
      <text:p text:style-name="P103"><text:span text:style-name="T424">Porque não declarar </text:span>variáveis com <text:span text:style-name="T2">acentos ou símbolos</text:span>?</text:p>
      <text:p text:style-name="P87"><text:span text:style-name="T579">A acentuação é permitida porém não é uma boa prática. </text:span>Todos os computadores interpretam o encoding <text:span text:style-name="T579">(codificação)</text:span> ASCII igual mas, quando se trata de ASCII <text:span text:style-name="T579">estendidos</text:span>, pode ser gerado um problema porque nem todo computador os interpreta igualmente. Não é garantia que em outros idiomas, além do inglês, a interpretação seja igual.<text:tab/><text:tab/><text:span text:style-name="T626">($variável → $vari?vel)</text:span></text:p>
      <text:p text:style-name="P87"/>
      <text:p text:style-name="P95"><text:span text:style-name="T285">N</text:span><text:span text:style-name="T284">ão existe a necessidade de declarar variáveis</text:span><text:span text:style-name="T275">. Os tipos serão atribuídos automaticamente de acordo com o valor que a variável receber, ou seja, </text:span><text:span text:style-name="T276">a linguagem inicializa a variável e</text:span><text:span text:style-name="T275"> modifica </text:span><text:span text:style-name="T276">seu tipo</text:span><text:span text:style-name="T275"> de acordo com a atribuição. Esse processo é conhecido como coerção </text:span><text:span text:style-name="T377">(</text:span><text:span text:style-name="T382">p</text:span><text:span text:style-name="T377">orém é uma boa </text:span><text:span text:style-name="T382">prática</text:span><text:span text:style-name="T377"> de programação declarar as variáveis).</text:span></text:p>
      <text:p text:style-name="P33"/>
      <text:p text:style-name="P40">O <text:span text:style-name="T27">operador</text:span><text:span text:style-name="T21"> de atribuição</text:span> é <text:span text:style-name="T416">um</text:span> sinal de <text:span text:style-name="T207">igual</text:span> (<text:span text:style-name="T190">=</text:span>)</text:p>
      <text:p text:style-name="P41">Exemplo de atribuição de variáveis simultaneamente: $a = $b = $c = 10;</text:p>
      <text:p text:style-name="P42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43"><text:span text:style-name="T187">$c = $a </text:span><text:span text:style-name="T523">and</text:span><text:span text:style-name="T187"> $b</text:span><text:tab/>→ <text:s text:c="4"/>A precedência dessa operação é <text:span text:style-name="T187">$c = $a</text:span></text:p>
      <text:p text:style-name="P41"/>
      <text:p text:style-name="P79"><text:span text:style-name="T6">É</text:span><text:span text:style-name="T2"> necessário</text:span> o ponto-e-vírgula (<text:span text:style-name="T193">;</text:span>) para indicar o fim do comando</text:p>
      <text:p text:style-name="P100"/>
      <text:p text:style-name="P96">Não é necessário aquele (<text:span text:style-name="T195">f</text:span>) acompanhando números decimais (float) <text:span text:style-name="T544">como no Java</text:span></text:p>
      <text:p text:style-name="P34"/>
      <text:p text:style-name="P96"><text:soft-page-break/>O PHP aceita <text:span text:style-name="T549">typecast</text:span>, <text:span text:style-name="T544">ou seja,</text:span> <text:span text:style-name="T359">forçar a conversão de</text:span> uma variável <text:span text:style-name="T359">para que </text:span>seja de um determinado tipo:</text:p>
      <text:list xml:id="list3120146197" text:style-name="L4">
        <text:list-item>
          <text:p text:style-name="P179">Inteiro: (int) <text:span text:style-name="T626">ou </text:span>(integer)</text:p>
        </text:list-item>
        <text:list-item>
          <text:p text:style-name="P179">Real: (real), (float), (double)</text:p>
        </text:list-item>
        <text:list-item>
          <text:p text:style-name="P179">Caractere: (string)</text:p>
        </text:list-item>
        <text:list-item>
          <text:p text:style-name="P178"><text:span text:style-name="T36">Lógico: </text:span><text:span text:style-name="T12">não existe</text:span><text:span text:style-name="T36"> typecast porque</text:span><text:span text:style-name="T206"> </text:span><text:span text:style-name="T565">tipos lógicos são considerados como inteiros</text:span><text:span text:style-name="T399">, sendo </text:span><text:span text:style-name="T362">true </text:span><text:span text:style-name="T368">= </text:span><text:span text:style-name="T362">1<text:tab/></text:span><text:span text:style-name="T368">e <text:tab/></text:span><text:span text:style-name="T362">false</text:span><text:span text:style-name="T368"> = </text:span><text:span text:style-name="T369">string vazia (</text:span><text:span text:style-name="T363">“”</text:span><text:span text:style-name="T369">)</text:span></text:p>
        </text:list-item>
      </text:list>
      <text:p text:style-name="P40"/>
      <text:p text:style-name="P34"><text:span text:style-name="T243">A </text:span><text:span text:style-name="T251">concatenação</text:span><text:span text:style-name="T243"> em PHP é realizada pelo operador </text:span><text:span text:style-name="T346">ponto</text:span><text:span text:style-name="T243"> (</text:span><text:span text:style-name="T335">.</text:span><text:span text:style-name="T243">)</text:span> <text:span text:style-name="T360">Exemplo:</text:span></text:p>
      <text:p text:style-name="P61"><text:span text:style-name="T216">echo</text:span><text:span text:style-name="T235"> </text:span><text:span text:style-name="T220">"&lt;br&gt;Concatenando: " </text:span><text:span text:style-name="T212">. </text:span><text:span text:style-name="T229">$no</text:span><text:span text:style-name="T230">me </text:span><text:span text:style-name="T212">. </text:span><text:span text:style-name="T220">" tem " </text:span><text:span text:style-name="T212">. </text:span><text:span text:style-name="T229">$idade </text:span><text:span text:style-name="T212">. </text:span><text:span text:style-name="T220">" anos"</text:span><text:span text:style-name="T235">;</text:span></text:p>
      <text:p text:style-name="P103">Diferente do Javascript onde a concatenação tem preferência sobre a adição numérica; no PHP, o operador (+) serve apenas para somar valores porque o operador de concatenação é o ponto (.) <text:span text:style-name="T580">Exemplo:</text:span><text:span text:style-name="T28"> [javascript: ‘1’+1=11]<text:tab/>[php: ‘1’+1=2]</text:span></text:p>
      <text:p text:style-name="P103"/>
      <text:p text:style-name="P36"><text:span text:style-name="T261">O</text:span><text:span text:style-name="T262"> </text:span><text:span text:style-name="T271">Template String</text:span><text:span text:style-name="T263"> </text:span><text:span text:style-name="T264">é</text:span><text:span text:style-name="T272"> </text:span><text:span text:style-name="T265">u</text:span><text:span text:style-name="T261">ma alternativa à concatenação</text:span><text:span text:style-name="T270"> </text:span><text:span text:style-name="T259">(</text:span><text:span text:style-name="T266">é </text:span><text:span text:style-name="T259">importante que </text:span><text:span text:style-name="T267">as variáveis</text:span><text:span text:style-name="T259"> </text:span><text:span text:style-name="T267">estejam</text:span><text:span text:style-name="T259"> </text:span><text:span text:style-name="T268">entre </text:span><text:span text:style-name="T269">as </text:span><text:span text:style-name="T259">aspas duplas), </text:span><text:span text:style-name="T268">desse modo não será preciso utilizar o operador ponto(.)</text:span><text:span text:style-name="T259">: </text:span><text:span text:style-name="T217">echo</text:span><text:span text:style-name="T236"> </text:span><text:span text:style-name="T221">"</text:span><text:span text:style-name="T222">Usando</text:span><text:span text:style-name="T221"> </text:span><text:span text:style-name="T223">template</text:span><text:span text:style-name="T221">: </text:span><text:span text:style-name="T231">$nome</text:span><text:span text:style-name="T221"> tem </text:span><text:span text:style-name="T231">$idade</text:span><text:span text:style-name="T221"> anos!"</text:span></text:p>
      <text:p text:style-name="P109"><text:s/><text:span text:style-name="T606">Note que não foi preciso as chaves{}, como no Javascript.</text:span></text:p>
      <text:p text:style-name="P109"/>
      <text:p text:style-name="P110">Ao converter para booleano, os seguintes valores serão considerados como <text:span text:style-name="T581">false</text:span>:</text:p>
      <text:list xml:id="list953504577" text:style-name="L5">
        <text:list-item>
          <text:p text:style-name="P180">inteiro <text:span text:style-name="T611">0</text:span>;</text:p>
        </text:list-item>
        <text:list-item>
          <text:p text:style-name="P180">float <text:span text:style-name="T611">0.0</text:span>;</text:p>
        </text:list-item>
        <text:list-item>
          <text:p text:style-name="P180">string vazia <text:span text:style-name="T611">“”</text:span> ou <text:span text:style-name="T611">“0”</text:span>;</text:p>
        </text:list-item>
        <text:list-item>
          <text:p text:style-name="P181">vetor vazio <text:span text:style-name="T611">[]</text:span></text:p>
        </text:list-item>
        <text:list-item>
          <text:p text:style-name="P181">O próprio booleano<text:span text:style-name="T550"> </text:span><text:span text:style-name="T611">false</text:span>;</text:p>
        </text:list-item>
      </text:list>
      <text:h text:style-name="P171" text:outline-level="1">Aula 05 – <text:span text:style-name="T430">Funções Matemáticas</text:span></text:h>
      <text:p text:style-name="Text_20_body"/>
      <text:p text:style-name="P44"><draw:frame draw:style-name="fr2" draw:name="Figura2" text:anchor-type="paragraph" svg:x="0.097cm" svg:y="-0.041cm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44"/>
      <text:p text:style-name="P108">Em PHP, dividindo dois números <text:span text:style-name="T545">do tipo inteiro</text:span>, o retorno pode ser <text:span text:style-name="T545">do tipo</text:span> <text:span text:style-name="T2">float</text:span>.</text:p>
      <text:p text:style-name="P106"/>
      <text:p text:style-name="P106"/>
      <text:h text:style-name="P172" text:outline-level="3"/>
      <text:h text:style-name="P173" text:outline-level="3">Como usar valores personalizados?</text:h>
      <text:p text:style-name="P107"><draw:frame draw:style-name="fr2" draw:name="Figura3" text:anchor-type="paragraph" svg:x="0.025cm" svg:y="-0.071cm" svg:width="13.335cm" svg:height="4.946cm" draw:z-index="1"><draw:image xlink:href="Pictures/1000000000000239000000D3E3BD8175695CFA9C.jpg" xlink:type="simple" xlink:show="embed" xlink:actuate="onLoad" draw:mime-type="image/jpeg"/></draw:frame></text:p>
      <text:p text:style-name="P107"><text:span text:style-name="T432">Ao</text:span> atribuir valores às variáveis, os dados são inseridos na URL para serem passados como parâmetros.</text:p>
      <text:p text:style-name="P107"/>
      <text:p text:style-name="P107"/>
      <text:p text:style-name="P55"><draw:frame draw:style-name="fr2" draw:name="Figura4" text:anchor-type="paragraph" svg:x="0.037cm" svg:y="0.42cm" svg:width="11.285cm" svg:height="7.948cm" draw:z-index="2"><draw:image xlink:href="Pictures/10000000000001F10000015E5029C9A63A1C6A70.jpg" xlink:type="simple" xlink:show="embed" xlink:actuate="onLoad" draw:mime-type="image/jpeg"/></draw:frame><text:span text:style-name="T432">Função </text:span><text:span text:style-name="T553">number</text:span><text:span text:style-name="T554">_format()</text:span><text:span text:style-name="T81">:</text:span></text:p>
      <text:list xml:id="list660404355" text:style-name="L6">
        <text:list-item>
          <text:p text:style-name="P188"><text:span text:style-name="T32">1º parâmetro é o </text:span>valor</text:p>
        </text:list-item>
        <text:list-item>
          <text:p text:style-name="P191"><text:span text:style-name="T373">2º parâmetro é a</text:span><text:span text:style-name="T367"><text:line-break/></text:span><text:span text:style-name="T379">quantidade de casa</text:span><text:span text:style-name="T380">s</text:span><text:span text:style-name="T379"> decimais</text:span></text:p>
        </text:list-item>
        <text:list-item>
          <text:p text:style-name="P192"><text:span text:style-name="T373">3º parâmetro é o<text:line-break/></text:span><text:span text:style-name="T379">separador decimal</text:span></text:p>
        </text:list-item>
        <text:list-item>
          <text:p text:style-name="P193"><text:span text:style-name="T373">4º parâmetro é o <text:line-break/></text:span><text:span text:style-name="T379">separador de milhar</text:span><text:span text:style-name="T373">.</text:span></text:p>
        </text:list-item>
      </text:list>
      <text:p text:style-name="P157"><text:span text:style-name="T81">.</text:span><text:span text:style-name="T472">number_format</text:span><text:span text:style-name="T81">(</text:span><text:span text:style-name="T504">$v1</text:span><text:span text:style-name="T81">,</text:span><text:span text:style-name="T528">2</text:span><text:span text:style-name="T81">,</text:span><text:span text:style-name="T490">","</text:span><text:span text:style-name="T81">,</text:span><text:span text:style-name="T490">"."</text:span><text:span text:style-name="T81">)<text:line-break/></text:span></text:p>
      <text:p text:style-name="P20">Também temos as funções:</text:p>
      <text:list xml:id="list4171662399" text:style-name="L7">
        <text:list-item>
          <text:p text:style-name="P189"><text:span text:style-name="T566">ceil()</text:span>: arredondamento para cima</text:p>
        </text:list-item>
        <text:list-item>
          <text:p text:style-name="P190"><text:span text:style-name="T566">floor()</text:span>: arredondamento para baixo</text:p>
        </text:list-item>
      </text:list>
      <text:h text:style-name="Heading_20_1" text:outline-level="1"><text:soft-page-break/>Aula 06 – <text:span text:style-name="T430">Operadores</text:span></text:h>
      <text:p text:style-name="Text_20_body"/>
      <text:p text:style-name="P18"><draw:frame draw:style-name="fr2" draw:name="Figura5" text:anchor-type="paragraph" svg:x="2.473cm" svg:y="0.191cm" svg:width="12.501cm" svg:height="7.093cm" draw:z-index="3"><draw:image xlink:href="Pictures/10000000000002160000012FBC3637111CCC7474.jpg" xlink:type="simple" xlink:show="embed" xlink:actuate="onLoad" draw:mime-type="image/jpeg"/></draw:frame></text:p>
      <text:p text:style-name="P1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pan text:style-name="T374">Observações quanto às operações com Módulos:</text:span><text:line-break/><text:span text:style-name="T233">$h</text:span><text:span text:style-name="T238"> = </text:span><text:span text:style-name="T342">1 </text:span><text:span text:style-name="T238">% </text:span><text:span text:style-name="T342">2</text:span><text:span text:style-name="T238">; </text:span><text:span text:style-name="T344">//retorna '1'<text:tab/></text:span><text:span text:style-name="T343"><text:tab/></text:span><text:span text:style-name="T233">$y</text:span><text:span text:style-name="T238"> = </text:span><text:span text:style-name="T342">0 </text:span><text:span text:style-name="T238">% </text:span><text:span text:style-name="T342">3</text:span><text:span text:style-name="T238">; </text:span><text:span text:style-name="T344">//retorna '0'</text:span><text:span text:style-name="T343"> </text:span></text:p>
      <text:p text:style-name="P18"/>
      <text:p text:style-name="P19"><draw:frame draw:style-name="fr2" draw:name="Figura6" text:anchor-type="paragraph" svg:x="2.528cm" svg:y="-0.344cm" svg:width="12.42cm" svg:height="6.565cm" draw:z-index="4"><draw:image xlink:href="Pictures/10000000000001FB0000010C013F3574ED07882A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7"><text:span text:style-name="T427"><text:line-break/>Atenção! O PÓS incremento/decremento utiliza a variável primeiro para </text:span><text:span text:style-name="T423">depois</text:span><text:span text:style-name="T427"> decrementar, </text:span><text:span text:style-name="T428">ou seja, <text:line-break/></text:span><text:span text:style-name="T273">++a -&gt; executado </text:span><text:span text:style-name="T274">imediatamente</text:span><text:span text:style-name="T273"><text:line-break/>b++ -&gt; executado na </text:span><text:span text:style-name="T274">próxima linha</text:span></text:p>
      <text:p text:style-name="P21"/>
      <text:p text:style-name="P19">Os <text:span text:style-name="T21">comentários</text:span> serão ignorados durante a interpretação do script e seguem o padrão:</text:p>
      <text:p text:style-name="P19"><text:span text:style-name="T431"><text:s/></text:span><text:span text:style-name="T193">//</text:span><text:span text:style-name="T408">este é um comentário inline </text:span><text:span text:style-name="T411">estilo C</text:span> ou<text:span text:style-name="T40"> </text:span><text:span text:style-name="T193">#</text:span><text:span text:style-name="T408">este é um comentário inline </text:span><text:span text:style-name="T411">estilo shell</text:span></text:p>
      <text:p text:style-name="P19"><text:s/>ou<text:span text:style-name="T410"> </text:span><text:span text:style-name="T190">/</text:span><text:span text:style-name="T202">*</text:span><text:span text:style-name="T409">este é um comentário em</text:span></text:p>
      <text:p text:style-name="P123"><text:span text:style-name="T572"><text:s/>mais linhas</text:span><text:span text:style-name="T202">*</text:span><text:span text:style-name="T200">/</text:span></text:p>
      <text:p text:style-name="P70"><draw:frame draw:style-name="fr4" draw:name="Figura7" text:anchor-type="paragraph" svg:width="10.73cm" svg:height="7.253cm" draw:z-index="5"><draw:image xlink:href="Pictures/10000000000001FA00000156B4BC3319D64BE0B8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9"><text:span text:style-name="T299">Colocar um caractere ‘</text:span><text:span text:style-name="Source_20_Text"><text:span text:style-name="T303">&amp;</text:span></text:span><text:span text:style-name="T299">’ na frente de uma variável vai </text:span><text:span text:style-name="T315">criar um </text:span><text:span text:style-name="T334">ponteiro</text:span><text:span text:style-name="T299"> em PHP. El</text:span><text:span text:style-name="T300">e</text:span><text:span text:style-name="T299"> não será uma variável de fato </text:span><text:span text:style-name="T302">mas guardará o endereço dela, ou seja,</text:span><text:span text:style-name="T299"> será uma referência à variável original. Com isso, cria-se uma relação entre as variáveis. </text:span><text:span text:style-name="T301">Se alterar uma, também altera a outra.</text:span></text:p>
      <text:p text:style-name="P115">No exemplo acima, ao utilizar o operador <text:span text:style-name="T21">&amp;</text:span>, <text:span text:style-name="T431">a</text:span> variável <text:span text:style-name="T595">`</text:span><text:span text:style-name="T581">a</text:span><text:span text:style-name="T595">`</text:span><text:span text:style-name="T547"> </text:span>fará referência à variável <text:span text:style-name="T595">`</text:span><text:span text:style-name="T596">b</text:span><text:span text:style-name="T597">`</text:span>.</text:p>
      <text:p text:style-name="P119"><text:span text:style-name="T70">Assim, se a variável </text:span><text:span text:style-name="T598">`</text:span><text:span text:style-name="T599">a</text:span><text:span text:style-name="T600">`</text:span><text:span text:style-name="T70"> valer </text:span><text:span text:style-name="T71">8</text:span><text:span text:style-name="T70">, então </text:span><text:span text:style-name="T598">`</text:span><text:span text:style-name="T599">b</text:span><text:span text:style-name="T600">`</text:span><text:span text:style-name="T70"> valerá </text:span><text:span text:style-name="T71">8 + 5 = 13</text:span><text:span text:style-name="T70">, mudando o valor da variável </text:span><text:span text:style-name="T598">`</text:span><text:span text:style-name="T599">a</text:span><text:span text:style-name="T600">`</text:span><text:span text:style-name="T70"> também para </text:span><text:span text:style-name="T71">13 </text:span><text:span text:style-name="T70">e</text:span> <text:span text:style-name="T2">ficando </text:span><text:span text:style-name="T546">ambas</text:span><text:span text:style-name="T2"> com o mesmo valor</text:span></text:p>
      <text:p text:style-name="P120"/>
      <text:p text:style-name="P120"><draw:frame draw:style-name="fr2" draw:name="Figura8" text:anchor-type="paragraph" svg:x="2.101cm" svg:y="0.4cm" svg:width="13.25cm" svg:height="6.888cm" draw:z-index="6"><draw:image xlink:href="Pictures/1000000000000292000001566EAFB78296191189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47"><text:span text:style-name="T277">Colocar um </text:span><text:span text:style-name="T281">segundo ‘$’</text:span><text:span text:style-name="T277"> na frente de uma variável</text:span><text:span text:style-name="T366"> </text:span><text:span text:style-name="T277">cria uma </text:span><text:span text:style-name="T281">variável din</text:span><text:span text:style-name="T282">â</text:span><text:span text:style-name="T281">mica</text:span><text:span text:style-name="T277">, dependen</text:span><text:span text:style-name="T278">te</text:span><text:span text:style-name="T277"> do conteúdo da variável original.</text:span><text:span text:style-name="T366"> Basicamente, o cifrão duplo instrui a criação de uma variável dentro da memória do servidor considerando o conteúdo da variável</text:span><text:span text:style-name="T398"> </text:span><text:span text:style-name="T361">$site</text:span><text:span text:style-name="T398">. </text:span><text:span text:style-name="T366">Logo, a recém-criada variável</text:span><text:span text:style-name="T398"> </text:span><text:span text:style-name="T361">$cursoemvideo</text:span><text:span text:style-name="T398"> recebe o valor </text:span><text:span text:style-name="T361">“cursoPHP”.</text:span><text:span text:style-name="T366"> Sendo assi</text:span><text:span text:style-name="T58">m, teremos 2 variáveis.</text:span></text:p>
      <text:h text:style-name="P171" text:outline-level="1"><text:span text:style-name="T58">A</text:span><text:span text:style-name="T57">ula 07 – </text:span><text:span text:style-name="T69">Operador Relacional, Ternário </text:span><text:span text:style-name="T72">ou</text:span><text:span text:style-name="T69"> Lógico</text:span></text:h>
      <text:p text:style-name="P147"/>
      <text:p text:style-name="P124"><draw:frame draw:style-name="fr2" draw:name="Figura9" text:anchor-type="paragraph" svg:x="4.348cm" svg:y="0.383cm" svg:width="8.174cm" svg:height="6.907cm" draw:z-index="7"><draw:image xlink:href="Pictures/10000000000001C40000017E09976DA7F1998792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draw:frame draw:style-name="fr5" draw:name="Figura10" text:anchor-type="paragraph" svg:x="0.792cm" svg:y="-0.141cm" svg:width="8.998cm" svg:height="5.69cm" draw:z-index="8"><draw:image xlink:href="Pictures/10000000000002300000010A5B08F62884EE2EE5.jpg" xlink:type="simple" xlink:show="embed" xlink:actuate="onLoad" draw:mime-type="image/jpeg"/></draw:frame>Cuidado! O operador ternário <text:span text:style-name="T2">apenas retorna valor ou expressão</text:span>, ele NÃO executa declarações/<text:span text:style-name="T631">funções/</text:span>comandos <text:span text:style-name="T631">que não </text:span><text:span text:style-name="T632">retornam valor</text:span>.</text:p>
      <text:p text:style-name="P126">Exemplo de código que <text:span text:style-name="T2">NÃO</text:span> compila:<text:line-break/><text:span text:style-name="T627">(</text:span><text:span text:style-name="T581">a==b) ? </text:span><text:span text:style-name="T607">echo</text:span><text:span text:style-name="T581"> ’sim’: </text:span><text:span text:style-name="T607">echo</text:span><text:span text:style-name="T581"> ’não’</text:span></text:p>
      <text:p text:style-name="P127">*não compila porque a função <text:span text:style-name="T581">echo</text:span> não retorna valor, apenas printa na tela</text:p>
      <text:p text:style-name="P164"/>
      <text:p text:style-name="P125"><draw:frame draw:style-name="fr2" draw:name="Figura11" text:anchor-type="paragraph" svg:x="0.769cm" svg:y="-0.039cm" svg:width="15.595cm" svg:height="5.883cm" draw:z-index="9"><draw:image xlink:href="Pictures/100000000000029C000000FCD741D518DF82FAB1.jpg" xlink:type="simple" xlink:show="embed" xlink:actuate="onLoad" draw:mime-type="image/jpeg"/></draw:frame></text:p>
      <text:h text:style-name="P171" text:outline-level="1">Aula 08 - <text:span text:style-name="T573">Formulários</text:span></text:h>
      <text:p text:style-name="P44"/>
      <text:p text:style-name="P63"><text:span text:style-name="T75">É possível interligar formulários HTML com scripts PHP através da cláusula </text:span><text:span text:style-name="T208">$_GET</text:span><text:span text:style-name="T209">[“”]</text:span><text:span text:style-name="T59"> <text:line-break/></text:span><text:span text:style-name="T76">(</text:span><text:span text:style-name="T59">Lembr</text:span><text:span text:style-name="T75">ando </text:span><text:span text:style-name="T59">que é </text:span><text:span text:style-name="T75">escrito</text:span><text:span text:style-name="T59"> todo em letras maiúsculas</text:span><text:span text:style-name="T76">)</text:span></text:p>
      <text:p text:style-name="P130"><draw:frame draw:style-name="fr2" draw:name="Figura12" text:anchor-type="paragraph" svg:x="0.129cm" svg:y="0.164cm" svg:width="9.495cm" svg:height="4.373cm" draw:z-index="10"><draw:image xlink:href="Pictures/10000000000002390000010648222C595AFD53B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76B27908CAB3F3FC.jpg" xlink:type="simple" xlink:show="embed" xlink:actuate="onLoad" draw:mime-type="image/jpeg"/></draw:frame></text:p>
      <text:p text:style-name="P121"/>
      <text:p text:style-name="P121"/>
      <text:p text:style-name="P121"/>
      <text:p text:style-name="P121"/>
      <text:p text:style-name="P131"/>
      <text:p text:style-name="P64"><text:span text:style-name="T60">O parâmetro </text:span><text:span text:style-name="T43">m</text:span><text:span text:style-name="T46">e</text:span><text:span text:style-name="T43">tod=”get”</text:span><text:span text:style-name="T60"> envia os dados pela URL(mais rápido) </text:span><text:span text:style-name="T61">e utiliza o comando</text:span><text:span text:style-name="T47"> </text:span><text:span text:style-name="T44">$_GET[“”]</text:span></text:p>
      <text:p text:style-name="P65"><text:span text:style-name="T61">Já </text:span><text:span text:style-name="T57">o </text:span><text:span text:style-name="T59">parâmetro</text:span><text:span text:style-name="T57"> </text:span><text:span text:style-name="T42">metod=”post”</text:span><text:span text:style-name="T57"> envia por pacotes(mais seguro) </text:span><text:span text:style-name="T61">e utiliza o comando</text:span><text:span text:style-name="T47"> </text:span><text:span text:style-name="T44">$_POST[“”]</text:span></text:p>
      <text:p text:style-name="P66"><text:span text:style-name="T57">O parâmetro </text:span><text:span text:style-name="T42">action=”dados.php</text:span><text:span text:style-name="T62">”</text:span><text:span text:style-name="T57"> indica para </text:span><text:span text:style-name="T73">qual arquivo</text:span><text:span text:style-name="T57"> os dados devem ser enviados </text:span><text:span text:style-name="T74">para agir.</text:span></text:p>
      <text:p text:style-name="P67"><text:span text:style-name="T57">A tag </text:span><text:span text:style-name="T364">&lt;form&gt;</text:span><text:span text:style-name="T57"> cria formulários</text:span></text:p>
      <text:p text:style-name="P66"><text:span text:style-name="T57">A tag </text:span><text:span text:style-name="T42">&lt;input&gt;</text:span><text:span text:style-name="T57"> serve para criar uma série de controles, como caixa de textos, </text:span><text:span text:style-name="T59">botões,</text:span><text:span text:style-name="T57"> etc</text:span></text:p>
      <text:p text:style-name="P68"><text:span text:style-name="T64">O o</text:span><text:span text:style-name="T57">bjeto </text:span><text:span text:style-name="T42">input</text:span><text:span text:style-name="T63"> </text:span><text:span text:style-name="T65">d</text:span><text:span text:style-name="T66">e tipo </text:span><text:span text:style-name="T42">submit</text:span><text:span text:style-name="T57"> </text:span><text:span text:style-name="T59">enviam </text:span><text:span text:style-name="T73">os </text:span><text:span text:style-name="T59">dados </text:span><text:span text:style-name="T73">do </text:span><text:span text:style-name="T74">formulário</text:span><text:span text:style-name="T73"> </text:span><text:span text:style-name="T59">para o </text:span><text:span text:style-name="T73">arquivo </text:span><text:span text:style-name="T59">estipulado n</text:span><text:span text:style-name="T73">o parâmetro </text:span><text:span text:style-name="T45">action</text:span><text:span text:style-name="T59"> </text:span><text:span text:style-name="T73">d</text:span><text:span text:style-name="T59">a primeira linha.</text:span></text:p>
      <text:p text:style-name="P69"><text:span text:style-name="T277">A </text:span><text:span text:style-name="T283">integração</text:span><text:span text:style-name="T277"> </text:span><text:span text:style-name="T279">entre</text:span><text:span text:style-name="T277"> qualquer controle de formulário </text:span><text:span text:style-name="T279">HTML e seu script PHP</text:span><text:span text:style-name="T277"> pode ser feita através do </text:span><text:span text:style-name="T280">parâmetro</text:span><text:span text:style-name="T281"> </text:span><text:span text:style-name="T329">name</text:span></text:p>
      <text:p text:style-name="P101"><text:span text:style-name="T383">Função</text:span><text:span text:style-name="T204"> </text:span><text:span text:style-name="T559">date(“</text:span><text:span text:style-name="T55">Y</text:span><text:span text:style-name="T559">”)</text:span><text:span text:style-name="T90"> </text:span><text:span text:style-name="T91">busca o ano atual do sistema. O parâmetro </text:span><text:span text:style-name="T551">y</text:span><text:span text:style-name="T91"> minúsculo vai mostrar o ano de forma reduzida (21), já o </text:span><text:span text:style-name="T551">Y</text:span><text:span text:style-name="T91"> maiúsculo mostra o ano inteiro(2021)</text:span></text:p>
      <text:p text:style-name="P128"><text:span text:style-name="T397">Função</text:span><text:span text:style-name="T192"> </text:span><text:span text:style-name="T563">isset()</text:span><text:span text:style-name="T618">pode ser usada para verificar se a variável foi definida/inicializada, </text:span>ou seja, <text:span text:style-name="T417">verifica</text:span> <text:span text:style-name="T417">se</text:span> foi configurado.</text:p>
      <text:h text:style-name="P171" text:outline-level="1">Aula 09 – <text:span text:style-name="T430">Condicional Composta</text:span></text:h>
      <text:p text:style-name="P48"><text:span text:style-name="T96">O PHP permite a condicional </text:span><text:span text:style-name="T555">elseif</text:span><text:span text:style-name="T84">,</text:span><text:span text:style-name="T97"> </text:span><text:span text:style-name="T67">o que reduz a quantidade de blocos</text:span></text:p>
      <text:p text:style-name="P129"><draw:frame draw:style-name="fr2" draw:name="Figura14" text:anchor-type="paragraph" svg:x="2.462cm" svg:y="0cm" svg:width="12.682cm" svg:height="8.742cm" draw:z-index="12"><draw:image xlink:href="Pictures/10000000000001BC00000132967B08134D3D4F64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2" draw:name="Figura15" text:anchor-type="paragraph" svg:x="2.48cm" svg:y="0.24cm" svg:width="12.614cm" svg:height="8.587cm" draw:z-index="13"><draw:image xlink:href="Pictures/10000000000001C0000001312E27DE25636AF0E6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45"><text:span text:style-name="T421">Se por acaso as chaves</text:span><text:span text:style-name="T601">{}</text:span><text:span text:style-name="T421"> forem </text:span><text:span text:style-name="T422">esquecidas</text:span><text:span text:style-name="T421">, mesmo assim os comandos executarão, porém de maneira </text:span><text:span text:style-name="T422">independente</text:span><text:span text:style-name="T421">. Exemplo:<text:tab/></text:span><text:span text:style-name="T540">if</text:span><text:span text:style-name="T451"> (</text:span><text:span text:style-name="T500">$x</text:span><text:span text:style-name="T451"> == </text:span><text:span text:style-name="T500">$y</text:span><text:span text:style-name="T451">)   </text:span><text:span text:style-name="T470">echo</text:span><text:span text:style-name="T451"> </text:span><text:span text:style-name="T489">"&lt;hr&gt;comando1"</text:span><text:span text:style-name="T451">;</text:span></text:p>
      <text:h text:style-name="P171" text:outline-level="1"><text:span text:style-name="T419">Aula 10 – </text:span><text:span text:style-name="T420">Condicional Switch</text:span></text:h>
      <text:p text:style-name="P150"/>
      <text:p text:style-name="P133"><draw:frame draw:style-name="fr2" draw:name="Figura16" text:anchor-type="paragraph" svg:x="0.086cm" svg:y="0.166cm" svg:width="15.746cm" svg:height="8.71cm" draw:z-index="14"><draw:image xlink:href="Pictures/100000000000029B0000017118F34E89765E6861.jpg" xlink:type="simple" xlink:show="embed" xlink:actuate="onLoad" draw:mime-type="image/jpe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02"><text:span text:style-name="T92">Não esqueça do comando </text:span><text:span text:style-name="T94">break</text:span></text:p>
      <text:p text:style-name="P146">Exemplo de Condicional Switch com múltiplos <text:span text:style-name="T2">valores:</text:span></text:p>
      <text:p text:style-name="P144"/>
      <text:p text:style-name="P97"><draw:frame draw:style-name="fr2" draw:name="Figura17" text:anchor-type="paragraph" svg:x="0.085cm" svg:y="-0.102cm" svg:width="15.7cm" svg:height="8.497cm" draw:z-index="15"><draw:image xlink:href="Pictures/100000000000045C0000025C354B2FCAC9E3A88C.jpg" xlink:type="simple" xlink:show="embed" xlink:actuate="onLoad" draw:mime-type="image/jpeg"/></draw:frame></text:p>
      <text:p text:style-name="P99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3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577">a</text:span> cache do navegador!</text:p>
      <text:h text:style-name="P171" text:outline-level="1">Aula 11- Iteração While</text:h>
      <text:p text:style-name="P44"/>
      <text:p text:style-name="P32"><draw:frame draw:style-name="fr4" draw:name="Figura1" text:anchor-type="paragraph" svg:width="15.346cm" svg:height="7.17cm" draw:z-index="16"><draw:image xlink:href="Pictures/10000000000002440000010FF866D9FEFA9493F4.jpg" xlink:type="simple" xlink:show="embed" xlink:actuate="onLoad" draw:mime-type="image/jpeg"/></draw:frame>No<text:span text:style-name="T434">te que é preciso </text:span><text:span text:style-name="T7">atribuir valor à variável $</text:span><text:span text:style-name="T602">c</text:span><text:span text:style-name="T434"> antes de construir o loop.</text:span></text:p>
      <text:p text:style-name="P26"/>
      <text:p text:style-name="P26"/>
      <text:p text:style-name="P24">Para <text:span text:style-name="T21">criar código HTML</text:span> <text:span text:style-name="T39">dinamicamente</text:span>, dentro <text:span text:style-name="T433">de uma extensão </text:span><text:span text:style-name="T53">.php</text:span>, <text:span text:style-name="T548">utilize</text:span> o comando <text:span text:style-name="T558">echo</text:span></text:p>
      <text:p text:style-name="P25"/>
      <text:p text:style-name="P25"/>
      <text:p text:style-name="P25"><draw:frame draw:style-name="fr2" draw:name="Figura18" text:anchor-type="paragraph" svg:x="2.672cm" svg:y="0.27cm" svg:width="11.986cm" svg:height="8.387cm" draw:z-index="17"><draw:image xlink:href="Pictures/10000000000001C50000013D2735FF2B00EFB693.jpg" xlink:type="simple" xlink:show="embed" xlink:actuate="onLoad" draw:mime-type="image/jpe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2"><text:span text:style-name="T294">Dentro dos laços de repetição, o comando </text:span><text:span text:style-name="Source_20_Text"><text:span text:style-name="T345">break</text:span></text:span><text:span text:style-name="T294"> quebra o fluxo d</text:span><text:span text:style-name="T295">a</text:span><text:span text:style-name="T294"> iteração e manda a execução para fora da estrutura. </text:span><text:span text:style-name="T295">Já o coman</text:span><text:span text:style-name="T294">do</text:span><text:span text:style-name="T296"> </text:span><text:span text:style-name="Source_20_Text"><text:span text:style-name="T345">continue</text:span></text:span><text:span text:style-name="Source_20_Text"><text:span text:style-name="T296">, volta para o início da iteração mesmo sem </text:span></text:span><text:span text:style-name="Source_20_Text"><text:span text:style-name="T297">ter chegado</text:span></text:span><text:span text:style-name="Source_20_Text"><text:span text:style-name="T296"> lá embaixo da estrutura.</text:span></text:span></text:p>
      <text:h text:style-name="P171" text:outline-level="1"><text:span text:style-name="Source_20_Text"><text:span text:style-name="T435">Aula 12 – Repetição Do-While</text:span></text:span></text:h>
      <text:p text:style-name="Text_20_body"><text:span text:style-name="Source_20_Text"><text:span text:style-name="T435"/></text:span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B249617C4E4D8B7.jpg" xlink:type="simple" xlink:show="embed" xlink:actuate="onLoad" draw:mime-type="image/jpeg"/></draw:frame><text:span text:style-name="Source_20_Text"><text:span text:style-name="T571"/></text:span></text:p>
      <text:h text:style-name="Heading_20_1" text:outline-level="1"><text:span text:style-name="Source_20_Text"><text:span text:style-name="T448"/></text:span></text:h>
      <text:h text:style-name="Heading_20_1" text:outline-level="1"><text:span text:style-name="Source_20_Text"><text:span text:style-name="T435">Aula 13 – Iteração For</text:span></text:span></text:h>
      <text:p text:style-name="P17"><text:span text:style-name="Source_20_Text"><text:span text:style-name="T571"/></text:span></text:p>
      <text:p text:style-name="P17"><draw:frame draw:style-name="fr2" draw:name="Figura20" text:anchor-type="paragraph" svg:x="0.328cm" svg:y="0.145cm" svg:width="17.092cm" svg:height="5.503cm" draw:z-index="19"><draw:image xlink:href="Pictures/1000000000000286000000D0FBE105C104392194.jpg" xlink:type="simple" xlink:show="embed" xlink:actuate="onLoad" draw:mime-type="image/jpeg"/></draw:frame><text:span text:style-name="Source_20_Text"><text:span text:style-name="T571"/></text:span></text:p>
      <text:p text:style-name="P6"><text:span text:style-name="Source_20_Text"><text:span text:style-name="T101">Na iteração </text:span></text:span><text:span text:style-name="Source_20_Text"><text:span text:style-name="T556">for</text:span></text:span><text:span text:style-name="Source_20_Text"><text:span text:style-name="T101">, a variável já é declarada dentro da estrutura, </text:span></text:span><text:span text:style-name="Source_20_Text"><text:span text:style-name="T104">a</text:span></text:span><text:span text:style-name="Source_20_Text"><text:span text:style-name="T102"> semântica do segundo parâmetro equivale </text:span></text:span><text:span text:style-name="Source_20_Text"><text:span text:style-name="T104">a </text:span></text:span><text:span text:style-name="Source_20_Text"><text:span text:style-name="T102">“enquanto” </text:span></text:span><text:span text:style-name="Source_20_Text"><text:span text:style-name="T104">e o</text:span></text:span><text:span text:style-name="Source_20_Text"><text:span text:style-name="T103">s parâmetros são separados por ponto-e-vírgula.</text:span></text:span></text:p>
      <text:h text:style-name="P171" text:outline-level="1"><text:span text:style-name="Source_20_Text"><text:span text:style-name="T448">Aula 14 – Rotinas</text:span></text:span></text:h>
      <text:p text:style-name="P13"><text:span text:style-name="Source_20_Text"><text:span text:style-name="T102"/></text:span></text:p>
      <text:p text:style-name="P11"><text:span text:style-name="Source_20_Text"><text:span text:style-name="T148">Rotinas</text:span></text:span><text:span text:style-name="Source_20_Text"><text:span text:style-name="T102"> são </text:span></text:span><text:span text:style-name="Source_20_Text"><text:span text:style-name="T150">funções</text:span></text:span><text:span text:style-name="Source_20_Text"><text:span text:style-name="T102"> </text:span></text:span><text:span text:style-name="Source_20_Text"><text:span text:style-name="T105">ou</text:span></text:span><text:span text:style-name="Source_20_Text"><text:span text:style-name="T102"> </text:span></text:span><text:span text:style-name="Source_20_Text"><text:span text:style-name="T150">procedimentos</text:span></text:span><text:span text:style-name="Source_20_Text"><text:span text:style-name="T102">, </text:span></text:span><text:span text:style-name="Source_20_Text"><text:span text:style-name="T105">porém o PHP considera ambas operações como funções, distinguindo-se apenas </text:span></text:span><text:span text:style-name="Source_20_Text"><text:span text:style-name="T103">quanto a</text:span></text:span><text:span text:style-name="Source_20_Text"><text:span text:style-name="T105">o seu </text:span></text:span><text:span text:style-name="Source_20_Text"><text:span text:style-name="T106">valor de retorno, </text:span></text:span><text:span text:style-name="Source_20_Text"><text:span text:style-name="T107">se é vazio</text:span></text:span><text:span text:style-name="Source_20_Text"><text:span text:style-name="T108"> </text:span></text:span><text:span text:style-name="Source_20_Text"><text:span text:style-name="T105">ou</text:span></text:span><text:span text:style-name="Source_20_Text"><text:span text:style-name="T108"> não.</text:span></text:span></text:p>
      <text:p text:style-name="P148"><draw:frame draw:style-name="fr2" draw:name="Figura21" text:anchor-type="paragraph" svg:x="-0.533cm" svg:y="0cm" svg:width="9.197cm" svg:height="4.942cm" draw:z-index="20"><draw:image xlink:href="Pictures/100000000000029E00000168675B4B158D9987B8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F253DF6E03593425.jpg" xlink:type="simple" xlink:show="embed" xlink:actuate="onLoad" draw:mime-type="image/jpeg"/></draw:frame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9"><text:span text:style-name="Source_20_Text"><text:span text:style-name="T85"/></text:span></text:p>
      <text:p text:style-name="P7"><text:span text:style-name="Source_20_Text"><text:span text:style-name="T85"/></text:span></text:p>
      <text:p text:style-name="P7"><text:span text:style-name="Source_20_Text"><text:span text:style-name="T85">Nas funções, não é preciso declarar antes as variáveis locais (internas na estrutura). </text:span></text:span><text:span text:style-name="Source_20_Text"><text:span text:style-name="T95">Já n</text:span></text:span><text:span text:style-name="Source_20_Text"><text:span text:style-name="T109">as f</text:span></text:span><text:span text:style-name="Source_20_Text"><text:span text:style-name="T110">unções para criar </text:span></text:span><text:span text:style-name="Source_20_Text"><text:span text:style-name="T111">Rotinas com Múltiplos Parâmetros em PHP, </text:span></text:span><text:span text:style-name="Source_20_Text"><text:span text:style-name="T110">ou seja,</text:span></text:span><text:span text:style-name="Source_20_Text"><text:span text:style-name="T111"> </text:span></text:span><text:span text:style-name="Source_20_Text"><text:span text:style-name="T149">Parâmetros Variáveis</text:span></text:span><text:span text:style-name="Source_20_Text"><text:span text:style-name="T111"> </text:span></text:span><text:span text:style-name="Source_20_Text"><text:span text:style-name="T112">não é preciso especificar os parâmetros pois </text:span></text:span><text:span text:style-name="Source_20_Text"><text:span text:style-name="T109">existem</text:span></text:span><text:span text:style-name="Source_20_Text"><text:span text:style-name="T112"> funç</text:span></text:span><text:span text:style-name="Source_20_Text"><text:span text:style-name="T109">ões</text:span></text:span><text:span text:style-name="Source_20_Text"><text:span text:style-name="T112"> interna</text:span></text:span><text:span text:style-name="Source_20_Text"><text:span text:style-name="T109">s</text:span></text:span><text:span text:style-name="Source_20_Text"><text:span text:style-name="T112"> para pegá-los </text:span></text:span><text:span text:style-name="Source_20_Text"><text:span text:style-name="T113">automaticamente</text:span></text:span><text:span text:style-name="Source_20_Text"><text:span text:style-name="T112">:</text:span></text:span></text:p>
      <text:list xml:id="list1720129560" text:style-name="L8">
        <text:list-item>
          <text:p text:style-name="P200"><text:span text:style-name="Source_20_Text"><text:span text:style-name="T203">func_get_args()</text:span></text:span><text:span text:style-name="Source_20_Text"><text:span text:style-name="T443">: </text:span></text:span><text:span text:style-name="Source_20_Text"><text:span text:style-name="T444">pega todos os argumentos</text:span></text:span><text:span text:style-name="Source_20_Text"><text:span text:style-name="T443"> e coloca dentro de um </text:span></text:span><text:span text:style-name="Source_20_Text"><text:span text:style-name="T437">vetor</text:span></text:span><text:span text:style-name="Source_20_Text"><text:span text:style-name="T447">.</text:span></text:span></text:p>
        </text:list-item>
        <text:list-item>
          <text:p text:style-name="P201"><text:span text:style-name="Source_20_Text"><text:span text:style-name="T203">func_num_args()</text:span></text:span><text:span text:style-name="Source_20_Text"><text:span text:style-name="T442">: </text:span></text:span><text:span text:style-name="Source_20_Text"><text:span text:style-name="T445">retorna</text:span></text:span><text:span text:style-name="Source_20_Text"><text:span text:style-name="T446"> </text:span></text:span><text:span text:style-name="Source_20_Text"><text:span text:style-name="T445">a quantidade</text:span></text:span><text:span text:style-name="Source_20_Text"><text:span text:style-name="T442"> de argumentos passados.</text:span></text:span></text:p>
        </text:list-item>
      </text:list>
      <text:p text:style-name="P161"><draw:frame draw:style-name="fr2" draw:name="Figura23" text:anchor-type="paragraph" svg:x="0.806cm" svg:y="0.31cm" svg:width="16.312cm" svg:height="8.64cm" draw:z-index="22"><draw:image xlink:href="Pictures/10000001000002A000000164125C7ECCB0CD9726.png" xlink:type="simple" xlink:show="embed" xlink:actuate="onLoad" draw:mime-type="image/png"/></draw:frame><text:span text:style-name="Source_20_Text"><text:span text:style-name="T442"/></text:span></text:p>
      <text:h text:style-name="P171" text:outline-level="1"><text:span text:style-name="Source_20_Text"><text:span text:style-name="T401">Passagem de parâmetros: por </text:span></text:span><text:span text:style-name="Source_20_Text"><text:span text:style-name="T609">valor</text:span></text:span><text:span text:style-name="Source_20_Text"><text:span text:style-name="T401"> ou por </text:span></text:span><text:span text:style-name="Source_20_Text"><text:span text:style-name="T609">referência</text:span></text:span><text:span text:style-name="Source_20_Text"><text:span text:style-name="T401">?</text:span></text:span></text:h>
      <text:h text:style-name="P202" text:outline-level="1"><draw:frame draw:style-name="fr2" draw:name="Figura24" text:anchor-type="paragraph" svg:x="1.004cm" svg:y="0.199cm" svg:width="15.517cm" svg:height="8.451cm" draw:z-index="23"><draw:image xlink:href="Pictures/100000000000029300000167BCA9CB39186AFF74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BB6EB3C75BEBE596.jpg" xlink:type="simple" xlink:show="embed" xlink:actuate="onLoad" draw:mime-type="image/jpeg"/></draw:frame><text:span text:style-name="Source_20_Text"><text:span text:style-name="T114"><text:line-break/>Na </text:span></text:span><text:span text:style-name="Source_20_Text"><text:span text:style-name="T145">passagem por valor</text:span></text:span><text:span text:style-name="Source_20_Text"><text:span text:style-name="T114">, o valor da variável </text:span></text:span><text:span text:style-name="Source_20_Text"><text:span text:style-name="T115">externa </text:span></text:span><text:span text:style-name="Source_20_Text"><text:span text:style-name="T114">é </text:span></text:span><text:span text:style-name="Source_20_Text"><text:span text:style-name="T152">copiado</text:span></text:span><text:span text:style-name="Source_20_Text"><text:span text:style-name="T116"> para</text:span></text:span><text:span text:style-name="Source_20_Text"><text:span text:style-name="T114"> o parâmetro da função e, qualquer mudança nesse parâmetro, </text:span></text:span><text:span text:style-name="Source_20_Text"><text:span text:style-name="T151">não altera o valor da variável. </text:span></text:span><text:span text:style-name="Source_20_Text"><text:span text:style-name="T141">Já na </text:span></text:span><text:span text:style-name="Source_20_Text"><text:span text:style-name="T146">passagem por referência</text:span></text:span><text:span text:style-name="Source_20_Text"><text:span text:style-name="T141">, é adicionado um </text:span></text:span><text:span text:style-name="Source_20_Text"><text:span text:style-name="T567">&amp;</text:span></text:span><text:span text:style-name="Source_20_Text"><text:span text:style-name="T141"> (“ê comercial”) </text:span></text:span><text:span text:style-name="Source_20_Text"><text:span text:style-name="T142">na frente</text:span></text:span><text:span text:style-name="Source_20_Text"><text:span text:style-name="T141"> do parâmetro. Desse modo, o que vai para esse parâmetro não é um valor, mas sim </text:span></text:span><text:span text:style-name="Source_20_Text"><text:span text:style-name="T142">o </text:span></text:span><text:span text:style-name="Source_20_Text"><text:span text:style-name="T154">endereço</text:span></text:span><text:span text:style-name="Source_20_Text"><text:span text:style-name="T142"> </text:span></text:span><text:span text:style-name="Source_20_Text"><text:span text:style-name="T143">de</text:span></text:span><text:span text:style-name="Source_20_Text"><text:span text:style-name="T142"> memória </text:span></text:span><text:span text:style-name="Source_20_Text"><text:span text:style-name="T143">(</text:span></text:span><text:span text:style-name="Source_20_Text"><text:span text:style-name="T142">ponteiro</text:span></text:span><text:span text:style-name="Source_20_Text"><text:span text:style-name="T143">)</text:span></text:span><text:span text:style-name="Source_20_Text"><text:span text:style-name="T142"> </text:span></text:span><text:span text:style-name="Source_20_Text"><text:span text:style-name="T143">da</text:span></text:span><text:span text:style-name="Source_20_Text"><text:span text:style-name="T141"> variável</text:span></text:span><text:span text:style-name="Source_20_Text"><text:span text:style-name="T142"> </text:span></text:span><text:span text:style-name="Source_20_Text"><text:span text:style-name="T141">que foi passada e, assim, qualquer alteração feita n</text:span></text:span><text:span text:style-name="Source_20_Text"><text:span text:style-name="T144">esse</text:span></text:span><text:span text:style-name="Source_20_Text"><text:span text:style-name="T141"> parâmetro também </text:span></text:span><text:span text:style-name="Source_20_Text"><text:span text:style-name="T153">altera o valor da variável</text:span></text:span><text:span text:style-name="Source_20_Text"><text:span text:style-name="T141"> </text:span></text:span><text:span text:style-name="Source_20_Text"><text:span text:style-name="T144">externa</text:span></text:span><text:span text:style-name="Source_20_Text"><text:span text:style-name="T141">.</text:span></text:span></text:h>
      <text:h text:style-name="P202" text:outline-level="1"><text:span text:style-name="Source_20_Text"><text:span text:style-name="T141"/></text:span></text:h>
      <text:h text:style-name="P171" text:outline-level="1"><text:span text:style-name="Source_20_Text"><text:span text:style-name="T435">Aula 15 – Rotinas Externas<text:line-break/>(inclusão de bibliotecas)</text:span></text:span></text:h>
      <text:p text:style-name="Text_20_body"><text:span text:style-name="Source_20_Text"><text:span text:style-name="T435"/></text:span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D2BBAC229D0691BF.jpg" xlink:type="simple" xlink:show="embed" xlink:actuate="onLoad" draw:mime-type="image/jpeg"/></draw:frame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><text:line-break/></text:span></text:span><text:span text:style-name="Source_20_Text"><text:span text:style-name="T8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3">bibliotecas</text:span></text:span><text:span text:style-name="Source_20_Text"><text:span text:style-name="T85">). A grande vantagem é que qualquer alteração dentro dessa função vai afetar também o funcionamento de todos os scripts que a utilizarem.</text:span></text:span></text:p>
      <text:p text:style-name="P4"><text:span text:style-name="Source_20_Text"><text:span text:style-name="T85">Para isso, usamos o comando</text:span></text:span><text:span text:style-name="Source_20_Text"><text:span text:style-name="T438"> </text:span></text:span><text:span text:style-name="Source_20_Text"><text:span text:style-name="T562">include</text:span></text:span><text:span text:style-name="Source_20_Text"><text:span text:style-name="T131">, que </text:span></text:span><text:span text:style-name="Source_20_Text"><text:span text:style-name="T136">permite incluir outros arquivos. </text:span></text:span><text:span text:style-name="Source_20_Text"><text:span text:style-name="T135">C</text:span></text:span><text:span text:style-name="Source_20_Text"><text:span text:style-name="T132">aso o arquivo não esteja disponível, </text:span></text:span><text:span text:style-name="Source_20_Text"><text:span text:style-name="T157">continua o programa</text:span></text:span><text:span text:style-name="Source_20_Text"><text:span text:style-name="T135">, </text:span></text:span><text:span text:style-name="Source_20_Text"><text:span text:style-name="T132">acusa</text:span></text:span><text:span text:style-name="Source_20_Text"><text:span text:style-name="T135">ndo</text:span></text:span><text:span text:style-name="Source_20_Text"><text:span text:style-name="T132"> apenas um [Warning]</text:span></text:span><text:span text:style-name="Source_20_Text"><text:span text:style-name="T133">.</text:span></text:span></text:p>
      <text:p text:style-name="P4"><text:span text:style-name="Source_20_Text"><text:span text:style-name="T136">Existe também o comando </text:span></text:span><text:span text:style-name="Source_20_Text"><text:span text:style-name="T562">require</text:span></text:span><text:span text:style-name="Source_20_Text"><text:span text:style-name="T136"> que tem funcionalidade semelhante porém </text:span></text:span><text:span text:style-name="Source_20_Text"><text:span text:style-name="T158">torna o arquivo obrigatório</text:span></text:span><text:span text:style-name="Source_20_Text"><text:span text:style-name="T137">, ou seja</text:span></text:span><text:span text:style-name="Source_20_Text"><text:span text:style-name="T136">, caso o arquivo requerido não seja encontrado ou esteja corrompido, </text:span></text:span><text:span text:style-name="Source_20_Text"><text:span text:style-name="T159">interrompe</text:span></text:span><text:span text:style-name="Source_20_Text"><text:span text:style-name="T157"> o programa</text:span></text:span><text:span text:style-name="Source_20_Text"><text:span text:style-name="T137"> exatamente nessa linha e </text:span></text:span><text:span text:style-name="Source_20_Text"><text:span text:style-name="T132">apresenta um</text:span></text:span><text:span text:style-name="Source_20_Text"><text:span text:style-name="T137"> [ERRO FATAL], não </text:span></text:span><text:span text:style-name="Source_20_Text"><text:span text:style-name="T134">apresentando</text:span></text:span><text:span text:style-name="Source_20_Text"><text:span text:style-name="T137"> nenhum resultado.</text:span></text:span></text:p>
      <text:p text:style-name="P8"><text:span text:style-name="Source_20_Text"><text:span text:style-name="T130">Existem também as variações </text:span></text:span><text:span text:style-name="Source_20_Text"><text:span text:style-name="T562">include_once</text:span></text:span><text:span text:style-name="Source_20_Text"><text:span text:style-name="T439"> e </text:span></text:span><text:span text:style-name="Source_20_Text"><text:span text:style-name="T562">require_once</text:span></text:span><text:span text:style-name="Source_20_Text"><text:span text:style-name="T130"> que previnem que o mesmo arquivo seja carregado de novo, </text:span></text:span><text:span text:style-name="Source_20_Text"><text:span text:style-name="T135">e sim</text:span></text:span><text:span text:style-name="Source_20_Text"><text:span text:style-name="T130"> apenas uma vez.</text:span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h text:style-name="P171" text:outline-level="1"><text:span text:style-name="Source_20_Text"><text:span text:style-name="T448">Aula 16 e 17 – Funções internas para Strings</text:span></text:span></text:h>
      <text:h text:style-name="Heading_20_1" text:outline-level="1"><text:span text:style-name="Source_20_Text"><text:span text:style-name="T435"/></text:span></text:h>
      <text:p text:style-name="P12"><text:span text:style-name="Source_20_Text"><text:span text:style-name="T138">No PHP, t</text:span></text:span><text:span text:style-name="Source_20_Text"><text:span text:style-name="T136">udo que está entre aspas </text:span></text:span><text:span text:style-name="Source_20_Text"><text:span text:style-name="T138">é</text:span></text:span><text:span text:style-name="Source_20_Text"><text:span text:style-name="T136"> considera</text:span></text:span><text:span text:style-name="Source_20_Text"><text:span text:style-name="T138">do</text:span></text:span><text:span text:style-name="Source_20_Text"><text:span text:style-name="T136"> como tipo string, </text:span></text:span><text:span text:style-name="Source_20_Text"><text:span text:style-name="T138">porém a </text:span></text:span><text:span text:style-name="Source_20_Text"><text:span text:style-name="T147">aspa simples</text:span></text:span><text:span text:style-name="Source_20_Text"><text:span text:style-name="T138"> não é interpretativa, é apenas uma string e tudo será tratado como </text:span></text:span><text:span text:style-name="Source_20_Text"><text:span text:style-name="T160">texto</text:span></text:span><text:span text:style-name="Source_20_Text"><text:span text:style-name="T138">. Já a </text:span></text:span><text:span text:style-name="Source_20_Text"><text:span text:style-name="T147">aspa dupla</text:span></text:span><text:span text:style-name="Source_20_Text"><text:span text:style-name="T138"> é </text:span></text:span><text:span text:style-name="Source_20_Text"><text:span text:style-name="T160">processada</text:span></text:span><text:span text:style-name="Source_20_Text"><text:span text:style-name="T138">, reconhecendo variáveis no conteúdo ou caracteres de escape como </text:span></text:span><text:span text:style-name="Source_20_Text"><text:span text:style-name="T593">\n \t \r</text:span></text:span><text:span text:style-name="Source_20_Text"><text:span text:style-name="T440"> </text:span></text:span><text:span text:style-name="Source_20_Text"><text:span text:style-name="T138">que serão </text:span></text:span><text:span text:style-name="Source_20_Text"><text:span text:style-name="T139">consideradas</text:span></text:span><text:span text:style-name="Source_20_Text"><text:span text:style-name="T138"> na hora de executar a string.</text:span></text:span></text:p>
      <text:p text:style-name="P15"><text:span text:style-name="Source_20_Text"><text:span text:style-name="T136">O valor </text:span></text:span><text:span text:style-name="Source_20_Text"><text:span text:style-name="T414">verdadeiro</text:span></text:span><text:span text:style-name="Source_20_Text"><text:span text:style-name="T136"> é impresso como ‘</text:span></text:span><text:span text:style-name="Source_20_Text"><text:span text:style-name="T412">1</text:span></text:span><text:span text:style-name="Source_20_Text"><text:span text:style-name="T136">’ e o valor </text:span></text:span><text:span text:style-name="Source_20_Text"><text:span text:style-name="T612">falso</text:span></text:span><text:span text:style-name="Source_20_Text"><text:span text:style-name="T136"> é impresso como vazio </text:span></text:span><text:span text:style-name="Source_20_Text"><text:span text:style-name="T610">““</text:span></text:span><text:span text:style-name="Source_20_Text"><text:span text:style-name="T436">.<text:line-break/></text:span></text:span><text:span text:style-name="Source_20_Text"><text:span text:style-name="T138">Logo, </text:span></text:span><text:span text:style-name="Source_20_Text"><text:span text:style-name="T453"> </text:span></text:span><text:span text:style-name="Source_20_Text"><text:span text:style-name="T498">$c</text:span></text:span><text:span text:style-name="Source_20_Text"><text:span text:style-name="T450"> = (</text:span></text:span><text:span text:style-name="Source_20_Text"><text:span text:style-name="T498">10</text:span></text:span><text:span text:style-name="Source_20_Text"><text:span text:style-name="T450"> &gt; </text:span></text:span><text:span text:style-name="Source_20_Text"><text:span text:style-name="T498">5</text:span></text:span><text:span text:style-name="Source_20_Text"><text:span text:style-name="T450">) ? </text:span></text:span><text:span text:style-name="Source_20_Text"><text:span text:style-name="T534">true</text:span></text:span><text:span text:style-name="Source_20_Text"><text:span text:style-name="T450"> : </text:span></text:span><text:span text:style-name="Source_20_Text"><text:span text:style-name="T534">false</text:span></text:span><text:span text:style-name="Source_20_Text"><text:span text:style-name="T450">;</text:span></text:span><text:span text:style-name="Source_20_Text"><text:span text:style-name="T454"> </text:span></text:span><text:span text:style-name="Source_20_Text"><text:span text:style-name="T140">retorna o valor ‘1’</text:span></text:span></text:p>
      <text:p text:style-name="P16"><text:span text:style-name="Source_20_Text"><text:span text:style-name="T136"/></text:span></text:p>
      <text:list xml:id="list1299069339" text:style-name="L9">
        <text:list-item>
          <text:p text:style-name="P203"><text:span text:style-name="Source_20_Text"><text:span text:style-name="T587">print</text:span></text:span><text:span text:style-name="Source_20_Text"><text:span text:style-name="T210">f</text:span></text:span><text:span text:style-name="Source_20_Text"><text:span text:style-name="T588">()</text:span></text:span><text:span text:style-name="Source_20_Text"><text:span text:style-name="T117">: </text:span></text:span><text:span text:style-name="Source_20_Text"><text:span text:style-name="T118">permite exibir uma string com itens </text:span></text:span><text:span text:style-name="Source_20_Text"><text:span text:style-name="T155">formatados</text:span></text:span><text:span text:style-name="Source_20_Text"><text:span text:style-name="T117">. Exemplo:</text:span></text:span><text:span text:style-name="Source_20_Text"><text:span text:style-name="T477">printf</text:span></text:span><text:span text:style-name="Source_20_Text"><text:span text:style-name="T459">(</text:span></text:span><text:span text:style-name="Source_20_Text"><text:span text:style-name="T491">"O </text:span></text:span><text:span text:style-name="Source_20_Text"><text:span text:style-name="T525">%</text:span></text:span><text:span text:style-name="Source_20_Text"><text:span text:style-name="T491">s está custando R$ </text:span></text:span><text:span text:style-name="Source_20_Text"><text:span text:style-name="T525">%</text:span></text:span><text:span text:style-name="Source_20_Text"><text:span text:style-name="T491">.2</text:span></text:span><text:span text:style-name="Source_20_Text"><text:span text:style-name="T525">f</text:span></text:span><text:span text:style-name="Source_20_Text"><text:span text:style-name="T491">"</text:span></text:span><text:span text:style-name="Source_20_Text"><text:span text:style-name="T459">, </text:span></text:span><text:span text:style-name="Source_20_Text"><text:span text:style-name="T505">$produto</text:span></text:span><text:span text:style-name="Source_20_Text"><text:span text:style-name="T459">, </text:span></text:span><text:span text:style-name="Source_20_Text"><text:span text:style-name="T505">$preco</text:span></text:span><text:span text:style-name="Source_20_Text"><text:span text:style-name="T459">);</text:span></text:span><text:span text:style-name="Source_20_Text"><text:span text:style-name="T455"><text:line-break/><text:line-break/></text:span></text:span><text:span text:style-name="Source_20_Text"><text:span text:style-name="T98">O símbolo </text:span></text:span><text:span text:style-name="Source_20_Text"><text:span text:style-name="T119">de </text:span></text:span><text:span text:style-name="Source_20_Text"><text:span text:style-name="T98">porcentagem (%) indica a presença de uma variável:</text:span></text:span></text:p>
        </text:list-item>
      </text:list>
      <text:list xml:id="list4030166437" text:style-name="L10">
        <text:list-item>
          <text:list>
            <text:list-item>
              <text:p text:style-name="P216"><text:span text:style-name="Source_20_Text"><text:span text:style-name="T568">%</text:span></text:span><text:span text:style-name="Source_20_Text"><text:span text:style-name="T557">d</text:span></text:span><text:span text:style-name="Source_20_Text"><text:span text:style-name="T120">: valor </text:span></text:span><text:span text:style-name="Source_20_Text"><text:span text:style-name="T156">inteiro</text:span></text:span><text:span text:style-name="Source_20_Text"><text:span text:style-name="T120"> (positivo ou negativo)</text:span></text:span></text:p>
            </text:list-item>
            <text:list-item>
              <text:p text:style-name="P216"><text:span text:style-name="Source_20_Text"><text:span text:style-name="T569">%</text:span></text:span><text:span text:style-name="Source_20_Text"><text:span text:style-name="T557">f</text:span></text:span><text:span text:style-name="Source_20_Text"><text:span text:style-name="T120">: valor real, </text:span></text:span><text:span text:style-name="Source_20_Text"><text:span text:style-name="T121">float</text:span></text:span></text:p>
            </text:list-item>
            <text:list-item>
              <text:p text:style-name="P217"><text:span text:style-name="Source_20_Text"><text:span text:style-name="T569">%</text:span></text:span><text:span text:style-name="Source_20_Text"><text:span text:style-name="T557">s</text:span></text:span><text:span text:style-name="Source_20_Text"><text:span text:style-name="T120">: string</text:span></text:span></text:p>
            </text:list-item>
            <text:list-item>
              <text:p text:style-name="P217"><text:span text:style-name="Source_20_Text"><text:span text:style-name="T569">%</text:span></text:span><text:span text:style-name="Source_20_Text"><text:span text:style-name="T557">c</text:span></text:span><text:span text:style-name="Source_20_Text"><text:span text:style-name="T122">: caractere</text:span></text:span></text:p>
            </text:list-item>
            <text:list-item>
              <text:p text:style-name="P216"><text:span text:style-name="Source_20_Text"><text:span text:style-name="T569">%</text:span></text:span><text:span text:style-name="Source_20_Text"><text:span text:style-name="T557">i</text:span></text:span><text:span text:style-name="Source_20_Text"><text:span text:style-name="T120">: permite a notação hexadecimal ou octal na função fscanf()</text:span></text:span><text:span text:style-name="Source_20_Text"><text:span text:style-name="T98"><text:line-break/></text:span></text:span></text:p>
            </text:list-item>
          </text:list>
        </text:list-item>
      </text:list>
      <text:list xml:id="list153213067516211" text:continue-list="list1299069339" text:style-name="L9">
        <text:list-item>
          <text:p text:style-name="P204"><text:span text:style-name="Source_20_Text"><text:span text:style-name="T587">print_r()</text:span></text:span><text:span text:style-name="Source_20_Text"><text:span text:style-name="T120">: </text:span></text:span><text:span text:style-name="Source_20_Text"><text:span text:style-name="T319">Exibe </text:span></text:span><text:span text:style-name="Source_20_Text"><text:span text:style-name="T322">coleções</text:span></text:span><text:span text:style-name="Source_20_Text"><text:span text:style-name="T319">, objetos e variáveis compostas (vetores e matrizes) de maneira organizada.</text:span></text:span><text:span text:style-name="Source_20_Text"><text:span text:style-name="T385"> </text:span></text:span><text:span text:style-name="Source_20_Text"><text:span text:style-name="T120">Exemplo:<text:line-break/></text:span></text:span><text:span text:style-name="Source_20_Text"><text:span text:style-name="T477">print_r</text:span></text:span><text:span text:style-name="Source_20_Text"><text:span text:style-name="T459">(</text:span></text:span><text:span text:style-name="Source_20_Text"><text:span text:style-name="T505">$vetor</text:span></text:span><text:span text:style-name="Source_20_Text"><text:span text:style-name="T459">); </text:span></text:span><text:span text:style-name="Source_20_Text"><text:span text:style-name="T519">//imprime "Array ( [0] =&gt; 4 [1] =&gt; 8 [2] =&gt; 9 )"</text:span></text:span><text:span text:style-name="Source_20_Text"><text:span text:style-name="T516"><text:line-break/></text:span></text:span><text:span text:style-name="Source_20_Text"><text:span text:style-name="T98">Existem também funções semelhantes como:</text:span></text:span></text:p>
        </text:list-item>
      </text:list>
      <text:list xml:id="list4084928441" text:style-name="L11">
        <text:list-item>
          <text:list>
            <text:list-item>
              <text:p text:style-name="P218"><text:span text:style-name="Source_20_Text"><text:span text:style-name="T477">var_dump</text:span></text:span><text:span text:style-name="Source_20_Text"><text:span text:style-name="T459">(</text:span></text:span><text:span text:style-name="Source_20_Text"><text:span text:style-name="T505">$vetor</text:span></text:span><text:span text:style-name="Source_20_Text"><text:span text:style-name="T459">)</text:span></text:span></text:p>
            </text:list-item>
            <text:list-item>
              <text:p text:style-name="P218"><text:span text:style-name="Source_20_Text"><text:span text:style-name="T477">var_export</text:span></text:span><text:span text:style-name="Source_20_Text"><text:span text:style-name="T459">(</text:span></text:span><text:span text:style-name="Source_20_Text"><text:span text:style-name="T505">$vetor</text:span></text:span><text:span text:style-name="Source_20_Text"><text:span text:style-name="T459">)</text:span></text:span><text:span text:style-name="Source_20_Text"><text:span text:style-name="T455"><text:line-break/></text:span></text:span></text:p>
            </text:list-item>
          </text:list>
        </text:list-item>
      </text:list>
      <text:list xml:id="list153211796054865" text:continue-list="list153213067516211" text:style-name="L9">
        <text:list-item>
          <text:p text:style-name="P208"><text:span text:style-name="Source_20_Text"><text:span text:style-name="T589">wordwrap()</text:span></text:span><text:span text:style-name="Source_20_Text"><text:span text:style-name="T123">: cria quebras de linha para textos muito longos </text:span></text:span><text:span text:style-name="Source_20_Text"><text:span text:style-name="T118">e em um </text:span></text:span><text:span text:style-name="Source_20_Text"><text:span text:style-name="T155">tamanho especificado</text:span></text:span><text:span text:style-name="Source_20_Text"><text:span text:style-name="T123">. <text:line-break/>Exemplo:</text:span></text:span><text:span text:style-name="Source_20_Text"><text:span text:style-name="T505">$result</text:span></text:span><text:span text:style-name="Source_20_Text"><text:span text:style-name="T459"> = </text:span></text:span><text:span text:style-name="Source_20_Text"><text:span text:style-name="T477">wordwrap</text:span></text:span><text:span text:style-name="Source_20_Text"><text:span text:style-name="T459">(</text:span></text:span><text:span text:style-name="Source_20_Text"><text:span text:style-name="T505">$txt</text:span></text:span><text:span text:style-name="Source_20_Text"><text:span text:style-name="T459">, </text:span></text:span><text:span text:style-name="Source_20_Text"><text:span text:style-name="T529">9</text:span></text:span><text:span text:style-name="Source_20_Text"><text:span text:style-name="T459">, </text:span></text:span><text:span text:style-name="Source_20_Text"><text:span text:style-name="T491">"&lt;br&gt;</text:span></text:span><text:span text:style-name="Source_20_Text"><text:span text:style-name="T532">\n</text:span></text:span><text:span text:style-name="Source_20_Text"><text:span text:style-name="T491">"</text:span></text:span><text:span text:style-name="Source_20_Text"><text:span text:style-name="T459">, </text:span></text:span><text:span text:style-name="Source_20_Text"><text:span text:style-name="T536">true</text:span></text:span><text:span text:style-name="Source_20_Text"><text:span text:style-name="T459">);</text:span></text:span><text:span text:style-name="Source_20_Text"><text:span text:style-name="T455"><text:line-break/></text:span></text:span></text:p>
        </text:list-item>
        <text:list-item>
          <text:p text:style-name="P209"><text:span text:style-name="Source_20_Text"><text:span text:style-name="T590">strlen()</text:span></text:span><text:span text:style-name="Source_20_Text"><text:span text:style-name="T124">: string lenght - </text:span></text:span><text:span text:style-name="Source_20_Text"><text:span text:style-name="T118">retorna</text:span></text:span><text:span text:style-name="Source_20_Text"><text:span text:style-name="T124"> o comprimento, ou seja, a quantidade de caracteres de uma string </text:span></text:span><text:span text:style-name="Source_20_Text"><text:span text:style-name="T118">(inclusive espaços em branco)</text:span></text:span><text:span text:style-name="Source_20_Text"><text:span text:style-name="T124">. Exemplo:</text:span></text:span><text:span text:style-name="Source_20_Text"><text:span text:style-name="T505">$tamanho</text:span></text:span><text:span text:style-name="Source_20_Text"><text:span text:style-name="T459"> = </text:span></text:span><text:span text:style-name="Source_20_Text"><text:span text:style-name="T477">strlen</text:span></text:span><text:span text:style-name="Source_20_Text"><text:span text:style-name="T459">(</text:span></text:span><text:span text:style-name="Source_20_Text"><text:span text:style-name="T505">$txt</text:span></text:span><text:span text:style-name="Source_20_Text"><text:span text:style-name="T459">);</text:span></text:span><text:span text:style-name="Source_20_Text"><text:span text:style-name="T455"><text:line-break/></text:span></text:span></text:p>
        </text:list-item>
        <text:list-item>
          <text:p text:style-name="P205"><text:span text:style-name="Source_20_Text"><text:span text:style-name="T590">trim()</text:span></text:span><text:span text:style-name="Source_20_Text"><text:span text:style-name="T124">: </text:span></text:span><text:span text:style-name="Source_20_Text"><text:span text:style-name="T341">Elimina espaços em branco antes e depois de uma string. </text:span></text:span><text:span text:style-name="Source_20_Text"><text:span text:style-name="T124">Exemplo:</text:span></text:span><text:span text:style-name="Source_20_Text"><text:span text:style-name="T505">$nome_sem_espacos</text:span></text:span><text:span text:style-name="Source_20_Text"><text:span text:style-name="T459"> = </text:span></text:span><text:span text:style-name="Source_20_Text"><text:span text:style-name="T477">trim</text:span></text:span><text:span text:style-name="Source_20_Text"><text:span text:style-name="T459">(</text:span></text:span><text:span text:style-name="Source_20_Text"><text:span text:style-name="T505">$nome</text:span></text:span><text:span text:style-name="Source_20_Text"><text:span text:style-name="T459">);</text:span></text:span><text:span text:style-name="Source_20_Text"><text:span text:style-name="T455"><text:line-break/></text:span></text:span></text:p>
        </text:list-item>
        <text:list-item>
          <text:p text:style-name="P206"><text:span text:style-name="Source_20_Text"><text:span text:style-name="T585">l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41"> em branco</text:span></text:span><text:span text:style-name="Source_20_Text"><text:span text:style-name="T98"> no início, à esquerda.<text:line-break/></text:span></text:span><text:span text:style-name="Source_20_Text"><text:span text:style-name="T505">$sem_espacos_inicio</text:span></text:span><text:span text:style-name="Source_20_Text"><text:span text:style-name="T459"> = </text:span></text:span><text:span text:style-name="Source_20_Text"><text:span text:style-name="T477">ltrim</text:span></text:span><text:span text:style-name="Source_20_Text"><text:span text:style-name="T459">(</text:span></text:span><text:span text:style-name="Source_20_Text"><text:span text:style-name="T505">$nome</text:span></text:span><text:span text:style-name="Source_20_Text"><text:span text:style-name="T459">);</text:span></text:span><text:span text:style-name="Source_20_Text"><text:span text:style-name="T98"><text:line-break/></text:span></text:span></text:p>
        </text:list-item>
        <text:list-item>
          <text:p text:style-name="P207"><text:soft-page-break/><text:span text:style-name="Source_20_Text"><text:span text:style-name="T591">r</text:span></text:span><text:span text:style-name="Source_20_Text"><text:span text:style-name="T585">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41"> em branco</text:span></text:span><text:span text:style-name="Source_20_Text"><text:span text:style-name="T98"> no fi</text:span></text:span><text:span text:style-name="Source_20_Text"><text:span text:style-name="T118">nal,</text:span></text:span><text:span text:style-name="Source_20_Text"><text:span text:style-name="T98"> à direita.<text:line-break/></text:span></text:span><text:span text:style-name="Source_20_Text"><text:span text:style-name="T505">$sem_espacos_fim</text:span></text:span><text:span text:style-name="Source_20_Text"><text:span text:style-name="T459"> = </text:span></text:span><text:span text:style-name="Source_20_Text"><text:span text:style-name="T477">rtrim</text:span></text:span><text:span text:style-name="Source_20_Text"><text:span text:style-name="T459">(</text:span></text:span><text:span text:style-name="Source_20_Text"><text:span text:style-name="T505">$nome</text:span></text:span><text:span text:style-name="Source_20_Text"><text:span text:style-name="T459">);</text:span></text:span><text:span text:style-name="Source_20_Text"><text:span text:style-name="T455"><text:line-break/></text:span></text:span></text:p>
        </text:list-item>
        <text:list-item>
          <text:p text:style-name="P210"><text:span text:style-name="Source_20_Text"><text:span text:style-name="T592">str_word_count()</text:span></text:span><text:span text:style-name="Source_20_Text"><text:span text:style-name="T125">: </text:span></text:span><text:span text:style-name="Source_20_Text"><text:span text:style-name="T126">dependendo do parâmetro, retorna a quantidade de palavras ou cria um vetor com a string</text:span></text:span><text:span text:style-name="Source_20_Text"><text:span text:style-name="T125">. Exemplo:<text:line-break/></text:span></text:span><text:span text:style-name="Source_20_Text"><text:span text:style-name="T506">$frase</text:span></text:span><text:span text:style-name="Source_20_Text"><text:span text:style-name="T460"> = </text:span></text:span><text:span text:style-name="Source_20_Text"><text:span text:style-name="T492">"Eu vou estudar PHP"</text:span></text:span><text:span text:style-name="Source_20_Text"><text:span text:style-name="T460">; </text:span></text:span><text:span text:style-name="Source_20_Text"><text:span text:style-name="T505">$contador</text:span></text:span><text:span text:style-name="Source_20_Text"><text:span text:style-name="T459"> = </text:span></text:span><text:span text:style-name="Source_20_Text"><text:span text:style-name="T477">str_word_count</text:span></text:span><text:span text:style-name="Source_20_Text"><text:span text:style-name="T459">(</text:span></text:span><text:span text:style-name="Source_20_Text"><text:span text:style-name="T505">$frase</text:span></text:span><text:span text:style-name="Source_20_Text"><text:span text:style-name="T459">, </text:span></text:span><text:span text:style-name="Source_20_Text"><text:span text:style-name="T529">2</text:span></text:span><text:span text:style-name="Source_20_Text"><text:span text:style-name="T459">);</text:span></text:span><text:span text:style-name="Source_20_Text"><text:span text:style-name="T455"><text:line-break/></text:span></text:span><text:span text:style-name="Source_20_Text"><text:span text:style-name="T336">Array ( [0] =&gt; Eu [3] =&gt; vou [7] =&gt; estudar [15] =&gt; PHP )</text:span></text:span><text:span text:style-name="Source_20_Text"><text:span text:style-name="T455"><text:line-break/></text:span></text:span></text:p>
        </text:list-item>
        <text:list-item>
          <text:p text:style-name="P210"><text:span text:style-name="Source_20_Text"><text:span text:style-name="T402">explode()</text:span></text:span><text:span text:style-name="Source_20_Text"><text:span text:style-name="T388">: Pega cada palavra e joga num índice de </text:span></text:span><text:span text:style-name="Source_20_Text"><text:span text:style-name="T395">vetor</text:span></text:span><text:span text:style-name="Source_20_Text"><text:span text:style-name="T388">. É uma versão mais nova da str_word_count, ela procura pelos caracteres </text:span></text:span><text:span text:style-name="Source_20_Text"><text:span text:style-name="T389">especificados no parâmetro</text:span></text:span><text:span text:style-name="Source_20_Text"><text:span text:style-name="T388"> </text:span></text:span><text:span text:style-name="Source_20_Text"><text:span text:style-name="T389">(</text:span></text:span><text:span text:style-name="Source_20_Text"><text:span text:style-name="T390">como </text:span></text:span><text:span text:style-name="Source_20_Text"><text:span text:style-name="T393">exemplo, um</text:span></text:span><text:span text:style-name="Source_20_Text"><text:span text:style-name="T390"> </text:span></text:span><text:span text:style-name="Source_20_Text"><text:span text:style-name="T389">espaço em branco </text:span></text:span><text:span text:style-name="Source_20_Text"><text:span text:style-name="T393">ou ponto-e-vírgula</text:span></text:span><text:span text:style-name="Source_20_Text"><text:span text:style-name="T389">)</text:span></text:span><text:span text:style-name="Source_20_Text"><text:span text:style-name="T388">, </text:span></text:span><text:span text:style-name="Source_20_Text"><text:span text:style-name="T391">quebra</text:span></text:span><text:span text:style-name="Source_20_Text"><text:span text:style-name="T388"> a string e </text:span></text:span><text:span text:style-name="Source_20_Text"><text:span text:style-name="T391">coloca os itens</text:span></text:span><text:span text:style-name="Source_20_Text"><text:span text:style-name="T388"> </text:span></text:span><text:span text:style-name="Source_20_Text"><text:span text:style-name="T391">em</text:span></text:span><text:span text:style-name="Source_20_Text"><text:span text:style-name="T388"> um vetor.<text:line-break/>Exemplo:</text:span></text:span><text:span text:style-name="Source_20_Text"><text:span text:style-name="T506">$site</text:span></text:span><text:span text:style-name="Source_20_Text"><text:span text:style-name="T460"> = </text:span></text:span><text:span text:style-name="Source_20_Text"><text:span text:style-name="T492">"Curso em Video"</text:span></text:span><text:span text:style-name="Source_20_Text"><text:span text:style-name="T460">;</text:span></text:span><text:span text:style-name="Source_20_Text"><text:span text:style-name="T404"><text:tab/></text:span></text:span><text:span text:style-name="Source_20_Text"><text:span text:style-name="T507">$vetor</text:span></text:span><text:span text:style-name="Source_20_Text"><text:span text:style-name="T461"> = </text:span></text:span><text:span text:style-name="Source_20_Text"><text:span text:style-name="T478">explode</text:span></text:span><text:span text:style-name="Source_20_Text"><text:span text:style-name="T461">(</text:span></text:span><text:span text:style-name="Source_20_Text"><text:span text:style-name="T493">" "</text:span></text:span><text:span text:style-name="Source_20_Text"><text:span text:style-name="T461">,</text:span></text:span><text:span text:style-name="Source_20_Text"><text:span text:style-name="T507">$site</text:span></text:span><text:span text:style-name="Source_20_Text"><text:span text:style-name="T461">);</text:span></text:span><text:span text:style-name="Source_20_Text"><text:span text:style-name="T456"><text:line-break/></text:span></text:span><text:span text:style-name="Source_20_Text"><text:span text:style-name="T337">Array ( [0] =&gt; Curso [1] =&gt; em [2] =&gt; Video )</text:span></text:span><text:span text:style-name="Source_20_Text"><text:span text:style-name="T456"><text:line-break/></text:span></text:span></text:p>
        </text:list-item>
        <text:list-item>
          <text:p text:style-name="P210"><text:span text:style-name="Source_20_Text"><text:span text:style-name="T402">str_split(</text:span></text:span><text:span text:style-name="Source_20_Text"><text:span text:style-name="T386">)</text:span></text:span><text:span text:style-name="Source_20_Text"><text:span text:style-name="T388">: coloca cada letra </text:span></text:span><text:span text:style-name="Source_20_Text"><text:span text:style-name="T389">de uma string em uma posição do</text:span></text:span><text:span text:style-name="Source_20_Text"><text:span text:style-name="T388"> vetor. Exemplo:</text:span></text:span><text:span text:style-name="Source_20_Text"><text:span text:style-name="T508">$nome</text:span></text:span><text:span text:style-name="Source_20_Text"><text:span text:style-name="T462"> = </text:span></text:span><text:span text:style-name="Source_20_Text"><text:span text:style-name="T494">"Jonatas"</text:span></text:span><text:span text:style-name="Source_20_Text"><text:span text:style-name="T462">;</text:span></text:span><text:span text:style-name="Source_20_Text"><text:span text:style-name="T405"><text:tab/></text:span></text:span><text:span text:style-name="Source_20_Text"><text:span text:style-name="T508">$vetor</text:span></text:span><text:span text:style-name="Source_20_Text"><text:span text:style-name="T462"> = </text:span></text:span><text:span text:style-name="Source_20_Text"><text:span text:style-name="T479">str_split</text:span></text:span><text:span text:style-name="Source_20_Text"><text:span text:style-name="T462">(</text:span></text:span><text:span text:style-name="Source_20_Text"><text:span text:style-name="T508">$nome</text:span></text:span><text:span text:style-name="Source_20_Text"><text:span text:style-name="T462">);</text:span></text:span><text:span text:style-name="Source_20_Text"><text:span text:style-name="T457"><text:line-break/></text:span></text:span><text:span text:style-name="Source_20_Text"><text:span text:style-name="T338">Array ( [0] =&gt; J [1] =&gt; o [2] =&gt; n [3] =&gt; a [4] =&gt; t [5] =&gt; a [6] =&gt; s )</text:span></text:span><text:span text:style-name="Source_20_Text"><text:span text:style-name="T457"><text:line-break/></text:span></text:span></text:p>
        </text:list-item>
        <text:list-item>
          <text:p text:style-name="P211"><text:span text:style-name="Source_20_Text"><text:span text:style-name="T402">implode()</text:span></text:span><text:span text:style-name="Source_20_Text"><text:span text:style-name="T386"> </text:span></text:span><text:span text:style-name="Source_20_Text"><text:span text:style-name="T394">ou</text:span></text:span><text:span text:style-name="Source_20_Text"><text:span text:style-name="T387"> </text:span></text:span><text:span text:style-name="Source_20_Text"><text:span text:style-name="T403">join()</text:span></text:span><text:span text:style-name="Source_20_Text"><text:span text:style-name="T388">: </text:span></text:span><text:span text:style-name="Source_20_Text"><text:span text:style-name="T389">Transforma um vetor inteiro em uma </text:span></text:span><text:span text:style-name="Source_20_Text"><text:span text:style-name="T388">string. Exemplo:</text:span></text:span><text:span text:style-name="Source_20_Text"><text:span text:style-name="T392"><text:line-break/></text:span></text:span><text:span text:style-name="Source_20_Text"><text:span text:style-name="T508">$vet</text:span></text:span><text:span text:style-name="Source_20_Text"><text:span text:style-name="T462">[</text:span></text:span><text:span text:style-name="Source_20_Text"><text:span text:style-name="T530">0</text:span></text:span><text:span text:style-name="Source_20_Text"><text:span text:style-name="T462">] = </text:span></text:span><text:span text:style-name="Source_20_Text"><text:span text:style-name="T494">"curso"</text:span></text:span><text:span text:style-name="Source_20_Text"><text:span text:style-name="T462">;<text:line-break/></text:span></text:span><text:span text:style-name="T505">$vet</text:span><text:span text:style-name="T459">[</text:span><text:span text:style-name="T529">1</text:span><text:span text:style-name="T459">] = </text:span><text:span text:style-name="T491">"em"</text:span><text:span text:style-name="T459">;<text:line-break/></text:span><text:span text:style-name="T505">$vet</text:span><text:span text:style-name="T459">[</text:span><text:span text:style-name="T529">2</text:span><text:span text:style-name="T459">] = </text:span><text:span text:style-name="T491">"video"</text:span><text:span text:style-name="T459">;<text:line-break/></text:span><text:span text:style-name="T505">$texto</text:span><text:span text:style-name="T459"> = </text:span><text:span text:style-name="T477">implode</text:span><text:span text:style-name="T459">(</text:span><text:span text:style-name="T491">"_"</text:span><text:span text:style-name="T459">, </text:span><text:span text:style-name="T505">$vet</text:span><text:span text:style-name="T459">);</text:span><text:span text:style-name="T455"><text:line-break/></text:span><text:span text:style-name="T336">curso_em_video</text:span><text:span text:style-name="T413"> </text:span><text:span text:style-name="T455"><text:line-break/></text:span></text:p>
        </text:list-item>
        <text:list-item>
          <text:p text:style-name="P212"><text:span text:style-name="Source_20_Text"><text:span text:style-name="T402">chr()</text:span></text:span><text:span text:style-name="Source_20_Text"><text:span text:style-name="T388">: </text:span></text:span><text:span text:style-name="Source_20_Text"><text:span text:style-name="T320">Retorna um caractere de acordo com seu código ASCII passado como parâmetro.</text:span></text:span><text:span text:style-name="Source_20_Text"><text:span text:style-name="T388"> Exemplo:</text:span></text:span><text:span text:style-name="T505">$letra</text:span><text:span text:style-name="T459"> = </text:span><text:span text:style-name="T477">chr</text:span><text:span text:style-name="T459">(</text:span><text:span text:style-name="T529">67</text:span><text:span text:style-name="T459">);</text:span><text:span text:style-name="T455"><text:line-break/></text:span></text:p>
        </text:list-item>
        <text:list-item>
          <text:p text:style-name="P212"><text:span text:style-name="Source_20_Text"><text:span text:style-name="T402">ord()</text:span></text:span><text:span text:style-name="Source_20_Text"><text:span text:style-name="T386">:</text:span></text:span><text:span text:style-name="Source_20_Text"><text:span text:style-name="T340"> </text:span></text:span><text:span text:style-name="Source_20_Text"><text:span text:style-name="T321">Retorna o código ASCII de um caractere passado como parâmetro. </text:span></text:span><text:span text:style-name="Source_20_Text"><text:span text:style-name="T320">Exemp</text:span></text:span><text:span text:style-name="Source_20_Text"><text:span text:style-name="T388">lo:</text:span></text:span><text:span text:style-name="T505">$cod</text:span><text:span text:style-name="T459"> = </text:span><text:span text:style-name="T477">ord</text:span><text:span text:style-name="T459">(</text:span><text:span text:style-name="T505">$letra</text:span><text:span text:style-name="T459">);</text:span><text:span text:style-name="T455"><text:line-break/></text:span></text:p>
        </text:list-item>
        <text:list-item>
          <text:p text:style-name="P213"><text:span text:style-name="Source_20_Text"><text:span text:style-name="T402">strtolower()</text:span></text:span><text:span text:style-name="Source_20_Text"><text:span text:style-name="T388">: converte todas as letras para minúsculo. Exemplo:</text:span></text:span><text:span text:style-name="Source_20_Text"><text:span text:style-name="T127"><text:line-break/></text:span></text:span><text:span text:style-name="Source_20_Text"><text:span text:style-name="T477">print</text:span></text:span><text:span text:style-name="Source_20_Text"><text:span text:style-name="T459">(</text:span></text:span><text:span text:style-name="Source_20_Text"><text:span text:style-name="T491">"Seu nome em minúsculo é "</text:span></text:span><text:span text:style-name="Source_20_Text"><text:span text:style-name="T459"> . </text:span></text:span><text:span text:style-name="Source_20_Text"><text:span text:style-name="T477">strtolower</text:span></text:span><text:span text:style-name="Source_20_Text"><text:span text:style-name="T459">(</text:span></text:span><text:span text:style-name="Source_20_Text"><text:span text:style-name="T505">$nome</text:span></text:span><text:span text:style-name="Source_20_Text"><text:span text:style-name="T459">));</text:span></text:span><text:span text:style-name="Source_20_Text"><text:span text:style-name="T455"><text:line-break/></text:span></text:span></text:p>
        </text:list-item>
        <text:list-item>
          <text:p text:style-name="P214"><text:span text:style-name="Source_20_Text"><text:span text:style-name="T402">strtoupper()</text:span></text:span><text:span text:style-name="Source_20_Text"><text:span text:style-name="T388">: converte para maiúsculo. Exemplo:</text:span></text:span><text:span text:style-name="T128"><text:line-break/></text:span><text:span text:style-name="T477">print</text:span><text:span text:style-name="T459">(</text:span><text:span text:style-name="T491">"Seu nome em MAIÚSCULO é "</text:span><text:span text:style-name="T459"> . </text:span><text:span text:style-name="T477">strtoupper</text:span><text:span text:style-name="T459">(</text:span><text:span text:style-name="T505">$nome</text:span><text:span text:style-name="T459">));</text:span><text:span text:style-name="T128"><text:line-break/></text:span></text:p>
        </text:list-item>
        <text:list-item>
          <text:p text:style-name="P219"><text:span text:style-name="Source_20_Text"><text:span text:style-name="T406">ucfirst()</text:span></text:span><text:span text:style-name="Source_20_Text"><text:span text:style-name="T396">: converte e primeira letra para maiúsculo (uppercase). Exemplo:</text:span></text:span><text:span text:style-name="T162"><text:line-break/></text:span><text:span text:style-name="T480">print</text:span><text:span text:style-name="T463">(</text:span><text:span text:style-name="T495">"Seu nome, com uppercase, é "</text:span><text:span text:style-name="T463">.</text:span><text:span text:style-name="T480">ucfirst</text:span><text:span text:style-name="T463">(</text:span><text:span text:style-name="T480">strtolower</text:span><text:span text:style-name="T463">(</text:span><text:span text:style-name="T509">$nome</text:span><text:span text:style-name="T463">)));</text:span><text:span text:style-name="T162"><text:line-break/></text:span></text:p>
        </text:list-item>
        <text:list-item>
          <text:p text:style-name="P194"><text:soft-page-break/><text:span text:style-name="Source_20_Text"><text:span text:style-name="T407">ucwords()</text:span></text:span><text:span text:style-name="Source_20_Text"><text:span text:style-name="T375">: converte a primeira letra de </text:span></text:span><text:span text:style-name="Source_20_Text"><text:span text:style-name="T381">cada palavra</text:span></text:span><text:span text:style-name="Source_20_Text"><text:span text:style-name="T375"> para maiúsculo. Exemplo:</text:span></text:span><text:span text:style-name="T482">print</text:span><text:span text:style-name="T465">(</text:span><text:span text:style-name="T496">"&lt;br&gt;função ucwords(): "</text:span><text:span text:style-name="T465">.</text:span><text:span text:style-name="T482">ucwords</text:span><text:span text:style-name="T465">(</text:span><text:span text:style-name="T482">strtolower</text:span><text:span text:style-name="T465">(</text:span><text:span text:style-name="T510">$nome</text:span><text:span text:style-name="T465">)));</text:span><text:span text:style-name="T458"><text:line-break/></text:span></text:p>
        </text:list-item>
        <text:list-item>
          <text:p text:style-name="P215"><text:span text:style-name="Source_20_Text"><text:span text:style-name="T402">strrev()</text:span></text:span><text:span text:style-name="Source_20_Text"><text:span text:style-name="T388">: reverte a ordem dos caracteres. Exemplo:</text:span></text:span><text:span text:style-name="T129"><text:line-break/></text:span><text:span text:style-name="T477">print</text:span><text:span text:style-name="T459">(</text:span><text:span text:style-name="T477">strrev</text:span><text:span text:style-name="T459">(</text:span><text:span text:style-name="T477">strtoupper</text:span><text:span text:style-name="T459">(</text:span><text:span text:style-name="T505">$nome</text:span><text:span text:style-name="T459">)));</text:span><text:span text:style-name="T455"><text:line-break/></text:span><text:span text:style-name="T339">SEUGIRDOR SATANOJ</text:span><text:span text:style-name="T455"><text:line-break/></text:span></text:p>
        </text:list-item>
        <text:list-item>
          <text:p text:style-name="P195"><text:span text:style-name="Source_20_Text"><text:span text:style-name="T407">strpos()</text:span></text:span><text:span text:style-name="Source_20_Text"><text:span text:style-name="T375">: retorna a posição da palavra na string. Exemplo:</text:span></text:span><text:span text:style-name="T172"><text:line-break/></text:span><text:span text:style-name="T510">$frase</text:span><text:span text:style-name="T465"> = </text:span><text:span text:style-name="T496">"Estou aprendendo PHP"</text:span><text:span text:style-name="T465">;<text:tab/></text:span><text:span text:style-name="T510">$pos</text:span><text:span text:style-name="T465"> = </text:span><text:span text:style-name="T482">strpos</text:span><text:span text:style-name="T465">(</text:span><text:span text:style-name="T510">$frase</text:span><text:span text:style-name="T465">, </text:span><text:span text:style-name="T496">"PHP"</text:span><text:span text:style-name="T465">);</text:span><text:span text:style-name="T458"><text:line-break/></text:span></text:p>
        </text:list-item>
        <text:list-item>
          <text:p text:style-name="P196"><text:span text:style-name="Source_20_Text"><text:span text:style-name="T407">stripos()</text:span></text:span><text:span text:style-name="Source_20_Text"><text:span text:style-name="T375">: string-ignore-position, ou seja, retorna a posição da palavra/caractere na string </text:span></text:span><text:span text:style-name="Source_20_Text"><text:span text:style-name="T381">ignorando</text:span></text:span><text:span text:style-name="Source_20_Text"><text:span text:style-name="T375"> se é maiúsculo ou não. Exemplo:</text:span></text:span><text:span text:style-name="T510">$pos</text:span><text:span text:style-name="T465"> = </text:span><text:span text:style-name="T482">stripos</text:span><text:span text:style-name="T465">(</text:span><text:span text:style-name="T510">$frase</text:span><text:span text:style-name="T465">, </text:span><text:span text:style-name="T496">"php"</text:span><text:span text:style-name="T465">);</text:span><text:span text:style-name="T458"><text:line-break/></text:span></text:p>
        </text:list-item>
        <text:list-item>
          <text:p text:style-name="P196"><text:span text:style-name="Source_20_Text"><text:span text:style-name="T407">substr_count()</text:span></text:span><text:span text:style-name="Source_20_Text"><text:span text:style-name="T375">: retorna a quantidade de vezes que </text:span></text:span><text:span text:style-name="Source_20_Text"><text:span text:style-name="T376">um</text:span></text:span><text:span text:style-name="Source_20_Text"><text:span text:style-name="T375">a palavra apareceu na string. Exemplo:</text:span></text:span><text:span text:style-name="T173"><text:line-break/></text:span><text:span text:style-name="T510">$cont</text:span><text:span text:style-name="T465"> = </text:span><text:span text:style-name="T482">substr_count</text:span><text:span text:style-name="T465">(</text:span><text:span text:style-name="T510">$frase</text:span><text:span text:style-name="T465">, </text:span><text:span text:style-name="T496">"PHP"</text:span><text:span text:style-name="T465">);</text:span><text:span text:style-name="T458"><text:line-break/></text:span></text:p>
        </text:list-item>
        <text:list-item>
          <text:p text:style-name="P196"><text:span text:style-name="Source_20_Text"><text:span text:style-name="T407">substr()</text:span></text:span><text:span text:style-name="Source_20_Text"><text:span text:style-name="T375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173"><text:line-break/></text:span><text:span text:style-name="T510">$sub</text:span><text:span text:style-name="T465"> = </text:span><text:span text:style-name="T482">substr</text:span><text:span text:style-name="T465">(</text:span><text:span text:style-name="T510">$site</text:span><text:span text:style-name="T465">, </text:span><text:span text:style-name="T531">0</text:span><text:span text:style-name="T465">, </text:span><text:span text:style-name="T531">5</text:span><text:span text:style-name="T465">);</text:span><text:span text:style-name="T458"><text:line-break/></text:span></text:p>
        </text:list-item>
        <text:list-item>
          <text:p text:style-name="P197"><text:span text:style-name="Source_20_Text"><text:span text:style-name="T407">str_pad()</text:span></text:span><text:span text:style-name="Source_20_Text"><text:span text:style-name="T375">: faz a string caber em determinado espaço (útil para alinhamentos). Exemplo:</text:span></text:span><text:span text:style-name="T174"><text:line-break/></text:span><text:span text:style-name="T510">$novo</text:span><text:span text:style-name="T465"> = </text:span><text:span text:style-name="T482">str_pad</text:span><text:span text:style-name="T465">(</text:span><text:span text:style-name="T510">$nome</text:span><text:span text:style-name="T465">, </text:span><text:span text:style-name="T531">25</text:span><text:span text:style-name="T465">, </text:span><text:span text:style-name="T496">"."</text:span><text:span text:style-name="T465">, STR_PAD_BOTH);</text:span><text:span text:style-name="T458"><text:line-break/></text:span><text:span text:style-name="Source_20_Text"><text:span text:style-name="T375">Seus 4 parâmetros indicam, respectivamente: variável, tamanho, caractere separador, orientação da posição (Left, Both, Center)</text:span></text:span><text:span text:style-name="T56"><text:line-break/></text:span></text:p>
        </text:list-item>
        <text:list-item>
          <text:p text:style-name="P198"><text:span text:style-name="Source_20_Text"><text:span text:style-name="T407">str_repeat()</text:span></text:span><text:span text:style-name="Source_20_Text"><text:span text:style-name="T375">: repete os caracteres estipulados </text:span></text:span><text:span text:style-name="Source_20_Text"><text:span text:style-name="T376">nos</text:span></text:span><text:span text:style-name="Source_20_Text"><text:span text:style-name="T375"> parâmetros. Exemplo:</text:span></text:span><text:span text:style-name="T175"><text:line-break/></text:span><text:span text:style-name="T482">print</text:span><text:span text:style-name="T465">(</text:span><text:span text:style-name="T482">str_repeat</text:span><text:span text:style-name="T465">(</text:span><text:span text:style-name="T496">"-"</text:span><text:span text:style-name="T465">, </text:span><text:span text:style-name="T531">30</text:span><text:span text:style-name="T465">)); </text:span><text:span text:style-name="T520">//gera 30 sinais de menos</text:span><text:span text:style-name="T517"><text:line-break/></text:span></text:p>
        </text:list-item>
        <text:list-item>
          <text:p text:style-name="P199"><text:span text:style-name="Source_20_Text"><text:span text:style-name="T407">str_replace()</text:span></text:span><text:span text:style-name="Source_20_Text"><text:span text:style-name="T375">: substitui uma string por outra. Exemplo:</text:span></text:span><text:span text:style-name="T176"><text:line-break/></text:span><text:span text:style-name="T510">$frase</text:span><text:span text:style-name="T465"> = </text:span><text:span text:style-name="T496">"Gosto de estudar Matemática!"</text:span><text:span text:style-name="T465">;<text:line-break/></text:span><text:span text:style-name="T510">$novafrase</text:span><text:span text:style-name="T465"> = </text:span><text:span text:style-name="T482">str_replace</text:span><text:span text:style-name="T465">(</text:span><text:span text:style-name="T496">"Matemática"</text:span><text:span text:style-name="T465">, </text:span><text:span text:style-name="T496">"PHP"</text:span><text:span text:style-name="T465">, </text:span><text:span text:style-name="T510">$frase</text:span><text:span text:style-name="T465">);<text:line-break/></text:span><text:span text:style-name="T521">//imprime "Gosto de estudar PHP"</text:span><text:span text:style-name="T518"><text:line-break/></text:span><text:span text:style-name="Source_20_Text"><text:span text:style-name="T375">A função </text:span></text:span><text:span text:style-name="Source_20_Text"><text:span text:style-name="T407">str_ireplace()</text:span></text:span><text:span text:style-name="Source_20_Text"><text:span text:style-name="T375"> ignora caixa alta (maiúsculas).</text:span></text:span></text:p>
        </text:list-item>
      </text:list>
      <text:h text:style-name="P171" text:outline-level="1">Aula 18 e 19 – Vetores e Matrizes</text:h>
      <text:p text:style-name="P156"/>
      <text:p text:style-name="P151"><text:span text:style-name="Source_20_Text"><text:span text:style-name="T164">O </text:span></text:span><text:span text:style-name="Source_20_Text"><text:span text:style-name="T169">índice</text:span></text:span><text:span text:style-name="Source_20_Text"><text:span text:style-name="T164"> de variáveis composta começa em </text:span></text:span><text:span text:style-name="Source_20_Text"><text:span text:style-name="T170">zero</text:span></text:span><text:span text:style-name="Source_20_Text"><text:span text:style-name="T164"> (0).</text:span></text:span></text:p>
      <text:p text:style-name="P152"><text:span text:style-name="Source_20_Text"><text:span text:style-name="T164">No PHP, não há declaração do tipo da variável, sejam elas simples ou compostas </text:span></text:span><text:span text:style-name="Source_20_Text"><text:span text:style-name="T165">(vetores)</text:span></text:span><text:span text:style-name="Source_20_Text"><text:span text:style-name="T164"> </text:span></text:span><text:span text:style-name="Source_20_Text"><text:span text:style-name="T166">pois a linguagem é dinâmica </text:span></text:span><text:span text:style-name="Source_20_Text"><text:span text:style-name="T167">e fracamente tipada</text:span></text:span><text:span text:style-name="Source_20_Text"><text:span text:style-name="T166">.</text:span></text:span></text:p>
      <text:p text:style-name="P155"><text:span text:style-name="Source_20_Text"><text:span text:style-name="T164">N</text:span></text:span><text:span text:style-name="Source_20_Text"><text:span text:style-name="T165">o PHP</text:span></text:span><text:span text:style-name="Source_20_Text"><text:span text:style-name="T164">, os </text:span></text:span><text:span text:style-name="Source_20_Text"><text:span text:style-name="T170">vetores são dinâmicos</text:span></text:span><text:span text:style-name="Source_20_Text"><text:span text:style-name="T164">, ou seja, alocam apenas o espaço de memória necessário para abrigar os dados pois um novo índice é criado a cada nova variável, portanto </text:span></text:span><text:span text:style-name="Source_20_Text"><text:span text:style-name="T170">não há necessidade de declarar o tamanho do vetor</text:span></text:span><text:span text:style-name="Source_20_Text"><text:span text:style-name="T164">, </text:span></text:span><text:span text:style-name="Source_20_Text"><text:span text:style-name="T168">diferente do Java</text:span></text:span><text:span text:style-name="Source_20_Text"><text:span text:style-name="T164">.</text:span></text:span></text:p>
      <text:p text:style-name="P153"><text:span text:style-name="Source_20_Text"><text:span text:style-name="T164">No PHP, as variáveis compostas são </text:span></text:span><text:span text:style-name="Source_20_Text"><text:span text:style-name="T171">heterogêneas</text:span></text:span><text:span text:style-name="Source_20_Text"><text:span text:style-name="T164">, isto é, um mesmo vetor aceita tipos diferentes de variáveis.</text:span></text:span><text:span text:style-name="T161"><text:line-break/></text:span></text:p>
      <text:p text:style-name="P153"><text:span text:style-name="Source_20_Text"><text:span text:style-name="T164">$</text:span></text:span><text:span text:style-name="Source_20_Text"><text:span text:style-name="T594">vetor[] = 7;</text:span></text:span><text:span text:style-name="Source_20_Text"><text:span text:style-name="T164"><text:tab/>cria uma nova posição, </text:span></text:span><text:span text:style-name="Source_20_Text"><text:span text:style-name="T170">no final do vetor</text:span></text:span><text:span text:style-name="Source_20_Text"><text:span text:style-name="T164">, com o valor 7.</text:span></text:span></text:p>
      <text:p text:style-name="P154"><text:span text:style-name="T481">count</text:span><text:span text:style-name="T464">();</text:span><text:span text:style-name="T163"> </text:span><text:span text:style-name="Source_20_Text"><text:span text:style-name="T164">calcula a quantidade de elementos.</text:span></text:span></text:p>
      <text:p text:style-name="P154"><text:span text:style-name="Source_20_Text"><text:span text:style-name="T164"/></text:span></text:p>
      <text:h text:style-name="P174" text:outline-level="3">Criando vetores:</text:h>
      <text:p text:style-name="P14"><text:span text:style-name="Source_20_Text"><text:span text:style-name="T130">Para criar vetores utilize a palavra reservada </text:span></text:span><text:span text:style-name="Source_20_Text"><text:span text:style-name="T560">array</text:span></text:span><text:span text:style-name="Source_20_Text"><text:span text:style-name="T561">()</text:span></text:span></text:p>
      <text:p text:style-name="P49"><draw:frame draw:style-name="fr2" draw:name="Figura28" text:anchor-type="paragraph" svg:x="3.877cm" svg:y="0.36cm" svg:width="9.945cm" svg:height="5.205cm" draw:z-index="36"><draw:image xlink:href="Pictures/10000001000001F10000010193FFEE668369FEF6.png" xlink:type="simple" xlink:show="embed" xlink:actuate="onLoad" draw:mime-type="image/png"/></draw:frame></text:p>
      <text:p text:style-name="P49"><draw:frame draw:style-name="fr2" draw:name="Figura30" text:anchor-type="paragraph" svg:x="3.822cm" svg:y="5.151cm" svg:width="9.992cm" svg:height="6.556cm" draw:z-index="26"><draw:image xlink:href="Pictures/100000010000017D000000FA8B63216EF962C36A.png" xlink:type="simple" xlink:show="embed" xlink:actuate="onLoad" draw:mime-type="image/png"/></draw:frame></text:p>
      <text:p text:style-name="P71"><text:span text:style-name="T384">Iteração</text:span><text:span text:style-name="T193"> foreach()</text:span><text:span text:style-name="T196">{}</text:span>: <text:span text:style-name="T542">percorre todos os elementos do vetor. Exemplo:</text:span></text:p>
      <text:p text:style-name="P158"><text:span text:style-name="T539">foreach</text:span><text:span text:style-name="T542"> (</text:span><text:span text:style-name="T503">$c</text:span><text:span text:style-name="T542"> as </text:span><text:span text:style-name="T503">$valor</text:span><text:span text:style-name="T542">) { </text:span><text:span text:style-name="T515">//"Para cada elemento do </text:span><text:span text:style-name="T524">vetor</text:span><text:span text:style-name="T515"> $c<text:tab/><text:line-break/>tratado como </text:span><text:span text:style-name="T524">$valor</text:span><text:span text:style-name="T515">, faça:"</text:span></text:p>
      <text:p text:style-name="P163"/>
      <text:p text:style-name="P163"><draw:frame draw:style-name="fr3" draw:name="Figura31" text:anchor-type="paragraph" svg:x="3.768cm" svg:y="0.492cm" svg:width="9.745cm" svg:height="5.736cm" draw:z-index="27"><draw:image xlink:href="Pictures/10000001000001D10000010609EE438007EA0A41.png" xlink:type="simple" xlink:show="embed" xlink:actuate="onLoad" draw:mime-type="image/png"/></draw:frame></text:p>
      <text:p text:style-name="P163"/>
      <text:p text:style-name="P163"/>
      <text:p text:style-name="P52"/>
      <text:p text:style-name="P52"/>
      <text:p text:style-name="P52"/>
      <text:p text:style-name="P52"/>
      <text:p text:style-name="P52"/>
      <text:p text:style-name="P52"/>
      <text:p text:style-name="P52"><text:line-break/>Não confundir com <text:span text:style-name="T572">função flecha</text:span> do Javascript</text:p>
      <text:p text:style-name="P49"><draw:frame draw:style-name="fr2" draw:name="Figura33" text:anchor-type="paragraph" svg:x="3.965cm" svg:y="0.161cm" svg:width="9.306cm" svg:height="6.175cm" draw:z-index="28"><draw:image xlink:href="Pictures/10000000000001AC0000011C9E9083D1C8099B78.png" xlink:type="simple" xlink:show="embed" xlink:actuate="onLoad" draw:mime-type="image/png"/></draw:frame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2" draw:name="Figura34" text:anchor-type="paragraph" svg:x="4.075cm" svg:y="0.113cm" svg:width="9.262cm" svg:height="5.667cm" draw:z-index="29"><draw:image xlink:href="Pictures/10000000000001F900000135AB9B139EE40D3360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>Explicando o foreach: <text:span text:style-name="T628">“Para cada elemento do vetor </text:span><text:span text:style-name="T603">`$cad`</text:span><text:span text:style-name="T628">, nomeado como </text:span><text:span text:style-name="T603">`$campo`</text:span><text:span text:style-name="T628">, associado ao conteúdo </text:span><text:span text:style-name="T603">`$valor`</text:span><text:span text:style-name="T628">, imprima...”</text:span></text:p>
      <text:p text:style-name="P51"><draw:frame draw:style-name="fr2" draw:name="Figura35" text:anchor-type="paragraph" svg:x="4.904cm" svg:y="0.256cm" svg:width="10.555cm" svg:height="5.124cm" draw:z-index="30"><draw:image xlink:href="Pictures/100000000000022200000109205442D0D5D8C97F.jpg" xlink:type="simple" xlink:show="embed" xlink:actuate="onLoad" draw:mime-type="image/jpeg"/></draw:frame></text:p>
      <text:p text:style-name="P56"/>
      <text:p text:style-name="P56">Tecnicamente, não existem matrizes dentro do PHP, mas dá para contornar isso, trabalhando com vetores dentro de vetores.</text:p>
      <text:p text:style-name="P50"/>
      <text:p text:style-name="P50"/>
      <text:p text:style-name="P50"/>
      <text:p text:style-name="P50"/>
      <text:p text:style-name="P57"><draw:frame draw:style-name="fr2" draw:name="Figura29" text:anchor-type="paragraph" svg:x="1.404cm" svg:y="0.127cm" svg:width="14.152cm" svg:height="5.179cm" draw:z-index="31"><draw:image xlink:href="Pictures/1000000000000217000000DEAA20EEC8709BD907.jpg" xlink:type="simple" xlink:show="embed" xlink:actuate="onLoad" draw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list xml:id="list2414194817" text:style-name="L12">
        <text:list-item>
          <text:p text:style-name="P184"><text:span text:style-name="T501">$vetor</text:span><text:span text:style-name="T538">[] = </text:span><text:span text:style-name="T527">7</text:span><text:span text:style-name="T538">;             <text:tab/><text:tab/><text:tab/><text:tab/><text:tab/><text:tab/></text:span><text:span text:style-name="T514"><text:tab/><text:tab/></text:span></text:p>
        </text:list-item>
        <text:list-item>
          <text:p text:style-name="P184"><text:span text:style-name="T469">array_push</text:span><text:span text:style-name="T537">(</text:span><text:span text:style-name="T499">$vetor</text:span><text:span text:style-name="T537">, </text:span><text:span text:style-name="T526">7</text:span><text:span text:style-name="T537">);    </text:span><text:span text:style-name="T513">//adiciona elemento no final<text:tab/><text:tab/></text:span></text:p>
        </text:list-item>
        <text:list-item>
          <text:p text:style-name="P184"><text:span text:style-name="T469">array_unshift</text:span><text:span text:style-name="T537">(</text:span><text:span text:style-name="T499">$vetor</text:span><text:span text:style-name="T537">, </text:span><text:span text:style-name="T526">7</text:span><text:span text:style-name="T537">); </text:span><text:span text:style-name="T513">//adiciona elemento no início<text:tab/><text:tab/></text:span></text:p>
        </text:list-item>
        <text:list-item>
          <text:p text:style-name="P184"><text:span text:style-name="T469">array_shift</text:span><text:span text:style-name="T537">(</text:span><text:span text:style-name="T499">$vetor</text:span><text:span text:style-name="T537">);      </text:span><text:span text:style-name="T513">//elimina elemento no início<text:tab/><text:tab/></text:span></text:p>
        </text:list-item>
        <text:list-item>
          <text:p text:style-name="P184"><text:span text:style-name="T469">array_pop</text:span><text:span text:style-name="T537">(</text:span><text:span text:style-name="T499">$vetor</text:span><text:span text:style-name="T537">);        </text:span><text:span text:style-name="T513">//elimina elemento no final<text:tab/><text:tab/><text:tab/></text:span></text:p>
        </text:list-item>
        <text:list-item>
          <text:p text:style-name="P184"><text:span text:style-name="T469">unset</text:span><text:span text:style-name="T537">(</text:span><text:span text:style-name="T499">$vetor</text:span><text:span text:style-name="T537">[</text:span><text:span text:style-name="T526">1</text:span><text:span text:style-name="T537">]);         </text:span><text:span text:style-name="T513">//elimina elemento no índice especificado</text:span></text:p>
        </text:list-item>
      </text:list>
      <text:p text:style-name="P104"/>
      <text:p text:style-name="P146"><text:span text:style-name="T181">Função para </text:span><text:span text:style-name="T21">ordenação de valores:</text:span></text:p>
      <text:p text:style-name="P140"><text:span text:style-name="T482">sort</text:span><text:span text:style-name="T465">(</text:span><text:span text:style-name="T510">$vet</text:span><text:span text:style-name="T465">);</text:span> <text:span text:style-name="T621">ordena crescente o vetor e, consequentemente, </text:span><text:span text:style-name="T13">troca</text:span><text:span text:style-name="T623"> os índices dos valores.</text:span></text:p>
      <text:p text:style-name="P141"><text:span text:style-name="T483">rsort</text:span><text:span text:style-name="T466">(</text:span><text:span text:style-name="T511">$vet</text:span><text:span text:style-name="T466">);</text:span><text:span text:style-name="T604"> </text:span><text:span text:style-name="T623">ordena decrescente o vetor, ou seja, de forma </text:span><text:span text:style-name="T486">r</text:span><text:span text:style-name="T622">eversa.</text:span></text:p>
      <text:p text:style-name="P142"><text:span text:style-name="T483">a</text:span><text:span text:style-name="T484">sort</text:span><text:span text:style-name="T467">(</text:span><text:span text:style-name="T512">$vet</text:span><text:span text:style-name="T467">);</text:span><text:span text:style-name="T621"> ordena de forma crescente e</text:span><text:span text:style-name="T37"> </text:span><text:span text:style-name="T14">mantém a </text:span><text:span text:style-name="T487">a</text:span><text:span text:style-name="T14">ssociação</text:span><text:span text:style-name="T37"> de chave:valor</text:span><text:span text:style-name="T621">.</text:span></text:p>
      <text:p text:style-name="P142"><text:span text:style-name="T483">a</text:span><text:span text:style-name="T482">rsort</text:span><text:span text:style-name="T465">(</text:span><text:span text:style-name="T510">$vet</text:span><text:span text:style-name="T465">);</text:span> <text:span text:style-name="T621">ordena de forma </text:span><text:span text:style-name="T475">r</text:span><text:span text:style-name="T621">eversa e </text:span><text:span text:style-name="T476">a</text:span><text:span text:style-name="T623">ssociativa(decrescente).</text:span></text:p>
      <text:p text:style-name="P143"><text:span text:style-name="T483">k</text:span><text:span text:style-name="T484">sort</text:span><text:span text:style-name="T467">(</text:span><text:span text:style-name="T512">$vet</text:span><text:span text:style-name="T467">);</text:span><text:span text:style-name="T621"> ordena de forma crescente </text:span><text:span text:style-name="T38">pelo índice/chaves/</text:span><text:span text:style-name="T487">k</text:span><text:span text:style-name="T15">eys</text:span><text:span text:style-name="T621">.</text:span></text:p>
      <text:p text:style-name="P92"><text:span text:style-name="T483">k</text:span><text:span text:style-name="T485">r</text:span><text:span text:style-name="T484">sort</text:span><text:span text:style-name="T467">(</text:span><text:span text:style-name="T512">$vet</text:span><text:span text:style-name="T467">);</text:span><text:span text:style-name="T177"> ordena </text:span><text:span text:style-name="T77">de maneira </text:span><text:span text:style-name="T474">r</text:span><text:span text:style-name="T77">eversa</text:span><text:span text:style-name="T78"> </text:span><text:span text:style-name="T77">e </text:span><text:span text:style-name="T178">através das </text:span><text:span text:style-name="T473">k</text:span><text:span text:style-name="T77">eys</text:span></text:p>
      <text:p text:style-name="P132"/>
      <text:p text:style-name="P90"><draw:frame draw:style-name="fr2" draw:name="Figura37" text:anchor-type="paragraph" svg:x="8.992cm" svg:y="0.132cm" svg:width="8.615cm" svg:height="3.618cm" draw:z-index="33"><draw:image xlink:href="Pictures/1000000000000245000000F42E08EFD28F716C9F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2F4CD5EA87E7C3B3.jpg" xlink:type="simple" xlink:show="embed" xlink:actuate="onLoad" draw:mime-type="image/jpeg"/></draw:frame></text:p>
      <text:p text:style-name="P88"/>
      <text:p text:style-name="P88"/>
      <text:p text:style-name="P88"/>
      <text:p text:style-name="P88"/>
      <text:p text:style-name="P88"/>
      <text:p text:style-name="P88"><text:line-break/></text:p>
      <text:p text:style-name="P59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58"/>
      <text:p text:style-name="P89"/>
      <text:p text:style-name="P91"><draw:frame draw:style-name="fr2" draw:name="Figura38" text:anchor-type="paragraph" svg:x="0.106cm" svg:y="0.111cm" svg:width="8.497cm" svg:height="3.563cm" draw:z-index="34"><draw:image xlink:href="Pictures/1000000000000246000000F4B81BC9BD44BA5F29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9E68A74EDBEE15E3.jpg" xlink:type="simple" xlink:show="embed" xlink:actuate="onLoad" draw:mime-type="image/jpeg"/></draw:frame></text:p>
      <text:p text:style-name="P91"/>
      <text:p text:style-name="P122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0">V</text:span><text:span text:style-name="T21">ariáveis de</text:span> <text:span text:style-name="T30">S</text:span><text:span text:style-name="T21">essão</text:span>:<text:line-break/><text:span text:style-name="T629">A</text:span> variável superglobal <text:span text:style-name="T552">$_SESSION</text:span> é um array associativo que contém variáveis de sessão que ficam disponíveis para o script atual e para as próximas páginas acessadas por um usuário.</text:p>
      <text:p text:style-name="P112"/>
      <text:p text:style-name="P112"><text:span text:style-name="T2">Aplicação</text:span>: armazenar variável que se mantenha durante o acesso de várias páginas de um site.</text:p>
      <text:p text:style-name="P112"/>
      <text:p text:style-name="P112"><text:span text:style-name="T629">A</text:span>s variáveis de sessão correspondem a um dos possíveis itens das chamadas <text:span text:style-name="T2">variáveis superglobais</text:span>.</text:p>
      <text:p text:style-name="P112"><text:line-break/><text:span text:style-name="T629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112"/>
      <text:list xml:id="list3422064867" text:style-name="L13">
        <text:list-item>
          <text:p text:style-name="P183">$GLOBALS</text:p>
        </text:list-item>
        <text:list-item>
          <text:p text:style-name="P183">$_SERVER</text:p>
        </text:list-item>
        <text:list-item>
          <text:p text:style-name="P183">$_GET</text:p>
        </text:list-item>
        <text:list-item>
          <text:p text:style-name="P183">$_POST</text:p>
        </text:list-item>
        <text:list-item>
          <text:p text:style-name="P183">$_FILES</text:p>
        </text:list-item>
        <text:list-item>
          <text:p text:style-name="P183">$_COOKIE</text:p>
        </text:list-item>
        <text:list-item>
          <text:p text:style-name="P183">$_SESSION</text:p>
        </text:list-item>
        <text:list-item>
          <text:p text:style-name="P183">$_REQUEST</text:p>
        </text:list-item>
        <text:list-item>
          <text:p text:style-name="P183">$_ENV</text:p>
        </text:list-item>
      </text:list>
      <text:p text:style-name="P111"/>
      <text:p text:style-name="P111"/>
      <text:p text:style-name="P105"><text:span text:style-name="T287">E</text:span><text:span text:style-name="T286">xistem dois tipos de </text:span><text:span text:style-name="T289">objetos</text:span><text:span text:style-name="T286"> que permitem o </text:span><text:span text:style-name="T288">armazenamento de dados localmente</text:span><text:span text:style-name="T286"> no cliente (memória cache):</text:span></text:p>
      <text:list xml:id="list1966617568" text:style-name="L14">
        <text:list-item>
          <text:p text:style-name="P185"><text:span text:style-name="T316">localStorage</text:span><text:span text:style-name="T305">: fica armazenada no computador do cliente (não expira)</text:span></text:p>
        </text:list-item>
        <text:list-item>
          <text:p text:style-name="P185"><text:span text:style-name="T316">sessionStorage</text:span><text:span text:style-name="T305">: e</text:span><text:span text:style-name="T306">x</text:span><text:span text:style-name="T305">pira assim que a aba do navegador é fechada<text:line-break/></text:span></text:p>
        </text:list-item>
      </text:list>
      <text:p text:style-name="P9"><text:span text:style-name="T307">Ao realizar um var_dump() em um objeto da clase DateTime, podem ser apresentados </text:span><text:span text:style-name="T323">3 tipos</text:span><text:span text:style-name="T307"> diferentes de </text:span><text:span text:style-name="T317">timezones</text:span><text:span text:style-name="T307"> na propriedade [</text:span><text:span text:style-name="T304">timezone_type</text:span><text:span text:style-name="T307">]:</text:span></text:p>
      <text:list xml:id="list3181751788" text:style-name="L15">
        <text:list-item>
          <text:p text:style-name="P186"><text:span text:style-name="T317">UTC</text:span><text:span text:style-name="T307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331">.<text:line-break/></text:span><text:span text:style-name="T332">Exemplo: </text:span><text:span text:style-name="T347">new</text:span><text:span text:style-name="T239"> </text:span><text:span text:style-name="T351">DateTime</text:span><text:span text:style-name="T239">(</text:span><text:span text:style-name="T226">"17 July 2013 </text:span><text:span text:style-name="T215">-0300</text:span><text:span text:style-name="T226">"</text:span><text:span text:style-name="T239">);<text:line-break/></text:span><text:span text:style-name="T239"><draw:frame draw:style-name="fr1" draw:name="Figura36" text:anchor-type="as-char" svg:width="8.629cm" svg:height="3.394cm" draw:z-index="38"><draw:image xlink:href="Pictures/100000000000014D000000834D97C11A840877E6.jpg" xlink:type="simple" xlink:show="embed" xlink:actuate="onLoad" draw:mime-type="image/jpeg"/></draw:frame></text:span><text:span text:style-name="T317"><text:line-break/></text:span></text:p>
        </text:list-item>
        <text:list-item>
          <text:p text:style-name="P187"><text:span text:style-name="T317">GMT</text:span><text:span text:style-name="T307">(Greenwich Mean Time ou Tempo Médio de Greenwich)<text:line-break/></text:span><text:span text:style-name="T308">Exemplo: </text:span><text:span text:style-name="T348">new</text:span><text:span text:style-name="T240"> </text:span><text:span text:style-name="T352">DateTime</text:span><text:span text:style-name="T240">(</text:span><text:span text:style-name="T227">"17 July 2013 </text:span><text:span text:style-name="T213">GMT</text:span><text:span text:style-name="T227">"</text:span><text:span text:style-name="T240">);</text:span><text:span text:style-name="T313"> </text:span><text:span text:style-name="T314">ou </text:span><text:span text:style-name="T348">new</text:span><text:span text:style-name="T240"> </text:span><text:span text:style-name="T352">DateTime</text:span><text:span text:style-name="T240">(</text:span><text:span text:style-name="T227">"17 July 2013 </text:span><text:span text:style-name="T214">Z</text:span><text:span text:style-name="T227">"</text:span><text:span text:style-name="T240">);</text:span><text:span text:style-name="T241"> </text:span><text:span text:style-name="T308"><draw:frame draw:style-name="fr1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08"><draw:frame draw:style-name="fr1" draw:name="Figura41" text:anchor-type="as-char" svg:width="6.892cm" svg:height="3.08cm" draw:z-index="40"><draw:image xlink:href="Pictures/100000000000012C00000086569346C128E0CE7B.jpg" xlink:type="simple" xlink:show="embed" xlink:actuate="onLoad" draw:mime-type="image/jpeg"/></draw:frame></text:span></text:p>
          <text:p text:style-name="P182"/>
        </text:list-item>
        <text:list-item>
          <text:p text:style-name="P186"><text:span text:style-name="T308">Identificador do</text:span><text:span text:style-name="T307"> </text:span><text:span text:style-name="T317">Fuso horário</text:span><text:span text:style-name="T307">:<text:line-break/></text:span><text:span text:style-name="T308">Exemplo: </text:span><text:span text:style-name="T348">new</text:span><text:span text:style-name="T240"> </text:span><text:span text:style-name="T352">DateTime</text:span><text:span text:style-name="T240">( </text:span><text:span text:style-name="T227">"17 July 2013"</text:span><text:span text:style-name="T240">, </text:span><text:span text:style-name="T348">new</text:span><text:span text:style-name="T240"> </text:span><text:span text:style-name="T352">DateTimeZone</text:span><text:span text:style-name="T240">(</text:span><text:span text:style-name="T227">"</text:span><text:span text:style-name="T213">Europe/London</text:span><text:span text:style-name="T227">"</text:span><text:span text:style-name="T240">));</text:span><text:span text:style-name="T307"><draw:frame draw:style-name="fr1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113"/>
      <text:p text:style-name="P10"><text:span text:style-name="T307">N</text:span><text:span text:style-name="T309">ota: Quando uma data for apresentada com as letras T e Z, </text:span><text:span text:style-name="T312">e</text:span><text:span text:style-name="T309">xemplo: </text:span><text:span text:style-name="T227">2023-01-31</text:span><text:span text:style-name="T213">T</text:span><text:span text:style-name="T227">16:42:59</text:span><text:span text:style-name="T213">Z</text:span><text:span text:style-name="T309">, </text:span><text:span text:style-name="T312">s</text:span><text:span text:style-name="T309">ignifica que ela está adequada à norma ISO 8601 (padrão UTC). A letra </text:span><text:span text:style-name="T318">Z</text:span><text:span text:style-name="T309"> é o designador de zona para o deslocamento </text:span><text:span text:style-name="T324">zero</text:span><text:span text:style-name="T309"> do UTC </text:span><text:span text:style-name="T312">(</text:span><text:span text:style-name="T309">meridiano de Greenwich</text:span><text:span text:style-name="T312">)</text:span><text:span text:style-name="T309">, ou seja, </text:span><text:span text:style-name="T312">o fuso horário zero</text:span><text:span text:style-name="T309">, também conhecido como "</text:span><text:span text:style-name="T325">Zulu time</text:span><text:span text:style-name="T309">" </text:span><text:span text:style-name="T312">pelos militares</text:span><text:span text:style-name="T309">.<text:line-break/></text:span></text:p>
      <text:p text:style-name="P114">Modificar timezone para padrão ISO8601:</text:p>
      <text:p text:style-name="P166"><text:span text:style-name="Source_20_Text"><text:span text:style-name="T232">$date</text:span></text:span><text:span text:style-name="Source_20_Text"><text:span text:style-name="T237">-&gt;</text:span></text:span><text:span text:style-name="Source_20_Text"><text:span text:style-name="T218">setTimezone</text:span></text:span><text:span text:style-name="Source_20_Text"><text:span text:style-name="T237">(</text:span></text:span><text:span text:style-name="Source_20_Text"><text:span text:style-name="T350">new</text:span></text:span><text:span text:style-name="Source_20_Text"><text:span text:style-name="T237"> </text:span></text:span><text:span text:style-name="Source_20_Text"><text:span text:style-name="T354">DateTimeZone</text:span></text:span><text:span text:style-name="Source_20_Text"><text:span text:style-name="T237">(</text:span></text:span><text:span text:style-name="Source_20_Text"><text:span text:style-name="T224">'</text:span></text:span><text:span text:style-name="Source_20_Text"><text:span text:style-name="T225">UTC</text:span></text:span><text:span text:style-name="Source_20_Text"><text:span text:style-name="T224">'</text:span></text:span><text:span text:style-name="Source_20_Text"><text:span text:style-name="T237">));</text:span></text:span></text:p>
      <text:p text:style-name="P165"><text:span text:style-name="Source_20_Text"><text:span text:style-name="T333"/></text:span></text:p>
      <text:p text:style-name="P165"><text:span text:style-name="Source_20_Text"><text:span text:style-name="T310">Modificar timezone para </text:span></text:span><text:span text:style-name="Source_20_Text"><text:span text:style-name="T311">nossa</text:span></text:span><text:span text:style-name="Source_20_Text"><text:span text:style-name="T310"> região:</text:span></text:span></text:p>
      <text:p text:style-name="P167"><text:span text:style-name="T234">$date</text:span><text:span text:style-name="T242">-&gt;</text:span><text:span text:style-name="T219">setTimezone</text:span><text:span text:style-name="T242">(</text:span><text:span text:style-name="T349">new</text:span><text:span text:style-name="T242"> </text:span><text:span text:style-name="T353">DateTimeZone</text:span><text:span text:style-name="T242">(</text:span><text:span text:style-name="T228">'America/Sao_Paulo'</text:span><text:span text:style-name="T242">));</text:span></text:p>
      <text:p text:style-name="P116"/>
      <text:p text:style-name="P117">Converter data UTC para fuso horário brasileiro:</text:p>
      <text:p text:style-name="P168"><text:span text:style-name="T497">$objData</text:span><text:span text:style-name="T449"> = </text:span><text:span text:style-name="T533">new</text:span><text:span text:style-name="T449"> </text:span><text:span text:style-name="T633">DateTime</text:span><text:span text:style-name="T449">(</text:span><text:span text:style-name="T488">"2023-05-18 14:00:00"</text:span><text:span text:style-name="T449">, </text:span><text:span text:style-name="T533">new</text:span><text:span text:style-name="T449"> </text:span><text:span text:style-name="T633">DateTimeZone</text:span><text:span text:style-name="T449">(</text:span><text:span text:style-name="T488">'UTC'</text:span><text:span text:style-name="T449">));<text:tab/></text:span></text:p>
      <text:p text:style-name="P168"><text:span text:style-name="T468">date_default_timezone_set</text:span><text:span text:style-name="T449">(</text:span><text:span text:style-name="T488">'America/Sao_Paulo'</text:span><text:span text:style-name="T449">);<text:tab/><text:tab/><text:tab/><text:tab/><text:tab/></text:span></text:p>
      <text:p text:style-name="P169"><text:span text:style-name="T502">$objData</text:span><text:span text:style-name="T452">-&gt;</text:span><text:span text:style-name="T471">setTimezone</text:span><text:span text:style-name="T452">(</text:span><text:span text:style-name="T535">new</text:span><text:span text:style-name="T452"> </text:span><text:span text:style-name="T634">DateTimeZone</text:span><text:span text:style-name="T452">(</text:span><text:span text:style-name="T471">date_default_timezone_get</text:span><text:span text:style-name="T452">()));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5-18T15:32:10.725000000</dc:date>
    <meta:editing-duration>P1DT14H11M24S</meta:editing-duration>
    <meta:editing-cycles>108</meta:editing-cycles>
    <meta:document-statistic meta:table-count="0" meta:image-count="41" meta:object-count="0" meta:page-count="24" meta:paragraph-count="228" meta:word-count="3702" meta:character-count="23644" meta:non-whitespace-character-count="20110"/>
  </office:meta>
</office:document-meta>
</file>